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8.31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63.11pt"/>
    </style:style>
    <style:style style:name="co5" style:family="table-column">
      <style:table-column-properties fo:break-before="auto" style:column-width="67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_Bayes_cred_delta_200_40_100_15" table:style-name="ta1">
        <table:shapes>
          <draw:frame draw:z-index="0" draw:style-name="gr1" draw:text-style-name="P1" svg:width="453.74pt" svg:height="426.93pt" svg:x="418.62pt" svg:y="33.87pt">
            <loext:p draw:notify-on-update-of-ranges="_Bayes_cred_delta_200_40_100_15.A2:_Bayes_cred_delta_200_40_100_15.A100 _Bayes_cred_delta_200_40_100_15.B1:_Bayes_cred_delta_200_40_100_15.B1 _Bayes_cred_delta_200_40_100_15.B2:_Bayes_cred_delta_200_40_100_15.B100 _Bayes_cred_delta_200_40_100_15.A2:_Bayes_cred_delta_200_40_100_15.A100 _Bayes_cred_delta_200_40_100_15.D1:_Bayes_cred_delta_200_40_100_15.D1 _Bayes_cred_delta_200_40_100_15.D2:_Bayes_cred_delta_200_40_100_15.D1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71pt" svg:height="458.53pt" svg:x="473.22pt" svg:y="492.43pt">
            <loext:p draw:notify-on-update-of-ranges="_Bayes_cred_delta_200_40_100_15.B2:_Bayes_cred_delta_200_40_100_15.B100 _Bayes_cred_delta_200_40_100_15.C1:_Bayes_cred_delta_200_40_100_15.C1 _Bayes_cred_delta_200_40_100_15.C2:_Bayes_cred_delta_200_40_100_15.C100 _Bayes_cred_delta_200_40_100_15.B2:_Bayes_cred_delta_200_40_100_15.B100 _Bayes_cred_delta_200_40_100_15.E1:_Bayes_cred_delta_200_40_100_15.E1 _Bayes_cred_delta_200_40_100_15.E2:_Bayes_cred_delta_200_40_100_15.E1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ayes_cred_pct_delta</text:p>
          </table:table-cell>
          <table:table-cell office:value-type="string" calcext:value-type="string">
            <text:p><text:s/>DELTA</text:p>
          </table:table-cell>
          <table:table-cell office:value-type="string" calcext:value-type="string">
            <text:p>expected_return</text:p>
          </table:table-cell>
          <table:table-cell office:value-type="string" calcext:value-type="string">
            <text:p>business equivalence (0.02 @ 65%)</text:p>
          </table:table-cell>
          <table:table-cell office:value-type="string" calcext:value-type="string">
            <text:p>delta_threshold</text:p>
          </table:table-cell>
        </table:table-row>
        <table:table-row table:style-name="ro1">
          <table:table-cell office:value-type="float" office:value="98.5625938403" calcext:value-type="float">
            <text:p>98.5625938403</text:p>
          </table:table-cell>
          <table:table-cell office:value-type="float" office:value="-0.0600147143417" calcext:value-type="float">
            <text:p>-0.0600147143</text:p>
          </table:table-cell>
          <table:table-cell table:formula="of:=[.A2]*[.B2]/100" office:value-type="float" office:value="-0.059152059141026" calcext:value-type="float">
            <text:p>-0.0591520591</text:p>
          </table:table-cell>
          <table:table-cell table:formula="of:=(0.02*65)/[.A2]" office:value-type="float" office:value="0.013189587949627" calcext:value-type="float">
            <text:p>0.0131895879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97.5030948966" calcext:value-type="float">
            <text:p>97.5030948966</text:p>
          </table:table-cell>
          <table:table-cell office:value-type="float" office:value="-0.0475794203328" calcext:value-type="float">
            <text:p>-0.0475794203</text:p>
          </table:table-cell>
          <table:table-cell table:formula="of:=[.A3]*[.B3]/100" office:value-type="float" office:value="-0.0463914073583422" calcext:value-type="float">
            <text:p>-0.0463914074</text:p>
          </table:table-cell>
          <table:table-cell table:formula="of:=(0.02*65)/[.A3]" office:value-type="float" office:value="0.0133329101130443" calcext:value-type="float">
            <text:p>0.0133329101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96.4865255851" calcext:value-type="float">
            <text:p>96.4865255851</text:p>
          </table:table-cell>
          <table:table-cell office:value-type="float" office:value="-0.0396896249724" calcext:value-type="float">
            <text:p>-0.039689625</text:p>
          </table:table-cell>
          <table:table-cell table:formula="of:=[.A4]*[.B4]/100" office:value-type="float" office:value="-0.038295140153625" calcext:value-type="float">
            <text:p>-0.0382951402</text:p>
          </table:table-cell>
          <table:table-cell table:formula="of:=(0.02*65)/[.A4]" office:value-type="float" office:value="0.0134733838960075" calcext:value-type="float">
            <text:p>0.0134733839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95.492114613" calcext:value-type="float">
            <text:p>95.492114613</text:p>
          </table:table-cell>
          <table:table-cell office:value-type="float" office:value="-0.0337544392553" calcext:value-type="float">
            <text:p>-0.0337544393</text:p>
          </table:table-cell>
          <table:table-cell table:formula="of:=[.A5]*[.B5]/100" office:value-type="float" office:value="-0.0322328278206465" calcext:value-type="float">
            <text:p>-0.0322328278</text:p>
          </table:table-cell>
          <table:table-cell table:formula="of:=(0.02*65)/[.A5]" office:value-type="float" office:value="0.0136136895205274" calcext:value-type="float">
            <text:p>0.0136136895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94.5112739567" calcext:value-type="float">
            <text:p>94.5112739567</text:p>
          </table:table-cell>
          <table:table-cell office:value-type="float" office:value="-0.0289266235362" calcext:value-type="float">
            <text:p>-0.0289266235</text:p>
          </table:table-cell>
          <table:table-cell table:formula="of:=[.A6]*[.B6]/100" office:value-type="float" office:value="-0.0273389204167212" calcext:value-type="float">
            <text:p>-0.0273389204</text:p>
          </table:table-cell>
          <table:table-cell table:formula="of:=(0.02*65)/[.A6]" office:value-type="float" office:value="0.0137549727728312" calcext:value-type="float">
            <text:p>0.0137549728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93.5394406687" calcext:value-type="float">
            <text:p>93.5394406687</text:p>
          </table:table-cell>
          <table:table-cell office:value-type="float" office:value="-0.0248173940929" calcext:value-type="float">
            <text:p>-0.0248173941</text:p>
          </table:table-cell>
          <table:table-cell table:formula="of:=[.A7]*[.B7]/100" office:value-type="float" office:value="-0.0232140516230457" calcext:value-type="float">
            <text:p>-0.0232140516</text:p>
          </table:table-cell>
          <table:table-cell table:formula="of:=(0.02*65)/[.A7]" office:value-type="float" office:value="0.0138978808372863" calcext:value-type="float">
            <text:p>0.0138978808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92.5738464849" calcext:value-type="float">
            <text:p>92.5738464849</text:p>
          </table:table-cell>
          <table:table-cell office:value-type="float" office:value="-0.0212144037414" calcext:value-type="float">
            <text:p>-0.0212144037</text:p>
          </table:table-cell>
          <table:table-cell table:formula="of:=[.A8]*[.B8]/100" office:value-type="float" office:value="-0.0196389895522505" calcext:value-type="float">
            <text:p>-0.0196389896</text:p>
          </table:table-cell>
          <table:table-cell table:formula="of:=(0.02*65)/[.A8]" office:value-type="float" office:value="0.0140428430854069" calcext:value-type="float">
            <text:p>0.0140428431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91.6126652007" calcext:value-type="float">
            <text:p>91.6126652007</text:p>
          </table:table-cell>
          <table:table-cell office:value-type="float" office:value="-0.0179883556152" calcext:value-type="float">
            <text:p>-0.0179883556</text:p>
          </table:table-cell>
          <table:table-cell table:formula="of:=[.A9]*[.B9]/100" office:value-type="float" office:value="-0.0164796120048645" calcext:value-type="float">
            <text:p>-0.016479612</text:p>
          </table:table-cell>
          <table:table-cell table:formula="of:=(0.02*65)/[.A9]" office:value-type="float" office:value="0.014190177713442" calcext:value-type="float">
            <text:p>0.0141901777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90.654619998" calcext:value-type="float">
            <text:p>90.654619998</text:p>
          </table:table-cell>
          <table:table-cell office:value-type="float" office:value="-0.015054393915" calcext:value-type="float">
            <text:p>-0.0150543939</text:p>
          </table:table-cell>
          <table:table-cell table:formula="of:=[.A10]*[.B10]/100" office:value-type="float" office:value="-0.0136475035966453" calcext:value-type="float">
            <text:p>-0.0136475036</text:p>
          </table:table-cell>
          <table:table-cell table:formula="of:=(0.02*65)/[.A10]" office:value-type="float" office:value="0.0143401406351787" calcext:value-type="float">
            <text:p>0.0143401406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89.6987791296" calcext:value-type="float">
            <text:p>89.6987791296</text:p>
          </table:table-cell>
          <table:table-cell office:value-type="float" office:value="-0.0123536773623" calcext:value-type="float">
            <text:p>-0.0123536774</text:p>
          </table:table-cell>
          <table:table-cell table:formula="of:=[.A11]*[.B11]/100" office:value-type="float" office:value="-0.0110810977715929" calcext:value-type="float">
            <text:p>-0.0110810978</text:p>
          </table:table-cell>
          <table:table-cell table:formula="of:=(0.02*65)/[.A11]" office:value-type="float" office:value="0.0144929508808778" calcext:value-type="float">
            <text:p>0.0144929509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88.7444399367" calcext:value-type="float">
            <text:p>88.7444399367</text:p>
          </table:table-cell>
          <table:table-cell office:value-type="float" office:value="-0.00984364315777" calcext:value-type="float">
            <text:p>-0.0098436432</text:p>
          </table:table-cell>
          <table:table-cell table:formula="of:=[.A12]*[.B12]/100" office:value-type="float" office:value="-0.00873568598973028" calcext:value-type="float">
            <text:p>-0.008735686</text:p>
          </table:table-cell>
          <table:table-cell table:formula="of:=(0.02*65)/[.A12]" office:value-type="float" office:value="0.01464880505108" calcext:value-type="float">
            <text:p>0.0146488051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87.7910585397" calcext:value-type="float">
            <text:p>87.7910585397</text:p>
          </table:table-cell>
          <table:table-cell office:value-type="float" office:value="-0.0074924545879" calcext:value-type="float">
            <text:p>-0.0074924546</text:p>
          </table:table-cell>
          <table:table-cell table:formula="of:=[.A13]*[.B13]/100" office:value-type="float" office:value="-0.00657770519332373" calcext:value-type="float">
            <text:p>-0.0065777052</text:p>
          </table:table-cell>
          <table:table-cell table:formula="of:=(0.02*65)/[.A13]" office:value-type="float" office:value="0.0148078861517785" calcext:value-type="float">
            <text:p>0.0148078862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86.838204968" calcext:value-type="float">
            <text:p>86.838204968</text:p>
          </table:table-cell>
          <table:table-cell office:value-type="float" office:value="-0.00527564000524" calcext:value-type="float">
            <text:p>-0.00527564</text:p>
          </table:table-cell>
          <table:table-cell table:formula="of:=[.A14]*[.B14]/100" office:value-type="float" office:value="-0.00458127108112412" calcext:value-type="float">
            <text:p>-0.0045812711</text:p>
          </table:table-cell>
          <table:table-cell table:formula="of:=(0.02*65)/[.A14]" office:value-type="float" office:value="0.0149703693262551" calcext:value-type="float">
            <text:p>0.0149703693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85.8855333128" calcext:value-type="float">
            <text:p>85.8855333128</text:p>
          </table:table-cell>
          <table:table-cell office:value-type="float" office:value="-0.00317395838138" calcext:value-type="float">
            <text:p>-0.0031739584</text:p>
          </table:table-cell>
          <table:table-cell table:formula="of:=[.A15]*[.B15]/100" office:value-type="float" office:value="-0.00272597108297453" calcext:value-type="float">
            <text:p>-0.0027259711</text:p>
          </table:table-cell>
          <table:table-cell table:formula="of:=(0.02*65)/[.A15]" office:value-type="float" office:value="0.0151364257734225" calcext:value-type="float">
            <text:p>0.0151364258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84.9327611824" calcext:value-type="float">
            <text:p>84.9327611824</text:p>
          </table:table-cell>
          <table:table-cell office:value-type="float" office:value="-0.00117198925899" calcext:value-type="float">
            <text:p>-0.0011719893</text:p>
          </table:table-cell>
          <table:table-cell table:formula="of:=[.A16]*[.B16]/100" office:value-type="float" office:value="-0.000995402838421356" calcext:value-type="float">
            <text:p>-0.0009954028</text:p>
          </table:table-cell>
          <table:table-cell table:formula="of:=(0.02*65)/[.A16]" office:value-type="float" office:value="0.0153062255589235" calcext:value-type="float">
            <text:p>0.0153062256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83.9796551516" calcext:value-type="float">
            <text:p>83.9796551516</text:p>
          </table:table-cell>
          <table:table-cell office:value-type="float" office:value="0.000742830061258" calcext:value-type="float">
            <text:p>0.0007428301</text:p>
          </table:table-cell>
          <table:table-cell table:formula="of:=[.A17]*[.B17]/100" office:value-type="float" office:value="0.000623826123806887" calcext:value-type="float">
            <text:p>0.0006238261</text:p>
          </table:table-cell>
          <table:table-cell table:formula="of:=(0.02*65)/[.A17]" office:value-type="float" office:value="0.0154799397265116" calcext:value-type="float">
            <text:p>0.0154799397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83.0260202002" calcext:value-type="float">
            <text:p>83.0260202002</text:p>
          </table:table-cell>
          <table:table-cell office:value-type="float" office:value="0.00258088070887" calcext:value-type="float">
            <text:p>0.0025808807</text:p>
          </table:table-cell>
          <table:table-cell table:formula="of:=[.A18]*[.B18]/100" office:value-type="float" office:value="0.00214280253868947" calcext:value-type="float">
            <text:p>0.0021428025</text:p>
          </table:table-cell>
          <table:table-cell table:formula="of:=(0.02*65)/[.A18]" office:value-type="float" office:value="0.0156577419568627" calcext:value-type="float">
            <text:p>0.015657742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82.0716918858" calcext:value-type="float">
            <text:p>82.0716918858</text:p>
          </table:table-cell>
          <table:table-cell office:value-type="float" office:value="0.00435084878619" calcext:value-type="float">
            <text:p>0.0043508488</text:p>
          </table:table-cell>
          <table:table-cell table:formula="of:=[.A19]*[.B19]/100" office:value-type="float" office:value="0.00357081521021893" calcext:value-type="float">
            <text:p>0.0035708152</text:p>
          </table:table-cell>
          <table:table-cell table:formula="of:=(0.02*65)/[.A19]" office:value-type="float" office:value="0.0158398099287256" calcext:value-type="float">
            <text:p>0.0158398099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81.116530435" calcext:value-type="float">
            <text:p>81.116530435</text:p>
          </table:table-cell>
          <table:table-cell office:value-type="float" office:value="0.00606008292522" calcext:value-type="float">
            <text:p>0.0060600829</text:p>
          </table:table-cell>
          <table:table-cell table:formula="of:=[.A20]*[.B20]/100" office:value-type="float" office:value="0.00491572901042232" calcext:value-type="float">
            <text:p>0.004915729</text:p>
          </table:table-cell>
          <table:table-cell table:formula="of:=(0.02*65)/[.A20]" office:value-type="float" office:value="0.0160263264839922" calcext:value-type="float">
            <text:p>0.0160263265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80.160416212" calcext:value-type="float">
            <text:p>80.160416212</text:p>
          </table:table-cell>
          <table:table-cell office:value-type="float" office:value="0.00771486197879" calcext:value-type="float">
            <text:p>0.007714862</text:p>
          </table:table-cell>
          <table:table-cell table:formula="of:=[.A21]*[.B21]/100" office:value-type="float" office:value="0.0061842654723794" calcext:value-type="float">
            <text:p>0.0061842655</text:p>
          </table:table-cell>
          <table:table-cell table:formula="of:=(0.02*65)/[.A21]" office:value-type="float" office:value="0.0162174806647946" calcext:value-type="float">
            <text:p>0.0162174807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79.2032461922" calcext:value-type="float">
            <text:p>79.2032461922</text:p>
          </table:table-cell>
          <table:table-cell office:value-type="float" office:value="0.00932059875946" calcext:value-type="float">
            <text:p>0.0093205988</text:p>
          </table:table-cell>
          <table:table-cell table:formula="of:=[.A22]*[.B22]/100" office:value-type="float" office:value="0.00738221678204224" calcext:value-type="float">
            <text:p>0.0073822168</text:p>
          </table:table-cell>
          <table:table-cell table:formula="of:=(0.02*65)/[.A22]" office:value-type="float" office:value="0.0164134686707832" calcext:value-type="float">
            <text:p>0.0164134687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78.2449311855" calcext:value-type="float">
            <text:p>78.2449311855</text:p>
          </table:table-cell>
          <table:table-cell office:value-type="float" office:value="0.0108819974026" calcext:value-type="float">
            <text:p>0.0108819974</text:p>
          </table:table-cell>
          <table:table-cell table:formula="of:=[.A23]*[.B23]/100" office:value-type="float" office:value="0.00851461137927227" calcext:value-type="float">
            <text:p>0.0085146114</text:p>
          </table:table-cell>
          <table:table-cell table:formula="of:=(0.02*65)/[.A23]" office:value-type="float" office:value="0.0166144947705048" calcext:value-type="float">
            <text:p>0.0166144948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77.2853936224" calcext:value-type="float">
            <text:p>77.2853936224</text:p>
          </table:table-cell>
          <table:table-cell office:value-type="float" office:value="0.0124031765287" calcext:value-type="float">
            <text:p>0.0124031765</text:p>
          </table:table-cell>
          <table:table-cell table:formula="of:=[.A24]*[.B24]/100" office:value-type="float" office:value="0.00958584380188692" calcext:value-type="float">
            <text:p>0.0095858438</text:p>
          </table:table-cell>
          <table:table-cell table:formula="of:=(0.02*65)/[.A24]" office:value-type="float" office:value="0.0168207721934047" calcext:value-type="float">
            <text:p>0.0168207722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76.3245657731" calcext:value-type="float">
            <text:p>76.3245657731</text:p>
          </table:table-cell>
          <table:table-cell office:value-type="float" office:value="0.0138877667999" calcext:value-type="float">
            <text:p>0.0138877668</text:p>
          </table:table-cell>
          <table:table-cell table:formula="of:=[.A25]*[.B25]/100" office:value-type="float" office:value="0.0105997777056044" calcext:value-type="float">
            <text:p>0.0105997777</text:p>
          </table:table-cell>
          <table:table-cell table:formula="of:=(0.02*65)/[.A25]" office:value-type="float" office:value="0.0170325240220125" calcext:value-type="float">
            <text:p>0.017032524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75.3623883013" calcext:value-type="float">
            <text:p>75.3623883013</text:p>
          </table:table-cell>
          <table:table-cell office:value-type="float" office:value="0.0153389890406" calcext:value-type="float">
            <text:p>0.015338989</text:p>
          </table:table-cell>
          <table:table-cell table:formula="of:=[.A26]*[.B26]/100" office:value-type="float" office:value="0.0115598284822708" calcext:value-type="float">
            <text:p>0.0115598285</text:p>
          </table:table-cell>
          <table:table-cell table:formula="of:=(0.02*65)/[.A26]" office:value-type="float" office:value="0.0172499841008565" calcext:value-type="float">
            <text:p>0.0172499841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74.3988090793" calcext:value-type="float">
            <text:p>74.3988090793</text:p>
          </table:table-cell>
          <table:table-cell office:value-type="float" office:value="0.016759717423" calcext:value-type="float">
            <text:p>0.0167597174</text:p>
          </table:table-cell>
          <table:table-cell table:formula="of:=[.A27]*[.B27]/100" office:value-type="float" office:value="0.0124690301677679" calcext:value-type="float">
            <text:p>0.0124690302</text:p>
          </table:table-cell>
          <table:table-cell table:formula="of:=(0.02*65)/[.A27]" office:value-type="float" office:value="0.0174733979762278" calcext:value-type="float">
            <text:p>0.017473398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73.4337822111" calcext:value-type="float">
            <text:p>73.4337822111</text:p>
          </table:table-cell>
          <table:table-cell office:value-type="float" office:value="0.018152531045" calcext:value-type="float">
            <text:p>0.018152531</text:p>
          </table:table-cell>
          <table:table-cell table:formula="of:=[.A28]*[.B28]/100" office:value-type="float" office:value="0.0133300901133876" calcext:value-type="float">
            <text:p>0.0133300901</text:p>
          </table:table-cell>
          <table:table-cell table:formula="of:=(0.02*65)/[.A28]" office:value-type="float" office:value="0.0177030238788858" calcext:value-type="float">
            <text:p>0.0177030239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72.4672672209" calcext:value-type="float">
            <text:p>72.4672672209</text:p>
          </table:table-cell>
          <table:table-cell office:value-type="float" office:value="0.0195197563917" calcext:value-type="float">
            <text:p>0.0195197564</text:p>
          </table:table-cell>
          <table:table-cell table:formula="of:=[.A29]*[.B29]/100" office:value-type="float" office:value="0.0141454340252419" calcext:value-type="float">
            <text:p>0.014145434</text:p>
          </table:table-cell>
          <table:table-cell table:formula="of:=(0.02*65)/[.A29]" office:value-type="float" office:value="0.017939133761416" calcext:value-type="float">
            <text:p>0.0179391338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71.4992283756" calcext:value-type="float">
            <text:p>71.4992283756</text:p>
          </table:table-cell>
          <table:table-cell office:value-type="float" office:value="0.0208635025719" calcext:value-type="float">
            <text:p>0.0208635026</text:p>
          </table:table-cell>
          <table:table-cell table:formula="of:=[.A30]*[.B30]/100" office:value-type="float" office:value="0.014917243351032" calcext:value-type="float">
            <text:p>0.0149172434</text:p>
          </table:table-cell>
          <table:table-cell table:formula="of:=(0.02*65)/[.A30]" office:value-type="float" office:value="0.0181820144012021" calcext:value-type="float">
            <text:p>0.0181820144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70.5296341158" calcext:value-type="float">
            <text:p>70.5296341158</text:p>
          </table:table-cell>
          <table:table-cell office:value-type="float" office:value="0.0221856907756" calcext:value-type="float">
            <text:p>0.0221856908</text:p>
          </table:table-cell>
          <table:table-cell table:formula="of:=[.A31]*[.B31]/100" office:value-type="float" office:value="0.0156474865300935" calcext:value-type="float">
            <text:p>0.0156474865</text:p>
          </table:table-cell>
          <table:table-cell table:formula="of:=(0.02*65)/[.A31]" office:value-type="float" office:value="0.0184319685802648" calcext:value-type="float">
            <text:p>0.0184319686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69.5584565756" calcext:value-type="float">
            <text:p>69.5584565756</text:p>
          </table:table-cell>
          <table:table-cell office:value-type="float" office:value="0.0234880790746" calcext:value-type="float">
            <text:p>0.0234880791</text:p>
          </table:table-cell>
          <table:table-cell table:formula="of:=[.A32]*[.B32]/100" office:value-type="float" office:value="0.0163379452835482" calcext:value-type="float">
            <text:p>0.0163379453</text:p>
          </table:table-cell>
          <table:table-cell table:formula="of:=(0.02*65)/[.A32]" office:value-type="float" office:value="0.0186893163534629" calcext:value-type="float">
            <text:p>0.0186893164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68.5856711761" calcext:value-type="float">
            <text:p>68.5856711761</text:p>
          </table:table-cell>
          <table:table-cell office:value-type="float" office:value="0.024772283441" calcext:value-type="float">
            <text:p>0.0247722834</text:p>
          </table:table-cell>
          <table:table-cell table:formula="of:=[.A33]*[.B33]/100" office:value-type="float" office:value="0.0169902368636557" calcext:value-type="float">
            <text:p>0.0169902369</text:p>
          </table:table-cell>
          <table:table-cell table:formula="of:=(0.02*65)/[.A33]" office:value-type="float" office:value="0.0189543964170319" calcext:value-type="float">
            <text:p>0.0189543964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67.6112562797" calcext:value-type="float">
            <text:p>67.6112562797</text:p>
          </table:table-cell>
          <table:table-cell office:value-type="float" office:value="0.0260397956749" calcext:value-type="float">
            <text:p>0.0260397957</text:p>
          </table:table-cell>
          <table:table-cell table:formula="of:=[.A34]*[.B34]/100" office:value-type="float" office:value="0.0176058329884669" calcext:value-type="float">
            <text:p>0.017605833</text:p>
          </table:table-cell>
          <table:table-cell table:formula="of:=(0.02*65)/[.A34]" office:value-type="float" office:value="0.019227567590551" calcext:value-type="float">
            <text:p>0.0192275676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66.635192896" calcext:value-type="float">
            <text:p>66.635192896</text:p>
          </table:table-cell>
          <table:table-cell office:value-type="float" office:value="0.0272919987898" calcext:value-type="float">
            <text:p>0.0272919988</text:p>
          </table:table-cell>
          <table:table-cell table:formula="of:=[.A35]*[.B35]/100" office:value-type="float" office:value="0.0181860760387572" calcext:value-type="float">
            <text:p>0.018186076</text:p>
          </table:table-cell>
          <table:table-cell table:formula="of:=(0.02*65)/[.A35]" office:value-type="float" office:value="0.0195092104262226" calcext:value-type="float">
            <text:p>0.0195092104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65.6574644305" calcext:value-type="float">
            <text:p>65.6574644305</text:p>
          </table:table-cell>
          <table:table-cell office:value-type="float" office:value="0.0285301802956" calcext:value-type="float">
            <text:p>0.0285301803</text:p>
          </table:table-cell>
          <table:table-cell table:formula="of:=[.A36]*[.B36]/100" office:value-type="float" office:value="0.0187321929795411" calcext:value-type="float">
            <text:p>0.018732193</text:p>
          </table:table-cell>
          <table:table-cell table:formula="of:=(0.02*65)/[.A36]" office:value-type="float" office:value="0.0197997289611462" calcext:value-type="float">
            <text:p>0.019799729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64.6780564696" calcext:value-type="float">
            <text:p>64.6780564696</text:p>
          </table:table-cell>
          <table:table-cell office:value-type="float" office:value="0.0297555437346" calcext:value-type="float">
            <text:p>0.0297555437</text:p>
          </table:table-cell>
          <table:table-cell table:formula="of:=[.A37]*[.B37]/100" office:value-type="float" office:value="0.0192453073795011" calcext:value-type="float">
            <text:p>0.0192453074</text:p>
          </table:table-cell>
          <table:table-cell table:formula="of:=(0.02*65)/[.A37]" office:value-type="float" office:value="0.0200995526297397" calcext:value-type="float">
            <text:p>0.0200995526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63.6969565974" calcext:value-type="float">
            <text:p>63.6969565974</text:p>
          </table:table-cell>
          <table:table-cell office:value-type="float" office:value="0.0309692187583" calcext:value-type="float">
            <text:p>0.0309692188</text:p>
          </table:table-cell>
          <table:table-cell table:formula="of:=[.A38]*[.B38]/100" office:value-type="float" office:value="0.0197264498310282" calcext:value-type="float">
            <text:p>0.0197264498</text:p>
          </table:table-cell>
          <table:table-cell table:formula="of:=(0.02*65)/[.A38]" office:value-type="float" office:value="0.0204091383551764" calcext:value-type="float">
            <text:p>0.0204091384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62.7141542387" calcext:value-type="float">
            <text:p>62.7141542387</text:p>
          </table:table-cell>
          <table:table-cell office:value-type="float" office:value="0.0321722699827" calcext:value-type="float">
            <text:p>0.03217227</text:p>
          </table:table-cell>
          <table:table-cell table:formula="of:=[.A39]*[.B39]/100" office:value-type="float" office:value="0.0201765670190415" calcext:value-type="float">
            <text:p>0.020176567</text:p>
          </table:table-cell>
          <table:table-cell table:formula="of:=(0.02*65)/[.A39]" office:value-type="float" office:value="0.0207289728416331" calcext:value-type="float">
            <text:p>0.0207289728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61.7296405261" calcext:value-type="float">
            <text:p>61.7296405261</text:p>
          </table:table-cell>
          <table:table-cell office:value-type="float" office:value="0.033365704816" calcext:value-type="float">
            <text:p>0.0333657048</text:p>
          </table:table-cell>
          <table:table-cell table:formula="of:=[.A40]*[.B40]/100" office:value-type="float" office:value="0.0205965296419164" calcext:value-type="float">
            <text:p>0.0205965296</text:p>
          </table:table-cell>
          <table:table-cell table:formula="of:=(0.02*65)/[.A40]" office:value-type="float" office:value="0.0210595750910026" calcext:value-type="float">
            <text:p>0.0210595751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60.7434081865" calcext:value-type="float">
            <text:p>60.7434081865</text:p>
          </table:table-cell>
          <table:table-cell office:value-type="float" office:value="0.0345504804212" calcext:value-type="float">
            <text:p>0.0345504804</text:p>
          </table:table-cell>
          <table:table-cell table:formula="of:=[.A41]*[.B41]/100" office:value-type="float" office:value="0.0209871393526463" calcext:value-type="float">
            <text:p>0.0209871394</text:p>
          </table:table-cell>
          <table:table-cell table:formula="of:=(0.02*65)/[.A41]" office:value-type="float" office:value="0.021401499171871" calcext:value-type="float">
            <text:p>0.0214014992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59.7554514459" calcext:value-type="float">
            <text:p>59.7554514459</text:p>
          </table:table-cell>
          <table:table-cell office:value-type="float" office:value="0.0357275099484" calcext:value-type="float">
            <text:p>0.0357275099</text:p>
          </table:table-cell>
          <table:table-cell table:formula="of:=[.A42]*[.B42]/100" office:value-type="float" office:value="0.0213491348600453" calcext:value-type="float">
            <text:p>0.0213491349</text:p>
          </table:table-cell>
          <table:table-cell table:formula="of:=(0.02*65)/[.A42]" office:value-type="float" office:value="0.0217553372712273" calcext:value-type="float">
            <text:p>0.0217553373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58.7657659506" calcext:value-type="float">
            <text:p>58.7657659506</text:p>
          </table:table-cell>
          <table:table-cell office:value-type="float" office:value="0.0368976681514" calcext:value-type="float">
            <text:p>0.0368976682</text:p>
          </table:table-cell>
          <table:table-cell table:formula="of:=[.A43]*[.B43]/100" office:value-type="float" office:value="0.0216831973070808" calcext:value-type="float">
            <text:p>0.0216831973</text:p>
          </table:table-cell>
          <table:table-cell table:formula="of:=(0.02*65)/[.A43]" office:value-type="float" office:value="0.0221217230639487" calcext:value-type="float">
            <text:p>0.0221217231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57.7743487012" calcext:value-type="float">
            <text:p>57.7743487012</text:p>
          </table:table-cell>
          <table:table-cell office:value-type="float" office:value="0.0380617964849" calcext:value-type="float">
            <text:p>0.0380617965</text:p>
          </table:table-cell>
          <table:table-cell table:formula="of:=[.A44]*[.B44]/100" office:value-type="float" office:value="0.0219899550231272" calcext:value-type="float">
            <text:p>0.021989955</text:p>
          </table:table-cell>
          <table:table-cell table:formula="of:=(0.02*65)/[.A44]" office:value-type="float" office:value="0.0225013354408095" calcext:value-type="float">
            <text:p>0.0225013354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56.7811980012" calcext:value-type="float">
            <text:p>56.7811980012</text:p>
          </table:table-cell>
          <table:table-cell office:value-type="float" office:value="0.039220707765" calcext:value-type="float">
            <text:p>0.0392207078</text:p>
          </table:table-cell>
          <table:table-cell table:formula="of:=[.A45]*[.B45]/100" office:value-type="float" office:value="0.0222699877335167" calcext:value-type="float">
            <text:p>0.0222699877</text:p>
          </table:table-cell>
          <table:table-cell table:formula="of:=(0.02*65)/[.A45]" office:value-type="float" office:value="0.0228949026396471" calcext:value-type="float">
            <text:p>0.0228949026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55.7863134156" calcext:value-type="float">
            <text:p>55.7863134156</text:p>
          </table:table-cell>
          <table:table-cell office:value-type="float" office:value="0.040375190465" calcext:value-type="float">
            <text:p>0.0403751905</text:p>
          </table:table-cell>
          <table:table-cell table:formula="of:=[.A46]*[.B46]/100" office:value-type="float" office:value="0.0225238302949503" calcext:value-type="float">
            <text:p>0.0225238303</text:p>
          </table:table-cell>
          <table:table-cell table:formula="of:=(0.02*65)/[.A46]" office:value-type="float" office:value="0.0233032068334609" calcext:value-type="float">
            <text:p>0.0233032068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54.7896957419" calcext:value-type="float">
            <text:p>54.7896957419</text:p>
          </table:table-cell>
          <table:table-cell office:value-type="float" office:value="0.0415260127088" calcext:value-type="float">
            <text:p>0.0415260127</text:p>
          </table:table-cell>
          <table:table-cell table:formula="of:=[.A47]*[.B47]/100" office:value-type="float" office:value="0.0227519760168942" calcext:value-type="float">
            <text:p>0.022751976</text:p>
          </table:table-cell>
          <table:table-cell table:formula="of:=(0.02*65)/[.A47]" office:value-type="float" office:value="0.0237270892345152" calcext:value-type="float">
            <text:p>0.0237270892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53.7913469902" calcext:value-type="float">
            <text:p>53.7913469902</text:p>
          </table:table-cell>
          <table:table-cell office:value-type="float" office:value="0.0426739260164" calcext:value-type="float">
            <text:p>0.042673926</text:p>
          </table:table-cell>
          <table:table-cell table:formula="of:=[.A48]*[.B48]/100" office:value-type="float" office:value="0.022954879617823" calcext:value-type="float">
            <text:p>0.0229548796</text:p>
          </table:table-cell>
          <table:table-cell table:formula="of:=(0.02*65)/[.A48]" office:value-type="float" office:value="0.0241674557849767" calcext:value-type="float">
            <text:p>0.0241674558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52.7912703737" calcext:value-type="float">
            <text:p>52.7912703737</text:p>
          </table:table-cell>
          <table:table-cell office:value-type="float" office:value="0.0438196688518" calcext:value-type="float">
            <text:p>0.0438196689</text:p>
          </table:table-cell>
          <table:table-cell table:formula="of:=[.A49]*[.B49]/100" office:value-type="float" office:value="0.0231329598604137" calcext:value-type="float">
            <text:p>0.0231329599</text:p>
          </table:table-cell>
          <table:table-cell table:formula="of:=(0.02*65)/[.A49]" office:value-type="float" office:value="0.0246252835136857" calcext:value-type="float">
            <text:p>0.0246252835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51.7894703078" calcext:value-type="float">
            <text:p>51.7894703078</text:p>
          </table:table-cell>
          <table:table-cell office:value-type="float" office:value="0.0449639700164" calcext:value-type="float">
            <text:p>0.04496397</text:p>
          </table:table-cell>
          <table:table-cell table:formula="of:=[.A50]*[.B50]/100" office:value-type="float" office:value="0.0232866019008516" calcext:value-type="float">
            <text:p>0.0232866019</text:p>
          </table:table-cell>
          <table:table-cell table:formula="of:=(0.02*65)/[.A50]" office:value-type="float" office:value="0.0251016276527587" calcext:value-type="float">
            <text:p>0.0251016277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50.7859524192" calcext:value-type="float">
            <text:p>50.7859524192</text:p>
          </table:table-cell>
          <table:table-cell office:value-type="float" office:value="0.0461075519317" calcext:value-type="float">
            <text:p>0.0461075519</text:p>
          </table:table-cell>
          <table:table-cell table:formula="of:=[.A51]*[.B51]/100" office:value-type="float" office:value="0.0234161593856911" calcext:value-type="float">
            <text:p>0.0234161594</text:p>
          </table:table-cell>
          <table:table-cell table:formula="of:=(0.02*65)/[.A51]" office:value-type="float" office:value="0.0255976296214645" calcext:value-type="float">
            <text:p>0.0255976296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49.780723563" calcext:value-type="float">
            <text:p>49.780723563</text:p>
          </table:table-cell>
          <table:table-cell office:value-type="float" office:value="0.0472511338469" calcext:value-type="float">
            <text:p>0.0472511338</text:p>
          </table:table-cell>
          <table:table-cell table:formula="of:=[.A52]*[.B52]/100" office:value-type="float" office:value="0.0235219563207084" calcext:value-type="float">
            <text:p>0.0235219563</text:p>
          </table:table-cell>
          <table:table-cell table:formula="of:=(0.02*65)/[.A52]" office:value-type="float" office:value="0.0261145260043234" calcext:value-type="float">
            <text:p>0.026114526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48.7737918499" calcext:value-type="float">
            <text:p>48.7737918499</text:p>
          </table:table-cell>
          <table:table-cell office:value-type="float" office:value="0.0483954350116" calcext:value-type="float">
            <text:p>0.048395435</text:p>
          </table:table-cell>
          <table:table-cell table:formula="of:=[.A53]*[.B53]/100" office:value-type="float" office:value="0.0236042887374114" calcext:value-type="float">
            <text:p>0.0236042887</text:p>
          </table:table-cell>
          <table:table-cell table:formula="of:=(0.02*65)/[.A53]" office:value-type="float" office:value="0.0266536586698183" calcext:value-type="float">
            <text:p>0.0266536587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47.7651666822" calcext:value-type="float">
            <text:p>47.7651666822</text:p>
          </table:table-cell>
          <table:table-cell office:value-type="float" office:value="0.0495411778469" calcext:value-type="float">
            <text:p>0.0495411778</text:p>
          </table:table-cell>
          <table:table-cell table:formula="of:=[.A54]*[.B54]/100" office:value-type="float" office:value="0.0236634261748969" calcext:value-type="float">
            <text:p>0.0236634262</text:p>
          </table:table-cell>
          <table:table-cell table:formula="of:=(0.02*65)/[.A54]" office:value-type="float" office:value="0.0272164862032074" calcext:value-type="float">
            <text:p>0.0272164862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46.7548587987" calcext:value-type="float">
            <text:p>46.7548587987</text:p>
          </table:table-cell>
          <table:table-cell office:value-type="float" office:value="0.0506890911545" calcext:value-type="float">
            <text:p>0.0506890912</text:p>
          </table:table-cell>
          <table:table-cell table:formula="of:=[.A55]*[.B55]/100" office:value-type="float" office:value="0.0236996129956308" calcext:value-type="float">
            <text:p>0.023699613</text:p>
          </table:table-cell>
          <table:table-cell table:formula="of:=(0.02*65)/[.A55]" office:value-type="float" office:value="0.0278045968569184" calcext:value-type="float">
            <text:p>0.0278045969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45.742880331" calcext:value-type="float">
            <text:p>45.742880331</text:p>
          </table:table-cell>
          <table:table-cell office:value-type="float" office:value="0.0518399133983" calcext:value-type="float">
            <text:p>0.0518399134</text:p>
          </table:table-cell>
          <table:table-cell table:formula="of:=[.A56]*[.B56]/100" office:value-type="float" office:value="0.0237130695494784" calcext:value-type="float">
            <text:p>0.0237130695</text:p>
          </table:table-cell>
          <table:table-cell table:formula="of:=(0.02*65)/[.A56]" office:value-type="float" office:value="0.028419723257326" calcext:value-type="float">
            <text:p>0.0284197233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44.7292448696" calcext:value-type="float">
            <text:p>44.7292448696</text:p>
          </table:table-cell>
          <table:table-cell office:value-type="float" office:value="0.0529943960984" calcext:value-type="float">
            <text:p>0.0529943961</text:p>
          </table:table-cell>
          <table:table-cell table:formula="of:=[.A57]*[.B57]/100" office:value-type="float" office:value="0.0237039931980191" calcext:value-type="float">
            <text:p>0.0237039932</text:p>
          </table:table-cell>
          <table:table-cell table:formula="of:=(0.02*65)/[.A57]" office:value-type="float" office:value="0.0290637591533216" calcext:value-type="float">
            <text:p>0.0290637592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43.7139675409" calcext:value-type="float">
            <text:p>43.7139675409</text:p>
          </table:table-cell>
          <table:table-cell office:value-type="float" office:value="0.0541533073784" calcext:value-type="float">
            <text:p>0.0541533074</text:p>
          </table:table-cell>
          <table:table-cell table:formula="of:=[.A58]*[.B58]/100" office:value-type="float" office:value="0.0236725592097176" calcext:value-type="float">
            <text:p>0.0236725592</text:p>
          </table:table-cell>
          <table:table-cell table:formula="of:=(0.02*65)/[.A58]" office:value-type="float" office:value="0.0297387785444934" calcext:value-type="float">
            <text:p>0.0297387785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42.697065098" calcext:value-type="float">
            <text:p>42.697065098</text:p>
          </table:table-cell>
          <table:table-cell office:value-type="float" office:value="0.0553174357119" calcext:value-type="float">
            <text:p>0.0553174357</text:p>
          </table:table-cell>
          <table:table-cell table:formula="of:=[.A59]*[.B59]/100" office:value-type="float" office:value="0.0236189215364542" calcext:value-type="float">
            <text:p>0.0236189215</text:p>
          </table:table-cell>
          <table:table-cell table:formula="of:=(0.02*65)/[.A59]" office:value-type="float" office:value="0.0304470575908716" calcext:value-type="float">
            <text:p>0.0304470576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41.6785560231" calcext:value-type="float">
            <text:p>41.6785560231</text:p>
          </table:table-cell>
          <table:table-cell office:value-type="float" office:value="0.056487593915" calcext:value-type="float">
            <text:p>0.0564875939</text:p>
          </table:table-cell>
          <table:table-cell table:formula="of:=[.A60]*[.B60]/100" office:value-type="float" office:value="0.0235432134759645" calcext:value-type="float">
            <text:p>0.0235432135</text:p>
          </table:table-cell>
          <table:table-cell table:formula="of:=(0.02*65)/[.A60]" office:value-type="float" office:value="0.0311910997895293" calcext:value-type="float">
            <text:p>0.0311910998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40.6584606466" calcext:value-type="float">
            <text:p>40.6584606466</text:p>
          </table:table-cell>
          <table:table-cell office:value-type="float" office:value="0.0576646234422" calcext:value-type="float">
            <text:p>0.0576646234</text:p>
          </table:table-cell>
          <table:table-cell table:formula="of:=[.A61]*[.B61]/100" office:value-type="float" office:value="0.023445548229257" calcext:value-type="float">
            <text:p>0.0234455482</text:p>
          </table:table-cell>
          <table:table-cell table:formula="of:=(0.02*65)/[.A61]" office:value-type="float" office:value="0.0319736649968009" calcext:value-type="float">
            <text:p>0.031973665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39.6368012807" calcext:value-type="float">
            <text:p>39.6368012807</text:p>
          </table:table-cell>
          <table:table-cell office:value-type="float" office:value="0.0588493990473" calcext:value-type="float">
            <text:p>0.058849399</text:p>
          </table:table-cell>
          <table:table-cell table:formula="of:=[.A62]*[.B62]/100" office:value-type="float" office:value="0.0233260193552645" calcext:value-type="float">
            <text:p>0.0233260194</text:p>
          </table:table-cell>
          <table:table-cell table:formula="of:=(0.02*65)/[.A62]" office:value-type="float" office:value="0.0327978030011468" calcext:value-type="float">
            <text:p>0.032797803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38.613602373" calcext:value-type="float">
            <text:p>38.613602373</text:p>
          </table:table-cell>
          <table:table-cell office:value-type="float" office:value="0.0600428338806" calcext:value-type="float">
            <text:p>0.0600428339</text:p>
          </table:table-cell>
          <table:table-cell table:formula="of:=[.A63]*[.B63]/100" office:value-type="float" office:value="0.0231847011281358" calcext:value-type="float">
            <text:p>0.0231847011</text:p>
          </table:table-cell>
          <table:table-cell table:formula="of:=(0.02*65)/[.A63]" office:value-type="float" office:value="0.0336668924966453" calcext:value-type="float">
            <text:p>0.0336668925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37.5888906799" calcext:value-type="float">
            <text:p>37.5888906799</text:p>
          </table:table-cell>
          <table:table-cell office:value-type="float" office:value="0.061245885105" calcext:value-type="float">
            <text:p>0.0612458851</text:p>
          </table:table-cell>
          <table:table-cell table:formula="of:=[.A64]*[.B64]/100" office:value-type="float" office:value="0.0230216487980556" calcext:value-type="float">
            <text:p>0.0230216488</text:p>
          </table:table-cell>
          <table:table-cell table:formula="of:=(0.02*65)/[.A64]" office:value-type="float" office:value="0.0345846864987466" calcext:value-type="float">
            <text:p>0.0345846865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36.5626954629" calcext:value-type="float">
            <text:p>36.5626954629</text:p>
          </table:table-cell>
          <table:table-cell office:value-type="float" office:value="0.0624595601287" calcext:value-type="float">
            <text:p>0.0624595601</text:p>
          </table:table-cell>
          <table:table-cell table:formula="of:=[.A65]*[.B65]/100" office:value-type="float" office:value="0.0228368987573235" calcext:value-type="float">
            <text:p>0.0228368988</text:p>
          </table:table-cell>
          <table:table-cell table:formula="of:=(0.02*65)/[.A65]" office:value-type="float" office:value="0.0355553654767905" calcext:value-type="float">
            <text:p>0.0355553655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35.5350487127" calcext:value-type="float">
            <text:p>35.5350487127</text:p>
          </table:table-cell>
          <table:table-cell office:value-type="float" office:value="0.0636849235677" calcext:value-type="float">
            <text:p>0.0636849236</text:p>
          </table:table-cell>
          <table:table-cell table:formula="of:=[.A66]*[.B66]/100" office:value-type="float" office:value="0.022630468612428" calcext:value-type="float">
            <text:p>0.0226304686</text:p>
          </table:table-cell>
          <table:table-cell table:formula="of:=(0.02*65)/[.A66]" office:value-type="float" office:value="0.0365835997724519" calcext:value-type="float">
            <text:p>0.0365835998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34.5059854021" calcext:value-type="float">
            <text:p>34.5059854021</text:p>
          </table:table-cell>
          <table:table-cell office:value-type="float" office:value="0.0649231050736" calcext:value-type="float">
            <text:p>0.0649231051</text:p>
          </table:table-cell>
          <table:table-cell table:formula="of:=[.A67]*[.B67]/100" office:value-type="float" office:value="0.0224023571592865" calcext:value-type="float">
            <text:p>0.0224023572</text:p>
          </table:table-cell>
          <table:table-cell table:formula="of:=(0.02*65)/[.A67]" office:value-type="float" office:value="0.0376746232530685" calcext:value-type="float">
            <text:p>0.0376746233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33.4755437747" calcext:value-type="float">
            <text:p>33.4755437747</text:p>
          </table:table-cell>
          <table:table-cell office:value-type="float" office:value="0.0661753081885" calcext:value-type="float">
            <text:p>0.0661753082</text:p>
          </table:table-cell>
          <table:table-cell table:formula="of:=[.A68]*[.B68]/100" office:value-type="float" office:value="0.0221525442606839" calcext:value-type="float">
            <text:p>0.0221525443</text:p>
          </table:table-cell>
          <table:table-cell table:formula="of:=(0.02*65)/[.A68]" office:value-type="float" office:value="0.0388343206237178" calcext:value-type="float">
            <text:p>0.0388343206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32.4437656735" calcext:value-type="float">
            <text:p>32.4437656735</text:p>
          </table:table-cell>
          <table:table-cell office:value-type="float" office:value="0.0674428204223" calcext:value-type="float">
            <text:p>0.0674428204</text:p>
          </table:table-cell>
          <table:table-cell table:formula="of:=[.A69]*[.B69]/100" office:value-type="float" office:value="0.0218809906214104" calcext:value-type="float">
            <text:p>0.0218809906</text:p>
          </table:table-cell>
          <table:table-cell table:formula="of:=(0.02*65)/[.A69]" office:value-type="float" office:value="0.04006933144206" calcext:value-type="float">
            <text:p>0.0400693314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31.4106969161" calcext:value-type="float">
            <text:p>31.4106969161</text:p>
          </table:table-cell>
          <table:table-cell office:value-type="float" office:value="0.0687270247887" calcext:value-type="float">
            <text:p>0.0687270248</text:p>
          </table:table-cell>
          <table:table-cell table:formula="of:=[.A70]*[.B70]/100" office:value-type="float" office:value="0.0215876374558315" calcext:value-type="float">
            <text:p>0.0215876375</text:p>
          </table:table-cell>
          <table:table-cell table:formula="of:=(0.02*65)/[.A70]" office:value-type="float" office:value="0.0413871746772249" calcext:value-type="float">
            <text:p>0.0413871747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30.3763877244" calcext:value-type="float">
            <text:p>30.3763877244</text:p>
          </table:table-cell>
          <table:table-cell office:value-type="float" office:value="0.0700294130877" calcext:value-type="float">
            <text:p>0.0700294131</text:p>
          </table:table-cell>
          <table:table-cell table:formula="of:=[.A71]*[.B71]/100" office:value-type="float" office:value="0.0212724060406415" calcext:value-type="float">
            <text:p>0.021272406</text:p>
          </table:table-cell>
          <table:table-cell table:formula="of:=(0.02*65)/[.A71]" office:value-type="float" office:value="0.0427963986960756" calcext:value-type="float">
            <text:p>0.0427963987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9.3408932184" calcext:value-type="float">
            <text:p>29.3408932184</text:p>
          </table:table-cell>
          <table:table-cell office:value-type="float" office:value="0.0713516012915" calcext:value-type="float">
            <text:p>0.0713516013</text:p>
          </table:table-cell>
          <table:table-cell table:formula="of:=[.A72]*[.B72]/100" office:value-type="float" office:value="0.0209351971445575" calcext:value-type="float">
            <text:p>0.0209351971</text:p>
          </table:table-cell>
          <table:table-cell table:formula="of:=(0.02*65)/[.A72]" office:value-type="float" office:value="0.0443067629306103" calcext:value-type="float">
            <text:p>0.0443067629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8.3042739851" calcext:value-type="float">
            <text:p>28.3042739851</text:p>
          </table:table-cell>
          <table:table-cell office:value-type="float" office:value="0.0726953474716" calcext:value-type="float">
            <text:p>0.0726953475</text:p>
          </table:table-cell>
          <table:table-cell table:formula="of:=[.A73]*[.B73]/100" office:value-type="float" office:value="0.0205758903227821" calcext:value-type="float">
            <text:p>0.0205758903</text:p>
          </table:table-cell>
          <table:table-cell table:formula="of:=(0.02*65)/[.A73]" office:value-type="float" office:value="0.0459294592994807" calcext:value-type="float">
            <text:p>0.0459294593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7.2665967375" calcext:value-type="float">
            <text:p>27.2665967375</text:p>
          </table:table-cell>
          <table:table-cell office:value-type="float" office:value="0.0740625728183" calcext:value-type="float">
            <text:p>0.0740625728</text:p>
          </table:table-cell>
          <table:table-cell table:formula="of:=[.A74]*[.B74]/100" office:value-type="float" office:value="0.0201943430637831" calcext:value-type="float">
            <text:p>0.0201943431</text:p>
          </table:table-cell>
          <table:table-cell table:formula="of:=(0.02*65)/[.A74]" office:value-type="float" office:value="0.0476773838889874" calcext:value-type="float">
            <text:p>0.0476773839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6.2279350795" calcext:value-type="float">
            <text:p>26.2279350795</text:p>
          </table:table-cell>
          <table:table-cell office:value-type="float" office:value="0.0754553864403" calcext:value-type="float">
            <text:p>0.0754553864</text:p>
          </table:table-cell>
          <table:table-cell table:formula="of:=[.A75]*[.B75]/100" office:value-type="float" office:value="0.0197903897695477" calcext:value-type="float">
            <text:p>0.0197903898</text:p>
          </table:table-cell>
          <table:table-cell table:formula="of:=(0.02*65)/[.A75]" office:value-type="float" office:value="0.0495654726938871" calcext:value-type="float">
            <text:p>0.0495654727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5.1883703999" calcext:value-type="float">
            <text:p>25.1883703999</text:p>
          </table:table-cell>
          <table:table-cell office:value-type="float" office:value="0.0768761148228" calcext:value-type="float">
            <text:p>0.0768761148</text:p>
          </table:table-cell>
          <table:table-cell table:formula="of:=[.A76]*[.B76]/100" office:value-type="float" office:value="0.0193638405506193" calcext:value-type="float">
            <text:p>0.0193638406</text:p>
          </table:table-cell>
          <table:table-cell table:formula="of:=(0.02*65)/[.A76]" office:value-type="float" office:value="0.0516111197096403" calcext:value-type="float">
            <text:p>0.0516111197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4.147992922" calcext:value-type="float">
            <text:p>24.147992922</text:p>
          </table:table-cell>
          <table:table-cell office:value-type="float" office:value="0.0783273370634" calcext:value-type="float">
            <text:p>0.0783273371</text:p>
          </table:table-cell>
          <table:table-cell table:formula="of:=[.A77]*[.B77]/100" office:value-type="float" office:value="0.0189144798100609" calcext:value-type="float">
            <text:p>0.0189144798</text:p>
          </table:table-cell>
          <table:table-cell table:formula="of:=(0.02*65)/[.A77]" office:value-type="float" office:value="0.053834701881813" calcext:value-type="float">
            <text:p>0.0538347019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3.1069029409" calcext:value-type="float">
            <text:p>23.1069029409</text:p>
          </table:table-cell>
          <table:table-cell office:value-type="float" office:value="0.0798119273346" calcext:value-type="float">
            <text:p>0.0798119273</text:p>
          </table:table-cell>
          <table:table-cell table:formula="of:=[.A78]*[.B78]/100" office:value-type="float" office:value="0.0184420645844677" calcext:value-type="float">
            <text:p>0.0184420646</text:p>
          </table:table-cell>
          <table:table-cell table:formula="of:=(0.02*65)/[.A78]" office:value-type="float" office:value="0.0562602441064898" calcext:value-type="float">
            <text:p>0.0562602441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2.0652122947" calcext:value-type="float">
            <text:p>22.0652122947</text:p>
          </table:table-cell>
          <table:table-cell office:value-type="float" office:value="0.0813331064607" calcext:value-type="float">
            <text:p>0.0813331065</text:p>
          </table:table-cell>
          <table:table-cell table:formula="of:=[.A79]*[.B79]/100" office:value-type="float" office:value="0.0179463226064278" calcext:value-type="float">
            <text:p>0.0179463226</text:p>
          </table:table-cell>
          <table:table-cell table:formula="of:=(0.02*65)/[.A79]" office:value-type="float" office:value="0.0589162697660632" calcext:value-type="float">
            <text:p>0.0589162698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1.0230461227" calcext:value-type="float">
            <text:p>21.0230461227</text:p>
          </table:table-cell>
          <table:table-cell office:value-type="float" office:value="0.0828945051039" calcext:value-type="float">
            <text:p>0.0828945051</text:p>
          </table:table-cell>
          <table:table-cell table:formula="of:=[.A80]*[.B80]/100" office:value-type="float" office:value="0.0174269500411768" calcext:value-type="float">
            <text:p>0.01742695</text:p>
          </table:table-cell>
          <table:table-cell table:formula="of:=(0.02*65)/[.A80]" office:value-type="float" office:value="0.0618368999626701" calcext:value-type="float">
            <text:p>0.0618369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9.9805449821" calcext:value-type="float">
            <text:p>19.9805449821</text:p>
          </table:table-cell>
          <table:table-cell office:value-type="float" office:value="0.0845002418845" calcext:value-type="float">
            <text:p>0.0845002419</text:p>
          </table:table-cell>
          <table:table-cell table:formula="of:=[.A81]*[.B81]/100" office:value-type="float" office:value="0.0168836088397158" calcext:value-type="float">
            <text:p>0.0168836088</text:p>
          </table:table-cell>
          <table:table-cell table:formula="of:=(0.02*65)/[.A81]" office:value-type="float" office:value="0.0650632903739429" calcext:value-type="float">
            <text:p>0.0650632904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8.9378674193" calcext:value-type="float">
            <text:p>18.9378674193</text:p>
          </table:table-cell>
          <table:table-cell office:value-type="float" office:value="0.0861550209381" calcext:value-type="float">
            <text:p>0.0861550209</text:p>
          </table:table-cell>
          <table:table-cell table:formula="of:=[.A82]*[.B82]/100" office:value-type="float" office:value="0.0163159236403275" calcext:value-type="float">
            <text:p>0.0163159236</text:p>
          </table:table-cell>
          <table:table-cell table:formula="of:=(0.02*65)/[.A82]" office:value-type="float" office:value="0.0686455328478613" calcext:value-type="float">
            <text:p>0.0686455328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7.8951931182" calcext:value-type="float">
            <text:p>17.8951931182</text:p>
          </table:table-cell>
          <table:table-cell office:value-type="float" office:value="0.0878642550771" calcext:value-type="float">
            <text:p>0.0878642551</text:p>
          </table:table-cell>
          <table:table-cell table:formula="of:=[.A83]*[.B83]/100" office:value-type="float" office:value="0.0157234781279149" calcext:value-type="float">
            <text:p>0.0157234781</text:p>
          </table:table-cell>
          <table:table-cell table:formula="of:=(0.02*65)/[.A83]" office:value-type="float" office:value="0.072645206531907" calcext:value-type="float">
            <text:p>0.0726452065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6.8527267949" calcext:value-type="float">
            <text:p>16.8527267949</text:p>
          </table:table-cell>
          <table:table-cell office:value-type="float" office:value="0.0896342231545" calcext:value-type="float">
            <text:p>0.0896342232</text:p>
          </table:table-cell>
          <table:table-cell table:formula="of:=[.A84]*[.B84]/100" office:value-type="float" office:value="0.0151058107429589" calcext:value-type="float">
            <text:p>0.0151058107</text:p>
          </table:table-cell>
          <table:table-cell table:formula="of:=(0.02*65)/[.A84]" office:value-type="float" office:value="0.0771388521170003" calcext:value-type="float">
            <text:p>0.0771388521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5.8107030676" calcext:value-type="float">
            <text:p>15.8107030676</text:p>
          </table:table-cell>
          <table:table-cell office:value-type="float" office:value="0.0914722738021" calcext:value-type="float">
            <text:p>0.0914722738</text:p>
          </table:table-cell>
          <table:table-cell table:formula="of:=[.A85]*[.B85]/100" office:value-type="float" office:value="0.0144624096000321" calcext:value-type="float">
            <text:p>0.0144624096</text:p>
          </table:table-cell>
          <table:table-cell table:formula="of:=(0.02*65)/[.A85]" office:value-type="float" office:value="0.0822227825316648" calcext:value-type="float">
            <text:p>0.0822227825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4.7693926197" calcext:value-type="float">
            <text:p>14.7693926197</text:p>
          </table:table-cell>
          <table:table-cell office:value-type="float" office:value="0.0933870931223" calcext:value-type="float">
            <text:p>0.0933870931</text:p>
          </table:table-cell>
          <table:table-cell table:formula="of:=[.A86]*[.B86]/100" office:value-type="float" office:value="0.0137927064393573" calcext:value-type="float">
            <text:p>0.0137927064</text:p>
          </table:table-cell>
          <table:table-cell table:formula="of:=(0.02*65)/[.A86]" office:value-type="float" office:value="0.0880198687565532" calcext:value-type="float">
            <text:p>0.0880198688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3.7291101072" calcext:value-type="float">
            <text:p>13.7291101072</text:p>
          </table:table-cell>
          <table:table-cell office:value-type="float" office:value="0.0953890622447" calcext:value-type="float">
            <text:p>0.0953890622</text:p>
          </table:table-cell>
          <table:table-cell table:formula="of:=[.A87]*[.B87]/100" office:value-type="float" office:value="0.0130960693858004" calcext:value-type="float">
            <text:p>0.0130960694</text:p>
          </table:table-cell>
          <table:table-cell table:formula="of:=(0.02*65)/[.A87]" office:value-type="float" office:value="0.0946893126975679" calcext:value-type="float">
            <text:p>0.0946893127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2.6902244593" calcext:value-type="float">
            <text:p>12.6902244593</text:p>
          </table:table-cell>
          <table:table-cell office:value-type="float" office:value="0.0974907438686" calcext:value-type="float">
            <text:p>0.0974907439</text:p>
          </table:table-cell>
          <table:table-cell table:formula="of:=[.A88]*[.B88]/100" office:value-type="float" office:value="0.0123717942239666" calcext:value-type="float">
            <text:p>0.0123717942</text:p>
          </table:table-cell>
          <table:table-cell table:formula="of:=(0.02*65)/[.A88]" office:value-type="float" office:value="0.102441056434372" calcext:value-type="float">
            <text:p>0.1024410564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1.6531725345" calcext:value-type="float">
            <text:p>11.6531725345</text:p>
          </table:table-cell>
          <table:table-cell office:value-type="float" office:value="0.0997075584512" calcext:value-type="float">
            <text:p>0.0997075585</text:p>
          </table:table-cell>
          <table:table-cell table:formula="of:=[.A89]*[.B89]/100" office:value-type="float" office:value="0.0116190938162558" calcext:value-type="float">
            <text:p>0.0116190938</text:p>
          </table:table-cell>
          <table:table-cell table:formula="of:=(0.02*65)/[.A89]" office:value-type="float" office:value="0.111557603403817" calcext:value-type="float">
            <text:p>0.1115576034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0.6184775902" calcext:value-type="float">
            <text:p>10.6184775902</text:p>
          </table:table-cell>
          <table:table-cell office:value-type="float" office:value="0.102058747021" calcext:value-type="float">
            <text:p>0.102058747</text:p>
          </table:table-cell>
          <table:table-cell table:formula="of:=[.A90]*[.B90]/100" office:value-type="float" office:value="0.0108370851812638" calcext:value-type="float">
            <text:p>0.0108370852</text:p>
          </table:table-cell>
          <table:table-cell table:formula="of:=(0.02*65)/[.A90]" office:value-type="float" office:value="0.122428096585126" calcext:value-type="float">
            <text:p>0.1224280966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9.58677485235" calcext:value-type="float">
            <text:p>9.5867748524</text:p>
          </table:table-cell>
          <table:table-cell office:value-type="float" office:value="0.104568781226" calcext:value-type="float">
            <text:p>0.1045687812</text:p>
          </table:table-cell>
          <table:table-cell table:formula="of:=[.A91]*[.B91]/100" office:value-type="float" office:value="0.0100247736219831" calcext:value-type="float">
            <text:p>0.0100247736</text:p>
          </table:table-cell>
          <table:table-cell table:formula="of:=(0.02*65)/[.A91]" office:value-type="float" office:value="0.135603476666747" calcext:value-type="float">
            <text:p>0.1356034767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8.55884789474" calcext:value-type="float">
            <text:p>8.5588478947</text:p>
          </table:table-cell>
          <table:table-cell office:value-type="float" office:value="0.107269497778" calcext:value-type="float">
            <text:p>0.1072694978</text:p>
          </table:table-cell>
          <table:table-cell table:formula="of:=[.A92]*[.B92]/100" office:value-type="float" office:value="0.00918103315227052" calcext:value-type="float">
            <text:p>0.0091810332</text:p>
          </table:table-cell>
          <table:table-cell table:formula="of:=(0.02*65)/[.A92]" office:value-type="float" office:value="0.15188960196371" calcext:value-type="float">
            <text:p>0.151889602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7.53568211338" calcext:value-type="float">
            <text:p>7.5356821134</text:p>
          </table:table-cell>
          <table:table-cell office:value-type="float" office:value="0.110203459479" calcext:value-type="float">
            <text:p>0.1102034595</text:p>
          </table:table-cell>
          <table:table-cell table:formula="of:=[.A93]*[.B93]/100" office:value-type="float" office:value="0.00830458238428498" calcext:value-type="float">
            <text:p>0.0083045824</text:p>
          </table:table-cell>
          <table:table-cell table:formula="of:=(0.02*65)/[.A93]" office:value-type="float" office:value="0.172512584851713" calcext:value-type="float">
            <text:p>0.1725125849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6.51854650561" calcext:value-type="float">
            <text:p>6.5185465056</text:p>
          </table:table-cell>
          <table:table-cell office:value-type="float" office:value="0.113429507605" calcext:value-type="float">
            <text:p>0.1134295076</text:p>
          </table:table-cell>
          <table:table-cell table:formula="of:=[.A94]*[.B94]/100" office:value-type="float" office:value="0.00739395520431636" calcext:value-type="float">
            <text:p>0.0073939552</text:p>
          </table:table-cell>
          <table:table-cell table:formula="of:=(0.02*65)/[.A94]" office:value-type="float" office:value="0.199430961930116" calcext:value-type="float">
            <text:p>0.1994309619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5.50912503598" calcext:value-type="float">
            <text:p>5.509125036</text:p>
          </table:table-cell>
          <table:table-cell office:value-type="float" office:value="0.117032497956" calcext:value-type="float">
            <text:p>0.117032498</text:p>
          </table:table-cell>
          <table:table-cell table:formula="of:=[.A95]*[.B95]/100" office:value-type="float" office:value="0.00644746664512678" calcext:value-type="float">
            <text:p>0.0064474666</text:p>
          </table:table-cell>
          <table:table-cell table:formula="of:=(0.02*65)/[.A95]" office:value-type="float" office:value="0.235972135594985" calcext:value-type="float">
            <text:p>0.2359721356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4.50974133328" calcext:value-type="float">
            <text:p>4.5097413333</text:p>
          </table:table-cell>
          <table:table-cell office:value-type="float" office:value="0.1211417274" calcext:value-type="float">
            <text:p>0.1211417274</text:p>
          </table:table-cell>
          <table:table-cell table:formula="of:=[.A96]*[.B96]/100" office:value-type="float" office:value="0.00546317855240718" calcext:value-type="float">
            <text:p>0.0054631786</text:p>
          </table:table-cell>
          <table:table-cell table:formula="of:=(0.02*65)/[.A96]" office:value-type="float" office:value="0.288264870183694" calcext:value-type="float">
            <text:p>0.2882648702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3.52377642921" calcext:value-type="float">
            <text:p>3.5237764292</text:p>
          </table:table-cell>
          <table:table-cell office:value-type="float" office:value="0.125969543119" calcext:value-type="float">
            <text:p>0.1259695431</text:p>
          </table:table-cell>
          <table:table-cell table:formula="of:=[.A97]*[.B97]/100" office:value-type="float" office:value="0.00443888506841085" calcext:value-type="float">
            <text:p>0.0044388851</text:p>
          </table:table-cell>
          <table:table-cell table:formula="of:=(0.02*65)/[.A97]" office:value-type="float" office:value="0.368922383731209" calcext:value-type="float">
            <text:p>0.3689223837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2.55654156555" calcext:value-type="float">
            <text:p>2.5565415656</text:p>
          </table:table-cell>
          <table:table-cell office:value-type="float" office:value="0.131904728836" calcext:value-type="float">
            <text:p>0.1319047288</text:p>
          </table:table-cell>
          <table:table-cell table:formula="of:=[.A98]*[.B98]/100" office:value-type="float" office:value="0.00337219921961836" calcext:value-type="float">
            <text:p>0.0033721992</text:p>
          </table:table-cell>
          <table:table-cell table:formula="of:=(0.02*65)/[.A98]" office:value-type="float" office:value="0.508499457829204" calcext:value-type="float">
            <text:p>0.5084994578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1.6174572518" calcext:value-type="float">
            <text:p>1.6174572518</text:p>
          </table:table-cell>
          <table:table-cell office:value-type="float" office:value="0.139794524196" calcext:value-type="float">
            <text:p>0.1397945242</text:p>
          </table:table-cell>
          <table:table-cell table:formula="of:=[.A99]*[.B99]/100" office:value-type="float" office:value="0.00226111666922751" calcext:value-type="float">
            <text:p>0.0022611167</text:p>
          </table:table-cell>
          <table:table-cell table:formula="of:=(0.02*65)/[.A99]" office:value-type="float" office:value="0.803730669576142" calcext:value-type="float">
            <text:p>0.8037306696</text:p>
          </table:table-cell>
          <table:table-cell table:formula="of:=0.02*0.65" office:value-type="float" office:value="0.013" calcext:value-type="float">
            <text:p>0.013</text:p>
          </table:table-cell>
        </table:table-row>
        <table:table-row table:style-name="ro1">
          <table:table-cell office:value-type="float" office:value="0.727538361861" calcext:value-type="float">
            <text:p>0.7275383619</text:p>
          </table:table-cell>
          <table:table-cell office:value-type="float" office:value="0.152229818205" calcext:value-type="float">
            <text:p>0.1522298182</text:p>
          </table:table-cell>
          <table:table-cell table:formula="of:=[.A100]*[.B100]/100" office:value-type="float" office:value="0.00110753032563264" calcext:value-type="float">
            <text:p>0.0011075303</text:p>
          </table:table-cell>
          <table:table-cell table:formula="of:=(0.02*65)/[.A100]" office:value-type="float" office:value="1.78684735836428" calcext:value-type="float">
            <text:p>1.7868473584</text:p>
          </table:table-cell>
          <table:table-cell table:formula="of:=0.02*0.65" office:value-type="float" office:value="0.013" calcext:value-type="float">
            <text:p>0.013</text:p>
          </table:table-cell>
        </table:table-row>
      </table:table>
      <table:table table:name="_Bayes_cred_rel_odds_200_40_100_15" table:style-name="ta1">
        <table:shapes>
          <draw:frame draw:z-index="0" draw:style-name="gr1" draw:text-style-name="P1" svg:width="453.57pt" svg:height="412.61pt" svg:x="416.92pt" svg:y="24.09pt">
            <loext:p draw:notify-on-update-of-ranges="_Bayes_cred_rel_odds_200_40_100_15.A2:_Bayes_cred_rel_odds_200_40_100_15.A100 _Bayes_cred_rel_odds_200_40_100_15.B1:_Bayes_cred_rel_odds_200_40_100_15.B1 _Bayes_cred_rel_odds_200_40_100_15.B2:_Bayes_cred_rel_odds_200_40_100_15.B100 _Bayes_cred_rel_odds_200_40_100_15.A2:_Bayes_cred_rel_odds_200_40_100_15.A100 _Bayes_cred_rel_odds_200_40_100_15.D1:_Bayes_cred_rel_odds_200_40_100_15.D1 _Bayes_cred_rel_odds_200_40_100_15.D2:_Bayes_cred_rel_odds_200_40_100_15.D10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57pt" svg:height="365.92pt" svg:x="420.83pt" svg:y="478.89pt">
            <loext:p draw:notify-on-update-of-ranges="_Bayes_cred_rel_odds_200_40_100_15.B2:_Bayes_cred_rel_odds_200_40_100_15.B100 _Bayes_cred_rel_odds_200_40_100_15.C1:_Bayes_cred_rel_odds_200_40_100_15.C1 _Bayes_cred_rel_odds_200_40_100_15.C2:_Bayes_cred_rel_odds_200_40_100_15.C100 _Bayes_cred_rel_odds_200_40_100_15.E1:_Bayes_cred_rel_odds_200_40_100_15.E1 _Bayes_cred_rel_odds_200_40_100_15.E2:_Bayes_cred_rel_odds_200_40_100_15.E100 _Bayes_cred_rel_odds_200_40_100_15.B2:_Bayes_cred_rel_odds_200_40_100_15.B10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ayes_cred_pct</text:p>
          </table:table-cell>
          <table:table-cell office:value-type="string" calcext:value-type="string">
            <text:p><text:s/>Odds Factor</text:p>
          </table:table-cell>
          <table:table-cell office:value-type="string" calcext:value-type="string">
            <text:p>expected_return</text:p>
          </table:table-cell>
          <table:table-cell office:value-type="string" calcext:value-type="string">
            <text:p>business equivalence (1.2 @ 65%)</text:p>
          </table:table-cell>
          <table:table-cell office:value-type="string" calcext:value-type="string">
            <text:p>log(odds factor) threshold</text:p>
          </table:table-cell>
        </table:table-row>
        <table:table-row table:style-name="ro1">
          <table:table-cell office:value-type="float" office:value="99.8106353839" calcext:value-type="float">
            <text:p>99.8106353839</text:p>
          </table:table-cell>
          <table:table-cell office:value-type="float" office:value="0.342586576566" calcext:value-type="float">
            <text:p>0.3425865766</text:p>
          </table:table-cell>
          <table:table-cell table:formula="of:=[.A2]*LN([.B2])/100" office:value-type="float" office:value="-1.06920234269416" calcext:value-type="float">
            <text:p>-1.0692023427</text:p>
          </table:table-cell>
          <table:table-cell table:formula="of:=EXP((LN(1.2)*65)/[.A2])" office:value-type="float" office:value="1.12607017687277" calcext:value-type="float">
            <text:p>1.1260701769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99.7919242226" calcext:value-type="float">
            <text:p>99.7919242226</text:p>
          </table:table-cell>
          <table:table-cell office:value-type="float" office:value="0.462835861247" calcext:value-type="float">
            <text:p>0.4628358612</text:p>
          </table:table-cell>
          <table:table-cell table:formula="of:=[.A3]*LN([.B3])/100" office:value-type="float" office:value="-0.768779819097304" calcext:value-type="float">
            <text:p>-0.7687798191</text:p>
          </table:table-cell>
          <table:table-cell table:formula="of:=EXP((LN(1.2)*65)/[.A3])" office:value-type="float" office:value="1.12609524663376" calcext:value-type="float">
            <text:p>1.1260952466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99.6896780471" calcext:value-type="float">
            <text:p>99.6896780471</text:p>
          </table:table-cell>
          <table:table-cell office:value-type="float" office:value="0.539130177063" calcext:value-type="float">
            <text:p>0.5391301771</text:p>
          </table:table-cell>
          <table:table-cell table:formula="of:=[.A4]*LN([.B4])/100" office:value-type="float" office:value="-0.615881057841115" calcext:value-type="float">
            <text:p>-0.6158810578</text:p>
          </table:table-cell>
          <table:table-cell table:formula="of:=EXP((LN(1.2)*65)/[.A4])" office:value-type="float" office:value="1.12623241514767" calcext:value-type="float">
            <text:p>1.1262324151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99.4570305037" calcext:value-type="float">
            <text:p>99.4570305037</text:p>
          </table:table-cell>
          <table:table-cell office:value-type="float" office:value="0.596523418945" calcext:value-type="float">
            <text:p>0.5965234189</text:p>
          </table:table-cell>
          <table:table-cell table:formula="of:=[.A5]*LN([.B5])/100" office:value-type="float" office:value="-0.513831597510563" calcext:value-type="float">
            <text:p>-0.5138315975</text:p>
          </table:table-cell>
          <table:table-cell table:formula="of:=EXP((LN(1.2)*65)/[.A5])" office:value-type="float" office:value="1.12654563737563" calcext:value-type="float">
            <text:p>1.1265456374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99.0829825277" calcext:value-type="float">
            <text:p>99.0829825277</text:p>
          </table:table-cell>
          <table:table-cell office:value-type="float" office:value="0.643208393694" calcext:value-type="float">
            <text:p>0.6432083937</text:p>
          </table:table-cell>
          <table:table-cell table:formula="of:=[.A6]*LN([.B6])/100" office:value-type="float" office:value="-0.43723983689357" calcext:value-type="float">
            <text:p>-0.4372398369</text:p>
          </table:table-cell>
          <table:table-cell table:formula="of:=EXP((LN(1.2)*65)/[.A6])" office:value-type="float" office:value="1.12705250038654" calcext:value-type="float">
            <text:p>1.1270525004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98.5751793959" calcext:value-type="float">
            <text:p>98.5751793959</text:p>
          </table:table-cell>
          <table:table-cell office:value-type="float" office:value="0.68294463964" calcext:value-type="float">
            <text:p>0.6829446396</text:p>
          </table:table-cell>
          <table:table-cell table:formula="of:=[.A7]*LN([.B7])/100" office:value-type="float" office:value="-0.375908045454388" calcext:value-type="float">
            <text:p>-0.3759080455</text:p>
          </table:table-cell>
          <table:table-cell table:formula="of:=EXP((LN(1.2)*65)/[.A7])" office:value-type="float" office:value="1.12774713761002" calcext:value-type="float">
            <text:p>1.1277471376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97.9482717085" calcext:value-type="float">
            <text:p>97.9482717085</text:p>
          </table:table-cell>
          <table:table-cell office:value-type="float" office:value="0.717785553909" calcext:value-type="float">
            <text:p>0.7177855539</text:p>
          </table:table-cell>
          <table:table-cell table:formula="of:=[.A8]*LN([.B8])/100" office:value-type="float" office:value="-0.324781214502981" calcext:value-type="float">
            <text:p>-0.3247812145</text:p>
          </table:table-cell>
          <table:table-cell table:formula="of:=EXP((LN(1.2)*65)/[.A8])" office:value-type="float" office:value="1.12861523700026" calcext:value-type="float">
            <text:p>1.128615237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97.2184671164" calcext:value-type="float">
            <text:p>97.2184671164</text:p>
          </table:table-cell>
          <table:table-cell office:value-type="float" office:value="0.748981437115" calcext:value-type="float">
            <text:p>0.7489814371</text:p>
          </table:table-cell>
          <table:table-cell table:formula="of:=[.A9]*LN([.B9])/100" office:value-type="float" office:value="-0.281001306661433" calcext:value-type="float">
            <text:p>-0.2810013067</text:p>
          </table:table-cell>
          <table:table-cell table:formula="of:=EXP((LN(1.2)*65)/[.A9])" office:value-type="float" office:value="1.12964078401269" calcext:value-type="float">
            <text:p>1.129640784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96.4012475684" calcext:value-type="float">
            <text:p>96.4012475684</text:p>
          </table:table-cell>
          <table:table-cell office:value-type="float" office:value="0.777352844777" calcext:value-type="float">
            <text:p>0.7773528448</text:p>
          </table:table-cell>
          <table:table-cell table:formula="of:=[.A10]*LN([.B10])/100" office:value-type="float" office:value="-0.242797069026778" calcext:value-type="float">
            <text:p>-0.242797069</text:p>
          </table:table-cell>
          <table:table-cell table:formula="of:=EXP((LN(1.2)*65)/[.A10])" office:value-type="float" office:value="1.13080873193383" calcext:value-type="float">
            <text:p>1.1308087319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95.5105334957" calcext:value-type="float">
            <text:p>95.5105334957</text:p>
          </table:table-cell>
          <table:table-cell office:value-type="float" office:value="0.803468772021" calcext:value-type="float">
            <text:p>0.803468772</text:p>
          </table:table-cell>
          <table:table-cell table:formula="of:=[.A11]*LN([.B11])/100" office:value-type="float" office:value="-0.208993245397014" calcext:value-type="float">
            <text:p>-0.2089932454</text:p>
          </table:table-cell>
          <table:table-cell table:formula="of:=EXP((LN(1.2)*65)/[.A11])" office:value-type="float" office:value="1.1321058929607" calcext:value-type="float">
            <text:p>1.132105893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94.5584851228" calcext:value-type="float">
            <text:p>94.5584851228</text:p>
          </table:table-cell>
          <table:table-cell office:value-type="float" office:value="0.827740801086" calcext:value-type="float">
            <text:p>0.8277408011</text:p>
          </table:table-cell>
          <table:table-cell table:formula="of:=[.A12]*LN([.B12])/100" office:value-type="float" office:value="-0.178767748079144" calcext:value-type="float">
            <text:p>-0.1787677481</text:p>
          </table:table-cell>
          <table:table-cell table:formula="of:=EXP((LN(1.2)*65)/[.A12])" office:value-type="float" office:value="1.13352109019659" calcext:value-type="float">
            <text:p>1.1335210902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93.5555716061" calcext:value-type="float">
            <text:p>93.5555716061</text:p>
          </table:table-cell>
          <table:table-cell office:value-type="float" office:value="0.850476792972" calcext:value-type="float">
            <text:p>0.850476793</text:p>
          </table:table-cell>
          <table:table-cell table:formula="of:=[.A13]*LN([.B13])/100" office:value-type="float" office:value="-0.151520876600419" calcext:value-type="float">
            <text:p>-0.1515208766</text:p>
          </table:table-cell>
          <table:table-cell table:formula="of:=EXP((LN(1.2)*65)/[.A13])" office:value-type="float" office:value="1.13504502391681" calcext:value-type="float">
            <text:p>1.1350450239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92.5107406881" calcext:value-type="float">
            <text:p>92.5107406881</text:p>
          </table:table-cell>
          <table:table-cell office:value-type="float" office:value="0.871913388491" calcext:value-type="float">
            <text:p>0.8719133885</text:p>
          </table:table-cell>
          <table:table-cell table:formula="of:=[.A14]*LN([.B14])/100" office:value-type="float" office:value="-0.126800017990411" calcext:value-type="float">
            <text:p>-0.126800018</text:p>
          </table:table-cell>
          <table:table-cell table:formula="of:=EXP((LN(1.2)*65)/[.A14])" office:value-type="float" office:value="1.13667004637456" calcext:value-type="float">
            <text:p>1.1366700464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91.4316140248" calcext:value-type="float">
            <text:p>91.4316140248</text:p>
          </table:table-cell>
          <table:table-cell office:value-type="float" office:value="0.892236648377" calcext:value-type="float">
            <text:p>0.8922366484</text:p>
          </table:table-cell>
          <table:table-cell table:formula="of:=[.A15]*LN([.B15])/100" office:value-type="float" office:value="-0.104253874513361" calcext:value-type="float">
            <text:p>-0.1042538745</text:p>
          </table:table-cell>
          <table:table-cell table:formula="of:=EXP((LN(1.2)*65)/[.A15])" office:value-type="float" office:value="1.13838992590251" calcext:value-type="float">
            <text:p>1.1383899259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90.3246760144" calcext:value-type="float">
            <text:p>90.3246760144</text:p>
          </table:table-cell>
          <table:table-cell office:value-type="float" office:value="0.911595688441" calcext:value-type="float">
            <text:p>0.9115956884</text:p>
          </table:table-cell>
          <table:table-cell table:formula="of:=[.A16]*LN([.B16])/100" office:value-type="float" office:value="-0.0836033560893185" calcext:value-type="float">
            <text:p>-0.0836033561</text:p>
          </table:table-cell>
          <table:table-cell table:formula="of:=EXP((LN(1.2)*65)/[.A16])" office:value-type="float" office:value="1.14019963135413" calcext:value-type="float">
            <text:p>1.1401996314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89.1954437053" calcext:value-type="float">
            <text:p>89.1954437053</text:p>
          </table:table-cell>
          <table:table-cell office:value-type="float" office:value="0.930111989976" calcext:value-type="float">
            <text:p>0.93011199</text:p>
          </table:table-cell>
          <table:table-cell table:formula="of:=[.A17]*LN([.B17])/100" office:value-type="float" office:value="-0.0646223493857185" calcext:value-type="float">
            <text:p>-0.0646223494</text:p>
          </table:table-cell>
          <table:table-cell table:formula="of:=EXP((LN(1.2)*65)/[.A17])" office:value-type="float" office:value="1.1420951463777" calcext:value-type="float">
            <text:p>1.1420951464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88.0486143947" calcext:value-type="float">
            <text:p>88.0486143947</text:p>
          </table:table-cell>
          <table:table-cell office:value-type="float" office:value="0.9478859385" calcext:value-type="float">
            <text:p>0.9478859385</text:p>
          </table:table-cell>
          <table:table-cell table:formula="of:=[.A18]*LN([.B18])/100" office:value-type="float" office:value="-0.0471245887231954" calcext:value-type="float">
            <text:p>-0.0471245887</text:p>
          </table:table-cell>
          <table:table-cell table:formula="of:=EXP((LN(1.2)*65)/[.A18])" office:value-type="float" office:value="1.14407331400337" calcext:value-type="float">
            <text:p>1.144073314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86.888191497" calcext:value-type="float">
            <text:p>86.888191497</text:p>
          </table:table-cell>
          <table:table-cell office:value-type="float" office:value="0.965001528614" calcext:value-type="float">
            <text:p>0.9650015286</text:p>
          </table:table-cell>
          <table:table-cell table:formula="of:=[.A19]*LN([.B19])/100" office:value-type="float" office:value="-0.0309544339790729" calcext:value-type="float">
            <text:p>-0.030954434</text:p>
          </table:table-cell>
          <table:table-cell table:formula="of:=EXP((LN(1.2)*65)/[.A19])" office:value-type="float" office:value="1.14613170860081" calcext:value-type="float">
            <text:p>1.1461317086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85.7175908417" calcext:value-type="float">
            <text:p>85.7175908417</text:p>
          </table:table-cell>
          <table:table-cell office:value-type="float" office:value="0.981529821586" calcext:value-type="float">
            <text:p>0.9815298216</text:p>
          </table:table-cell>
          <table:table-cell table:formula="of:=[.A20]*LN([.B20])/100" office:value-type="float" office:value="-0.0159802293507531" calcext:value-type="float">
            <text:p>-0.0159802294</text:p>
          </table:table-cell>
          <table:table-cell table:formula="of:=EXP((LN(1.2)*65)/[.A20])" office:value-type="float" office:value="1.1482685312779" calcext:value-type="float">
            <text:p>1.1482685313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84.5397300086" calcext:value-type="float">
            <text:p>84.5397300086</text:p>
          </table:table-cell>
          <table:table-cell office:value-type="float" office:value="0.997531533918" calcext:value-type="float">
            <text:p>0.9975315339</text:p>
          </table:table-cell>
          <table:table-cell table:formula="of:=[.A21]*LN([.B21])/100" office:value-type="float" office:value="-0.00208941444769263" calcext:value-type="float">
            <text:p>-0.0020894144</text:p>
          </table:table-cell>
          <table:table-cell table:formula="of:=EXP((LN(1.2)*65)/[.A21])" office:value-type="float" office:value="1.15048252485546" calcext:value-type="float">
            <text:p>1.1504825249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83.3571032688" calcext:value-type="float">
            <text:p>83.3571032688</text:p>
          </table:table-cell>
          <table:table-cell office:value-type="float" office:value="1.0130590075" calcext:value-type="float">
            <text:p>1.0130590075</text:p>
          </table:table-cell>
          <table:table-cell table:formula="of:=[.A22]*LN([.B22])/100" office:value-type="float" office:value="0.0108151455381021" calcext:value-type="float">
            <text:p>0.0108151455</text:p>
          </table:table-cell>
          <table:table-cell table:formula="of:=EXP((LN(1.2)*65)/[.A22])" office:value-type="float" office:value="1.15277290497724" calcext:value-type="float">
            <text:p>1.152772905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82.1718444448" calcext:value-type="float">
            <text:p>82.1718444448</text:p>
          </table:table-cell>
          <table:table-cell office:value-type="float" office:value="1.02815773133" calcext:value-type="float">
            <text:p>1.0281577313</text:p>
          </table:table-cell>
          <table:table-cell table:formula="of:=[.A23]*LN([.B23])/100" office:value-type="float" office:value="0.0228179629153312" calcext:value-type="float">
            <text:p>0.0228179629</text:p>
          </table:table-cell>
          <table:table-cell table:formula="of:=EXP((LN(1.2)*65)/[.A23])" office:value-type="float" office:value="1.15513930446023" calcext:value-type="float">
            <text:p>1.1551393045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80.9857796945" calcext:value-type="float">
            <text:p>80.9857796945</text:p>
          </table:table-cell>
          <table:table-cell office:value-type="float" office:value="1.04286753245" calcext:value-type="float">
            <text:p>1.0428675325</text:p>
          </table:table-cell>
          <table:table-cell table:formula="of:=[.A24]*LN([.B24])/100" office:value-type="float" office:value="0.0339931021008606" calcext:value-type="float">
            <text:p>0.0339931021</text:p>
          </table:table-cell>
          <table:table-cell table:formula="of:=EXP((LN(1.2)*65)/[.A24])" office:value-type="float" office:value="1.15758172850037" calcext:value-type="float">
            <text:p>1.1575817285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79.8004719124" calcext:value-type="float">
            <text:p>79.8004719124</text:p>
          </table:table-cell>
          <table:table-cell office:value-type="float" office:value="1.05722351938" calcext:value-type="float">
            <text:p>1.0572235194</text:p>
          </table:table-cell>
          <table:table-cell table:formula="of:=[.A25]*LN([.B25])/100" office:value-type="float" office:value="0.0444058905884981" calcext:value-type="float">
            <text:p>0.0444058906</text:p>
          </table:table-cell>
          <table:table-cell table:formula="of:=EXP((LN(1.2)*65)/[.A25])" office:value-type="float" office:value="1.16010051880609" calcext:value-type="float">
            <text:p>1.1601005188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78.6172581627" calcext:value-type="float">
            <text:p>78.6172581627</text:p>
          </table:table-cell>
          <table:table-cell office:value-type="float" office:value="1.07125683746" calcext:value-type="float">
            <text:p>1.0712568375</text:p>
          </table:table-cell>
          <table:table-cell table:formula="of:=[.A26]*LN([.B26])/100" office:value-type="float" office:value="0.0541142820891855" calcext:value-type="float">
            <text:p>0.0541142821</text:p>
          </table:table-cell>
          <table:table-cell table:formula="of:=EXP((LN(1.2)*65)/[.A26])" office:value-type="float" office:value="1.16269632510975" calcext:value-type="float">
            <text:p>1.1626963251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77.4372813158" calcext:value-type="float">
            <text:p>77.4372813158</text:p>
          </table:table-cell>
          <table:table-cell office:value-type="float" office:value="1.08499527997" calcext:value-type="float">
            <text:p>1.08499528</text:p>
          </table:table-cell>
          <table:table-cell table:formula="of:=[.A27]*LN([.B27])/100" office:value-type="float" office:value="0.0631699552958128" calcext:value-type="float">
            <text:p>0.0631699553</text:p>
          </table:table-cell>
          <table:table-cell table:formula="of:=EXP((LN(1.2)*65)/[.A27])" office:value-type="float" office:value="1.16537008282074" calcext:value-type="float">
            <text:p>1.1653700828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76.2615168547" calcext:value-type="float">
            <text:p>76.2615168547</text:p>
          </table:table-cell>
          <table:table-cell office:value-type="float" office:value="1.09846378675" calcext:value-type="float">
            <text:p>1.0984637868</text:p>
          </table:table-cell>
          <table:table-cell table:formula="of:=[.A28]*LN([.B28])/100" office:value-type="float" office:value="0.0716192085173801" calcext:value-type="float">
            <text:p>0.0716192085</text:p>
          </table:table-cell>
          <table:table-cell table:formula="of:=EXP((LN(1.2)*65)/[.A28])" office:value-type="float" office:value="1.16812299583925" calcext:value-type="float">
            <text:p>1.1681229958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75.0907956508" calcext:value-type="float">
            <text:p>75.0907956508</text:p>
          </table:table-cell>
          <table:table-cell office:value-type="float" office:value="1.11168485493" calcext:value-type="float">
            <text:p>1.1116848549</text:p>
          </table:table-cell>
          <table:table-cell table:formula="of:=[.A29]*LN([.B29])/100" office:value-type="float" office:value="0.0795036953523667" calcext:value-type="float">
            <text:p>0.0795036954</text:p>
          </table:table-cell>
          <table:table-cell table:formula="of:=EXP((LN(1.2)*65)/[.A29])" office:value-type="float" office:value="1.17095652374714" calcext:value-type="float">
            <text:p>1.1709565237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73.925823365" calcext:value-type="float">
            <text:p>73.925823365</text:p>
          </table:table-cell>
          <table:table-cell office:value-type="float" office:value="1.12467887959" calcext:value-type="float">
            <text:p>1.1246788796</text:p>
          </table:table-cell>
          <table:table-cell table:formula="of:=[.A30]*LN([.B30])/100" office:value-type="float" office:value="0.0868610346319328" calcext:value-type="float">
            <text:p>0.0868610346</text:p>
          </table:table-cell>
          <table:table-cell table:formula="of:=EXP((LN(1.2)*65)/[.A30])" office:value-type="float" office:value="1.17387237276529" calcext:value-type="float">
            <text:p>1.1738723728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72.7671970178" calcext:value-type="float">
            <text:p>72.7671970178</text:p>
          </table:table-cell>
          <table:table-cell office:value-type="float" office:value="1.13746443863" calcext:value-type="float">
            <text:p>1.1374644386</text:p>
          </table:table-cell>
          <table:table-cell table:formula="of:=[.A31]*LN([.B31])/100" office:value-type="float" office:value="0.0937253203003687" calcext:value-type="float">
            <text:p>0.0937253203</text:p>
          </table:table-cell>
          <table:table-cell table:formula="of:=EXP((LN(1.2)*65)/[.A31])" office:value-type="float" office:value="1.17687248999396" calcext:value-type="float">
            <text:p>1.17687249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71.6154191779" calcext:value-type="float">
            <text:p>71.6154191779</text:p>
          </table:table-cell>
          <table:table-cell office:value-type="float" office:value="1.1500585326" calcext:value-type="float">
            <text:p>1.1500585326</text:p>
          </table:table-cell>
          <table:table-cell table:formula="of:=[.A32]*LN([.B32])/100" office:value-type="float" office:value="0.100127550709322" calcext:value-type="float">
            <text:p>0.1001275507</text:p>
          </table:table-cell>
          <table:table-cell table:formula="of:=EXP((LN(1.2)*65)/[.A32])" office:value-type="float" office:value="1.17995906056092" calcext:value-type="float">
            <text:p>1.1799590606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70.4709101399" calcext:value-type="float">
            <text:p>70.4709101399</text:p>
          </table:table-cell>
          <table:table-cell office:value-type="float" office:value="1.16247678796" calcext:value-type="float">
            <text:p>1.162476788</text:p>
          </table:table-cell>
          <table:table-cell table:formula="of:=[.A33]*LN([.B33])/100" office:value-type="float" office:value="0.106095992482971" calcext:value-type="float">
            <text:p>0.1060959925</text:p>
          </table:table-cell>
          <table:table-cell table:formula="of:=EXP((LN(1.2)*65)/[.A33])" office:value-type="float" office:value="1.18313450739622" calcext:value-type="float">
            <text:p>1.1831345074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69.3340184012" calcext:value-type="float">
            <text:p>69.3340184012</text:p>
          </table:table-cell>
          <table:table-cell office:value-type="float" office:value="1.1747336304" calcext:value-type="float">
            <text:p>1.1747336304</text:p>
          </table:table-cell>
          <table:table-cell table:formula="of:=[.A34]*LN([.B34])/100" office:value-type="float" office:value="0.111656490802394" calcext:value-type="float">
            <text:p>0.1116564908</text:p>
          </table:table-cell>
          <table:table-cell table:formula="of:=EXP((LN(1.2)*65)/[.A34])" office:value-type="float" office:value="1.1864014934194" calcext:value-type="float">
            <text:p>1.1864014934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68.205029695" calcext:value-type="float">
            <text:p>68.205029695</text:p>
          </table:table-cell>
          <table:table-cell office:value-type="float" office:value="1.18684243368" calcext:value-type="float">
            <text:p>1.1868424337</text:p>
          </table:table-cell>
          <table:table-cell table:formula="of:=[.A35]*LN([.B35])/100" office:value-type="float" office:value="0.116832735589628" calcext:value-type="float">
            <text:p>0.1168327356</text:p>
          </table:table-cell>
          <table:table-cell table:formula="of:=EXP((LN(1.2)*65)/[.A35])" office:value-type="float" office:value="1.18976292599136" calcext:value-type="float">
            <text:p>1.189762926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67.0841747944" calcext:value-type="float">
            <text:p>67.0841747944</text:p>
          </table:table-cell>
          <table:table-cell office:value-type="float" office:value="1.19881564801" calcext:value-type="float">
            <text:p>1.198815648</text:p>
          </table:table-cell>
          <table:table-cell table:formula="of:=[.A36]*LN([.B36])/100" office:value-type="float" office:value="0.121646490936301" calcext:value-type="float">
            <text:p>0.1216464909</text:p>
          </table:table-cell>
          <table:table-cell table:formula="of:=EXP((LN(1.2)*65)/[.A36])" office:value-type="float" office:value="1.19322196353467" calcext:value-type="float">
            <text:p>1.1932219635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65.9716362673" calcext:value-type="float">
            <text:p>65.9716362673</text:p>
          </table:table-cell>
          <table:table-cell office:value-type="float" office:value="1.21066491164" calcext:value-type="float">
            <text:p>1.2106649116</text:p>
          </table:table-cell>
          <table:table-cell table:formula="of:=[.A37]*LN([.B37])/100" office:value-type="float" office:value="0.126117793936919" calcext:value-type="float">
            <text:p>0.1261177939</text:p>
          </table:table-cell>
          <table:table-cell table:formula="of:=EXP((LN(1.2)*65)/[.A37])" office:value-type="float" office:value="1.19678202427381" calcext:value-type="float">
            <text:p>1.1967820243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64.8675543328" calcext:value-type="float">
            <text:p>64.8675543328</text:p>
          </table:table-cell>
          <table:table-cell office:value-type="float" office:value="1.2224011483" calcext:value-type="float">
            <text:p>1.2224011483</text:p>
          </table:table-cell>
          <table:table-cell table:formula="of:=[.A38]*LN([.B38])/100" office:value-type="float" office:value="0.130265127707411" calcext:value-type="float">
            <text:p>0.1302651277</text:p>
          </table:table-cell>
          <table:table-cell table:formula="of:=EXP((LN(1.2)*65)/[.A38])" office:value-type="float" office:value="1.20044679708995" calcext:value-type="float">
            <text:p>1.2004467971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63.7720319473" calcext:value-type="float">
            <text:p>63.7720319473</text:p>
          </table:table-cell>
          <table:table-cell office:value-type="float" office:value="1.23403465283" calcext:value-type="float">
            <text:p>1.2340346528</text:p>
          </table:table-cell>
          <table:table-cell table:formula="of:=[.A39]*LN([.B39])/100" office:value-type="float" office:value="0.13410557259739" calcext:value-type="float">
            <text:p>0.1341055726</text:p>
          </table:table-cell>
          <table:table-cell table:formula="of:=EXP((LN(1.2)*65)/[.A39])" office:value-type="float" office:value="1.20422025451866" calcext:value-type="float">
            <text:p>1.2042202545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62.6851392264" calcext:value-type="float">
            <text:p>62.6851392264</text:p>
          </table:table-cell>
          <table:table-cell office:value-type="float" office:value="1.24557516686" calcext:value-type="float">
            <text:p>1.2455751669</text:p>
          </table:table-cell>
          <table:table-cell table:formula="of:=[.A40]*LN([.B40])/100" office:value-type="float" office:value="0.137654938842268" calcext:value-type="float">
            <text:p>0.1376549388</text:p>
          </table:table-cell>
          <table:table-cell table:formula="of:=EXP((LN(1.2)*65)/[.A40])" office:value-type="float" office:value="1.20810666796407" calcext:value-type="float">
            <text:p>1.208106668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61.6069172937" calcext:value-type="float">
            <text:p>61.6069172937</text:p>
          </table:table-cell>
          <table:table-cell office:value-type="float" office:value="1.25703194616" calcext:value-type="float">
            <text:p>1.2570319462</text:p>
          </table:table-cell>
          <table:table-cell table:formula="of:=[.A41]*LN([.B41])/100" office:value-type="float" office:value="0.140927883377729" calcext:value-type="float">
            <text:p>0.1409278834</text:p>
          </table:table-cell>
          <table:table-cell table:formula="of:=EXP((LN(1.2)*65)/[.A41])" office:value-type="float" office:value="1.21211062523435" calcext:value-type="float">
            <text:p>1.2121106252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60.5373816339" calcext:value-type="float">
            <text:p>60.5373816339</text:p>
          </table:table-cell>
          <table:table-cell office:value-type="float" office:value="1.2684138209" calcext:value-type="float">
            <text:p>1.2684138209</text:p>
          </table:table-cell>
          <table:table-cell table:formula="of:=[.A42]*LN([.B42])/100" office:value-type="float" office:value="0.143938013018273" calcext:value-type="float">
            <text:p>0.143938013</text:p>
          </table:table-cell>
          <table:table-cell table:formula="of:=EXP((LN(1.2)*65)/[.A42])" office:value-type="float" office:value="1.21623705054029" calcext:value-type="float">
            <text:p>1.2162370505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59.4765250145" calcext:value-type="float">
            <text:p>59.4765250145</text:p>
          </table:table-cell>
          <table:table-cell office:value-type="float" office:value="1.27972924993" calcext:value-type="float">
            <text:p>1.2797292499</text:p>
          </table:table-cell>
          <table:table-cell table:formula="of:=[.A43]*LN([.B43])/100" office:value-type="float" office:value="0.14669797587159" calcext:value-type="float">
            <text:p>0.1466979759</text:p>
          </table:table-cell>
          <table:table-cell table:formula="of:=EXP((LN(1.2)*65)/[.A43])" office:value-type="float" office:value="1.22049122714303" calcext:value-type="float">
            <text:p>1.2204912271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58.4243200331" calcext:value-type="float">
            <text:p>58.4243200331</text:p>
          </table:table-cell>
          <table:table-cell office:value-type="float" office:value="1.29098637013" calcext:value-type="float">
            <text:p>1.2909863701</text:p>
          </table:table-cell>
          <table:table-cell table:formula="of:=[.A44]*LN([.B44])/100" office:value-type="float" office:value="0.149219542612645" calcext:value-type="float">
            <text:p>0.1492195426</text:p>
          </table:table-cell>
          <table:table-cell table:formula="of:=EXP((LN(1.2)*65)/[.A44])" office:value-type="float" office:value="1.22487882286916" calcext:value-type="float">
            <text:p>1.2248788229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57.3807213367" calcext:value-type="float">
            <text:p>57.3807213367</text:p>
          </table:table-cell>
          <table:table-cell office:value-type="float" office:value="1.30219304143" calcext:value-type="float">
            <text:p>1.3021930414</text:p>
          </table:table-cell>
          <table:table-cell table:formula="of:=[.A45]*LN([.B45])/100" office:value-type="float" office:value="0.151513678839821" calcext:value-type="float">
            <text:p>0.1515136788</text:p>
          </table:table-cell>
          <table:table-cell table:formula="of:=EXP((LN(1.2)*65)/[.A45])" office:value-type="float" office:value="1.22940591876565" calcext:value-type="float">
            <text:p>1.2294059188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56.3456675535" calcext:value-type="float">
            <text:p>56.3456675535</text:p>
          </table:table-cell>
          <table:table-cell office:value-type="float" office:value="1.31335688836" calcext:value-type="float">
            <text:p>1.3133568884</text:p>
          </table:table-cell>
          <table:table-cell table:formula="of:=[.A46]*LN([.B46])/100" office:value-type="float" office:value="0.153590609712613" calcext:value-type="float">
            <text:p>0.1535906097</text:p>
          </table:table-cell>
          <table:table-cell table:formula="of:=EXP((LN(1.2)*65)/[.A46])" office:value-type="float" office:value="1.23407904121316" calcext:value-type="float">
            <text:p>1.2340790412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55.3190829725" calcext:value-type="float">
            <text:p>55.3190829725</text:p>
          </table:table-cell>
          <table:table-cell office:value-type="float" office:value="1.32448533868" calcext:value-type="float">
            <text:p>1.3244853387</text:p>
          </table:table-cell>
          <table:table-cell table:formula="of:=[.A47]*LN([.B47])/100" office:value-type="float" office:value="0.155459877795551" calcext:value-type="float">
            <text:p>0.1554598778</text:p>
          </table:table-cell>
          <table:table-cell table:formula="of:=EXP((LN(1.2)*65)/[.A47])" office:value-type="float" office:value="1.23890519786942" calcext:value-type="float">
            <text:p>1.2389051979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54.3008789998" calcext:value-type="float">
            <text:p>54.3008789998</text:p>
          </table:table-cell>
          <table:table-cell office:value-type="float" office:value="1.33558565959" calcext:value-type="float">
            <text:p>1.3355856596</text:p>
          </table:table-cell>
          <table:table-cell table:formula="of:=[.A48]*LN([.B48])/100" office:value-type="float" office:value="0.157130394903312" calcext:value-type="float">
            <text:p>0.1571303949</text:p>
          </table:table-cell>
          <table:table-cell table:formula="of:=EXP((LN(1.2)*65)/[.A48])" office:value-type="float" office:value="1.24389191788352" calcext:value-type="float">
            <text:p>1.2438919179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53.2909554176" calcext:value-type="float">
            <text:p>53.2909554176</text:p>
          </table:table-cell>
          <table:table-cell office:value-type="float" office:value="1.34666499204" calcext:value-type="float">
            <text:p>1.346664992</text:p>
          </table:table-cell>
          <table:table-cell table:formula="of:=[.A49]*LN([.B49])/100" office:value-type="float" office:value="0.158610488661662" calcext:value-type="float">
            <text:p>0.1586104887</text:p>
          </table:table-cell>
          <table:table-cell table:formula="of:=EXP((LN(1.2)*65)/[.A49])" office:value-type="float" office:value="1.2490472968893" calcext:value-type="float">
            <text:p>1.2490472969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52.2892014662" calcext:value-type="float">
            <text:p>52.2892014662</text:p>
          </table:table-cell>
          <table:table-cell office:value-type="float" office:value="1.35773038353" calcext:value-type="float">
            <text:p>1.3577303835</text:p>
          </table:table-cell>
          <table:table-cell table:formula="of:=[.A50]*LN([.B50])/100" office:value-type="float" office:value="0.159907944357693" calcext:value-type="float">
            <text:p>0.1599079444</text:p>
          </table:table-cell>
          <table:table-cell table:formula="of:=EXP((LN(1.2)*65)/[.A50])" office:value-type="float" office:value="1.25438004737987" calcext:value-type="float">
            <text:p>1.2543800474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51.2954967687" calcext:value-type="float">
            <text:p>51.2954967687</text:p>
          </table:table-cell>
          <table:table-cell office:value-type="float" office:value="1.36878881988" calcext:value-type="float">
            <text:p>1.3687888199</text:p>
          </table:table-cell>
          <table:table-cell table:formula="of:=[.A51]*LN([.B51])/100" office:value-type="float" office:value="0.161030042626597" calcext:value-type="float">
            <text:p>0.1610300426</text:p>
          </table:table-cell>
          <table:table-cell table:formula="of:=EXP((LN(1.2)*65)/[.A51])" office:value-type="float" office:value="1.2598995551513" calcext:value-type="float">
            <text:p>1.2598995552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50.3097121136" calcext:value-type="float">
            <text:p>50.3097121136</text:p>
          </table:table-cell>
          <table:table-cell office:value-type="float" office:value="1.37984725623" calcext:value-type="float">
            <text:p>1.3798472562</text:p>
          </table:table-cell>
          <table:table-cell table:formula="of:=[.A52]*LN([.B52])/100" office:value-type="float" office:value="0.161983593368389" calcext:value-type="float">
            <text:p>0.1619835934</text:p>
          </table:table-cell>
          <table:table-cell table:formula="of:=EXP((LN(1.2)*65)/[.A52])" office:value-type="float" office:value="1.26561594262696" calcext:value-type="float">
            <text:p>1.2656159426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49.3317101071" calcext:value-type="float">
            <text:p>49.3317101071</text:p>
          </table:table-cell>
          <table:table-cell office:value-type="float" office:value="1.39091264772" calcext:value-type="float">
            <text:p>1.3909126477</text:p>
          </table:table-cell>
          <table:table-cell table:formula="of:=[.A53]*LN([.B53])/100" office:value-type="float" office:value="0.162774966306214" calcext:value-type="float">
            <text:p>0.1627749663</text:p>
          </table:table-cell>
          <table:table-cell table:formula="of:=EXP((LN(1.2)*65)/[.A53])" office:value-type="float" office:value="1.27154014001576" calcext:value-type="float">
            <text:p>1.27154014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48.3613457085" calcext:value-type="float">
            <text:p>48.3613457085</text:p>
          </table:table-cell>
          <table:table-cell office:value-type="float" office:value="1.40199198016" calcext:value-type="float">
            <text:p>1.4019919802</text:p>
          </table:table-cell>
          <table:table-cell table:formula="of:=[.A54]*LN([.B54])/100" office:value-type="float" office:value="0.163410118504268" calcext:value-type="float">
            <text:p>0.1634101185</text:p>
          </table:table-cell>
          <table:table-cell table:formula="of:=EXP((LN(1.2)*65)/[.A54])" office:value-type="float" office:value="1.27768396539698" calcext:value-type="float">
            <text:p>1.2776839654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47.398466655" calcext:value-type="float">
            <text:p>47.398466655</text:p>
          </table:table-cell>
          <table:table-cell office:value-type="float" office:value="1.41309230107" calcext:value-type="float">
            <text:p>1.4130923011</text:p>
          </table:table-cell>
          <table:table-cell table:formula="of:=[.A55]*LN([.B55])/100" office:value-type="float" office:value="0.16389461912847" calcext:value-type="float">
            <text:p>0.1638946191</text:p>
          </table:table-cell>
          <table:table-cell table:formula="of:=EXP((LN(1.2)*65)/[.A55])" office:value-type="float" office:value="1.2840602150448" calcext:value-type="float">
            <text:p>1.284060215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46.4429137854" calcext:value-type="float">
            <text:p>46.4429137854</text:p>
          </table:table-cell>
          <table:table-cell office:value-type="float" office:value="1.42422075139" calcext:value-type="float">
            <text:p>1.4242207514</text:p>
          </table:table-cell>
          <table:table-cell table:formula="of:=[.A56]*LN([.B56])/100" office:value-type="float" office:value="0.164233671678324" calcext:value-type="float">
            <text:p>0.1642336717</text:p>
          </table:table-cell>
          <table:table-cell table:formula="of:=EXP((LN(1.2)*65)/[.A56])" office:value-type="float" office:value="1.29068276550439" calcext:value-type="float">
            <text:p>1.2906827655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45.4945212661" calcext:value-type="float">
            <text:p>45.4945212661</text:p>
          </table:table-cell>
          <table:table-cell office:value-type="float" office:value="1.43538459832" calcext:value-type="float">
            <text:p>1.4353845983</text:p>
          </table:table-cell>
          <table:table-cell table:formula="of:=[.A57]*LN([.B57])/100" office:value-type="float" office:value="0.164432133918686" calcext:value-type="float">
            <text:p>0.1644321339</text:p>
          </table:table-cell>
          <table:table-cell table:formula="of:=EXP((LN(1.2)*65)/[.A57])" office:value-type="float" office:value="1.29756668923238" calcext:value-type="float">
            <text:p>1.2975666892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44.5531167252" calcext:value-type="float">
            <text:p>44.5531167252</text:p>
          </table:table-cell>
          <table:table-cell office:value-type="float" office:value="1.44659126962" calcext:value-type="float">
            <text:p>1.4465912696</text:p>
          </table:table-cell>
          <table:table-cell table:formula="of:=[.A58]*LN([.B58])/100" office:value-type="float" office:value="0.164494535668172" calcext:value-type="float">
            <text:p>0.1644945357</text:p>
          </table:table-cell>
          <table:table-cell table:formula="of:=EXP((LN(1.2)*65)/[.A58])" office:value-type="float" office:value="1.30472838591824" calcext:value-type="float">
            <text:p>1.3047283859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43.6185212957" calcext:value-type="float">
            <text:p>43.6185212957</text:p>
          </table:table-cell>
          <table:table-cell office:value-type="float" office:value="1.45784838982" calcext:value-type="float">
            <text:p>1.4578483898</text:p>
          </table:table-cell>
          <table:table-cell table:formula="of:=[.A59]*LN([.B59])/100" office:value-type="float" office:value="0.164425094591977" calcext:value-type="float">
            <text:p>0.1644250946</text:p>
          </table:table-cell>
          <table:table-cell table:formula="of:=EXP((LN(1.2)*65)/[.A59])" office:value-type="float" office:value="1.31218573202361" calcext:value-type="float">
            <text:p>1.312185732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42.69054957" calcext:value-type="float">
            <text:p>42.69054957</text:p>
          </table:table-cell>
          <table:table-cell office:value-type="float" office:value="1.46916381886" calcext:value-type="float">
            <text:p>1.4691638189</text:p>
          </table:table-cell>
          <table:table-cell table:formula="of:=[.A60]*LN([.B60])/100" office:value-type="float" office:value="0.164227730136194" calcext:value-type="float">
            <text:p>0.1642277301</text:p>
          </table:table-cell>
          <table:table-cell table:formula="of:=EXP((LN(1.2)*65)/[.A60])" office:value-type="float" office:value="1.31995825154113" calcext:value-type="float">
            <text:p>1.3199582515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41.7690094643" calcext:value-type="float">
            <text:p>41.7690094643</text:p>
          </table:table-cell>
          <table:table-cell office:value-type="float" office:value="1.48054569359" calcext:value-type="float">
            <text:p>1.4805456936</text:p>
          </table:table-cell>
          <table:table-cell table:formula="of:=[.A61]*LN([.B61])/100" office:value-type="float" office:value="0.16390607566422" calcext:value-type="float">
            <text:p>0.1639060757</text:p>
          </table:table-cell>
          <table:table-cell table:formula="of:=EXP((LN(1.2)*65)/[.A61])" office:value-type="float" office:value="1.32806731157982" calcext:value-type="float">
            <text:p>1.3280673116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40.8537019904" calcext:value-type="float">
            <text:p>40.8537019904</text:p>
          </table:table-cell>
          <table:table-cell office:value-type="float" office:value="1.49200247289" calcext:value-type="float">
            <text:p>1.4920024729</text:p>
          </table:table-cell>
          <table:table-cell table:formula="of:=[.A62]*LN([.B62])/100" office:value-type="float" office:value="0.163463488911443" calcext:value-type="float">
            <text:p>0.1634634889</text:p>
          </table:table-cell>
          <table:table-cell table:formula="of:=EXP((LN(1.2)*65)/[.A62])" office:value-type="float" office:value="1.33653634710661" calcext:value-type="float">
            <text:p>1.3365363471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39.9444209333" calcext:value-type="float">
            <text:p>39.9444209333</text:p>
          </table:table-cell>
          <table:table-cell office:value-type="float" office:value="1.50354298693" calcext:value-type="float">
            <text:p>1.5035429869</text:p>
          </table:table-cell>
          <table:table-cell table:formula="of:=[.A63]*LN([.B63])/100" office:value-type="float" office:value="0.162903060763614" calcext:value-type="float">
            <text:p>0.1629030608</text:p>
          </table:table-cell>
          <table:table-cell table:formula="of:=EXP((LN(1.2)*65)/[.A63])" office:value-type="float" office:value="1.34539112004119" calcext:value-type="float">
            <text:p>1.34539112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39.040952425" calcext:value-type="float">
            <text:p>39.040952425</text:p>
          </table:table-cell>
          <table:table-cell office:value-type="float" office:value="1.51517649145" calcext:value-type="float">
            <text:p>1.5151764915</text:p>
          </table:table-cell>
          <table:table-cell table:formula="of:=[.A64]*LN([.B64])/100" office:value-type="float" office:value="0.162227622392532" calcext:value-type="float">
            <text:p>0.1622276224</text:p>
          </table:table-cell>
          <table:table-cell table:formula="of:=EXP((LN(1.2)*65)/[.A64])" office:value-type="float" office:value="1.35466001906331" calcext:value-type="float">
            <text:p>1.3546600191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38.1430744116" calcext:value-type="float">
            <text:p>38.1430744116</text:p>
          </table:table-cell>
          <table:table-cell office:value-type="float" office:value="1.52691272812" calcext:value-type="float">
            <text:p>1.5269127281</text:p>
          </table:table-cell>
          <table:table-cell table:formula="of:=[.A65]*LN([.B65])/100" office:value-type="float" office:value="0.161439750798726" calcext:value-type="float">
            <text:p>0.1614397508</text:p>
          </table:table-cell>
          <table:table-cell table:formula="of:=EXP((LN(1.2)*65)/[.A65])" office:value-type="float" office:value="1.36437440778743" calcext:value-type="float">
            <text:p>1.3643744078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37.2505559986" calcext:value-type="float">
            <text:p>37.2505559986</text:p>
          </table:table-cell>
          <table:table-cell office:value-type="float" office:value="1.53876199174" calcext:value-type="float">
            <text:p>1.5387619917</text:p>
          </table:table-cell>
          <table:table-cell table:formula="of:=[.A66]*LN([.B66])/100" office:value-type="float" office:value="0.16054177262455" calcext:value-type="float">
            <text:p>0.1605417726</text:p>
          </table:table-cell>
          <table:table-cell table:formula="of:=EXP((LN(1.2)*65)/[.A66])" office:value-type="float" office:value="1.37456903077872" calcext:value-type="float">
            <text:p>1.3745690308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36.3631566653" calcext:value-type="float">
            <text:p>36.3631566653</text:p>
          </table:table-cell>
          <table:table-cell office:value-type="float" office:value="1.55073520607" calcext:value-type="float">
            <text:p>1.5507352061</text:p>
          </table:table-cell>
          <table:table-cell table:formula="of:=[.A67]*LN([.B67])/100" office:value-type="float" office:value="0.159535766322018" calcext:value-type="float">
            <text:p>0.1595357663</text:p>
          </table:table-cell>
          <table:table-cell table:formula="of:=EXP((LN(1.2)*65)/[.A67])" office:value-type="float" office:value="1.38528248897357" calcext:value-type="float">
            <text:p>1.385282489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35.4806253301" calcext:value-type="float">
            <text:p>35.4806253301</text:p>
          </table:table-cell>
          <table:table-cell office:value-type="float" office:value="1.56284400935" calcext:value-type="float">
            <text:p>1.5628440094</text:p>
          </table:table-cell>
          <table:table-cell table:formula="of:=[.A68]*LN([.B68])/100" office:value-type="float" office:value="0.158423562450025" calcext:value-type="float">
            <text:p>0.1584235625</text:p>
          </table:table-cell>
          <table:table-cell table:formula="of:=EXP((LN(1.2)*65)/[.A68])" office:value-type="float" office:value="1.3965577988835" calcext:value-type="float">
            <text:p>1.3965577989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34.6026992464" calcext:value-type="float">
            <text:p>34.6026992464</text:p>
          </table:table-cell>
          <table:table-cell office:value-type="float" office:value="1.5751008518" calcext:value-type="float">
            <text:p>1.5751008518</text:p>
          </table:table-cell>
          <table:table-cell table:formula="of:=[.A69]*LN([.B69])/100" office:value-type="float" office:value="0.157206742075732" calcext:value-type="float">
            <text:p>0.1572067421</text:p>
          </table:table-cell>
          <table:table-cell table:formula="of:=EXP((LN(1.2)*65)/[.A69])" office:value-type="float" office:value="1.40844305346772" calcext:value-type="float">
            <text:p>1.4084430535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33.7291027047" calcext:value-type="float">
            <text:p>33.7291027047</text:p>
          </table:table-cell>
          <table:table-cell office:value-type="float" office:value="1.58751910715" calcext:value-type="float">
            <text:p>1.5875191072</text:p>
          </table:table-cell>
          <table:table-cell table:formula="of:=[.A70]*LN([.B70])/100" office:value-type="float" office:value="0.155886633053341" calcext:value-type="float">
            <text:p>0.1558866331</text:p>
          </table:table-cell>
          <table:table-cell table:formula="of:=EXP((LN(1.2)*65)/[.A70])" office:value-type="float" office:value="1.4209922070803" calcext:value-type="float">
            <text:p>1.4209922071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32.8595455092" calcext:value-type="float">
            <text:p>32.8595455092</text:p>
          </table:table-cell>
          <table:table-cell office:value-type="float" office:value="1.60011320113" calcext:value-type="float">
            <text:p>1.6001132011</text:p>
          </table:table-cell>
          <table:table-cell table:formula="of:=[.A71]*LN([.B71])/100" office:value-type="float" office:value="0.154464303985032" calcext:value-type="float">
            <text:p>0.154464304</text:p>
          </table:table-cell>
          <table:table-cell table:formula="of:=EXP((LN(1.2)*65)/[.A71])" office:value-type="float" office:value="1.43426601278428" calcext:value-type="float">
            <text:p>1.4342660128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31.9937211903" calcext:value-type="float">
            <text:p>31.9937211903</text:p>
          </table:table-cell>
          <table:table-cell office:value-type="float" office:value="1.61289876016" calcext:value-type="float">
            <text:p>1.6128987602</text:p>
          </table:table-cell>
          <table:table-cell table:formula="of:=[.A72]*LN([.B72])/100" office:value-type="float" office:value="0.15294055553188" calcext:value-type="float">
            <text:p>0.1529405555</text:p>
          </table:table-cell>
          <table:table-cell table:formula="of:=EXP((LN(1.2)*65)/[.A72])" office:value-type="float" office:value="1.44833314798816" calcext:value-type="float">
            <text:p>1.448333148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31.1313049052" calcext:value-type="float">
            <text:p>31.1313049052</text:p>
          </table:table-cell>
          <table:table-cell office:value-type="float" office:value="1.62589278482" calcext:value-type="float">
            <text:p>1.6258927848</text:p>
          </table:table-cell>
          <table:table-cell table:formula="of:=[.A73]*LN([.B73])/100" office:value-type="float" office:value="0.151315908772763" calcext:value-type="float">
            <text:p>0.1513159088</text:p>
          </table:table-cell>
          <table:table-cell table:formula="of:=EXP((LN(1.2)*65)/[.A73])" office:value-type="float" office:value="1.46327157445752" calcext:value-type="float">
            <text:p>1.4632715745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30.2719509665" calcext:value-type="float">
            <text:p>30.2719509665</text:p>
          </table:table-cell>
          <table:table-cell office:value-type="float" office:value="1.639113853" calcext:value-type="float">
            <text:p>1.639113853</text:p>
          </table:table-cell>
          <table:table-cell table:formula="of:=[.A74]*LN([.B74])/100" office:value-type="float" office:value="0.149590590051525" calcext:value-type="float">
            <text:p>0.1495905901</text:p>
          </table:table-cell>
          <table:table-cell table:formula="of:=EXP((LN(1.2)*65)/[.A74])" office:value-type="float" office:value="1.47917019218643" calcext:value-type="float">
            <text:p>1.4791701922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29.4152899235" calcext:value-type="float">
            <text:p>29.4152899235</text:p>
          </table:table-cell>
          <table:table-cell office:value-type="float" office:value="1.65258235979" calcext:value-type="float">
            <text:p>1.6525823598</text:p>
          </table:table-cell>
          <table:table-cell table:formula="of:=[.A75]*LN([.B75])/100" office:value-type="float" office:value="0.14776451178625" calcext:value-type="float">
            <text:p>0.1477645118</text:p>
          </table:table-cell>
          <table:table-cell table:formula="of:=EXP((LN(1.2)*65)/[.A75])" office:value-type="float" office:value="1.49613086463062" calcext:value-type="float">
            <text:p>1.4961308646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28.5609251018" calcext:value-type="float">
            <text:p>28.5609251018</text:p>
          </table:table-cell>
          <table:table-cell office:value-type="float" office:value="1.66632080229" calcext:value-type="float">
            <text:p>1.6663208023</text:p>
          </table:table-cell>
          <table:table-cell table:formula="of:=[.A76]*LN([.B76])/100" office:value-type="float" office:value="0.145837248414677" calcext:value-type="float">
            <text:p>0.1458372484</text:p>
          </table:table-cell>
          <table:table-cell table:formula="of:=EXP((LN(1.2)*65)/[.A76])" office:value-type="float" office:value="1.51427091722202" calcext:value-type="float">
            <text:p>1.5142709172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27.70842848" calcext:value-type="float">
            <text:p>27.70842848</text:p>
          </table:table-cell>
          <table:table-cell office:value-type="float" office:value="1.68035412038" calcext:value-type="float">
            <text:p>1.6803541204</text:p>
          </table:table-cell>
          <table:table-cell table:formula="of:=[.A77]*LN([.B77])/100" office:value-type="float" office:value="0.143808006524022" calcext:value-type="float">
            <text:p>0.1438080065</text:p>
          </table:table-cell>
          <table:table-cell table:formula="of:=EXP((LN(1.2)*65)/[.A77])" office:value-type="float" office:value="1.53372624459437" calcext:value-type="float">
            <text:p>1.5337262446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26.857335749" calcext:value-type="float">
            <text:p>26.857335749</text:p>
          </table:table-cell>
          <table:table-cell office:value-type="float" office:value="1.6947101073" calcext:value-type="float">
            <text:p>1.6947101073</text:p>
          </table:table-cell>
          <table:table-cell table:formula="of:=[.A78]*LN([.B78])/100" office:value-type="float" office:value="0.141675587864257" calcext:value-type="float">
            <text:p>0.1416755879</text:p>
          </table:table-cell>
          <table:table-cell table:formula="of:=EXP((LN(1.2)*65)/[.A78])" office:value-type="float" office:value="1.55465520840169" calcext:value-type="float">
            <text:p>1.5546552084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26.0071403554" calcext:value-type="float">
            <text:p>26.0071403554</text:p>
          </table:table-cell>
          <table:table-cell office:value-type="float" office:value="1.70941990842" calcext:value-type="float">
            <text:p>1.7094199084</text:p>
          </table:table-cell>
          <table:table-cell table:formula="of:=[.A79]*LN([.B79])/100" office:value-type="float" office:value="0.139438343617689" calcext:value-type="float">
            <text:p>0.1394383436</text:p>
          </table:table-cell>
          <table:table-cell table:formula="of:=EXP((LN(1.2)*65)/[.A79])" office:value-type="float" office:value="1.57724357286494" calcext:value-type="float">
            <text:p>1.5772435729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25.1572862647" calcext:value-type="float">
            <text:p>25.1572862647</text:p>
          </table:table-cell>
          <table:table-cell office:value-type="float" office:value="1.72451863225" calcext:value-type="float">
            <text:p>1.7245186323</text:p>
          </table:table-cell>
          <table:table-cell table:formula="of:=[.A80]*LN([.B80])/100" office:value-type="float" office:value="0.137094117730454" calcext:value-type="float">
            <text:p>0.1370941177</text:p>
          </table:table-cell>
          <table:table-cell table:formula="of:=EXP((LN(1.2)*65)/[.A80])" office:value-type="float" office:value="1.60171081832039" calcext:value-type="float">
            <text:p>1.6017108183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24.3071591038" calcext:value-type="float">
            <text:p>24.3071591038</text:p>
          </table:table-cell>
          <table:table-cell office:value-type="float" office:value="1.74004610583" calcext:value-type="float">
            <text:p>1.7400461058</text:p>
          </table:table-cell>
          <table:table-cell table:formula="of:=[.A81]*LN([.B81])/100" office:value-type="float" office:value="0.13464017645351" calcext:value-type="float">
            <text:p>0.1346401765</text:p>
          </table:table-cell>
          <table:table-cell table:formula="of:=EXP((LN(1.2)*65)/[.A81])" office:value-type="float" office:value="1.62831830741299" calcext:value-type="float">
            <text:p>1.6283183074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23.4560752186" calcext:value-type="float">
            <text:p>23.4560752186</text:p>
          </table:table-cell>
          <table:table-cell office:value-type="float" office:value="1.75604781817" calcext:value-type="float">
            <text:p>1.7560478182</text:p>
          </table:table-cell>
          <table:table-cell table:formula="of:=[.A82]*LN([.B82])/100" office:value-type="float" office:value="0.132073120255023" calcext:value-type="float">
            <text:p>0.1320731203</text:p>
          </table:table-cell>
          <table:table-cell table:formula="of:=EXP((LN(1.2)*65)/[.A82])" office:value-type="float" office:value="1.65737997660449" calcext:value-type="float">
            <text:p>1.6573799766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22.6032680248" calcext:value-type="float">
            <text:p>22.6032680248</text:p>
          </table:table-cell>
          <table:table-cell office:value-type="float" office:value="1.77257611114" calcext:value-type="float">
            <text:p>1.7725761111</text:p>
          </table:table-cell>
          <table:table-cell table:formula="of:=[.A83]*LN([.B83])/100" office:value-type="float" office:value="0.129388772862654" calcext:value-type="float">
            <text:p>0.1293887729</text:p>
          </table:table-cell>
          <table:table-cell table:formula="of:=EXP((LN(1.2)*65)/[.A83])" office:value-type="float" office:value="1.68927652166552" calcext:value-type="float">
            <text:p>1.6892765217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21.7478707939" calcext:value-type="float">
            <text:p>21.7478707939</text:p>
          </table:table-cell>
          <table:table-cell office:value-type="float" office:value="1.78969170125" calcext:value-type="float">
            <text:p>1.7896917013</text:p>
          </table:table-cell>
          <table:table-cell table:formula="of:=[.A84]*LN([.B84])/100" office:value-type="float" office:value="0.126582040306971" calcext:value-type="float">
            <text:p>0.1265820403</text:p>
          </table:table-cell>
          <table:table-cell table:formula="of:=EXP((LN(1.2)*65)/[.A84])" office:value-type="float" office:value="1.72447449798881" calcext:value-type="float">
            <text:p>1.724474498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20.8888946781" calcext:value-type="float">
            <text:p>20.8888946781</text:p>
          </table:table-cell>
          <table:table-cell office:value-type="float" office:value="1.80746564978" calcext:value-type="float">
            <text:p>1.8074656498</text:p>
          </table:table-cell>
          <table:table-cell table:formula="of:=[.A85]*LN([.B85])/100" office:value-type="float" office:value="0.123646729904085" calcext:value-type="float">
            <text:p>0.1236467299</text:p>
          </table:table-cell>
          <table:table-cell table:formula="of:=EXP((LN(1.2)*65)/[.A85])" office:value-type="float" office:value="1.76355246185153" calcext:value-type="float">
            <text:p>1.7635524619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20.0252002718" calcext:value-type="float">
            <text:p>20.0252002718</text:p>
          </table:table-cell>
          <table:table-cell office:value-type="float" office:value="1.82598195131" calcext:value-type="float">
            <text:p>1.8259819513</text:p>
          </table:table-cell>
          <table:table-cell table:formula="of:=[.A86]*LN([.B86])/100" office:value-type="float" office:value="0.120575314916178" calcext:value-type="float">
            <text:p>0.1205753149</text:p>
          </table:table-cell>
          <table:table-cell table:formula="of:=EXP((LN(1.2)*65)/[.A86])" office:value-type="float" office:value="1.80723740606917" calcext:value-type="float">
            <text:p>1.8072374061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19.155460241" calcext:value-type="float">
            <text:p>19.155460241</text:p>
          </table:table-cell>
          <table:table-cell office:value-type="float" office:value="1.84534099137" calcext:value-type="float">
            <text:p>1.8453409914</text:p>
          </table:table-cell>
          <table:table-cell table:formula="of:=[.A87]*LN([.B87])/100" office:value-type="float" office:value="0.117358624176035" calcext:value-type="float">
            <text:p>0.1173586242</text:p>
          </table:table-cell>
          <table:table-cell table:formula="of:=EXP((LN(1.2)*65)/[.A87])" office:value-type="float" office:value="1.85645659419527" calcext:value-type="float">
            <text:p>1.8564565942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18.2781093597" calcext:value-type="float">
            <text:p>18.2781093597</text:p>
          </table:table-cell>
          <table:table-cell office:value-type="float" office:value="1.86566425126" calcext:value-type="float">
            <text:p>1.8656642513</text:p>
          </table:table-cell>
          <table:table-cell table:formula="of:=[.A88]*LN([.B88])/100" office:value-type="float" office:value="0.113985425865334" calcext:value-type="float">
            <text:p>0.1139854259</text:p>
          </table:table-cell>
          <table:table-cell table:formula="of:=EXP((LN(1.2)*65)/[.A88])" office:value-type="float" office:value="1.91241302893952" calcext:value-type="float">
            <text:p>1.9124130289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17.3912763783" calcext:value-type="float">
            <text:p>17.3912763783</text:p>
          </table:table-cell>
          <table:table-cell office:value-type="float" office:value="1.88710084678" calcext:value-type="float">
            <text:p>1.8871008468</text:p>
          </table:table-cell>
          <table:table-cell table:formula="of:=[.A89]*LN([.B89])/100" office:value-type="float" office:value="0.110441858533682" calcext:value-type="float">
            <text:p>0.1104418585</text:p>
          </table:table-cell>
          <table:table-cell table:formula="of:=EXP((LN(1.2)*65)/[.A89])" office:value-type="float" office:value="1.97669827397906" calcext:value-type="float">
            <text:p>1.976698274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16.4926889927" calcext:value-type="float">
            <text:p>16.4926889927</text:p>
          </table:table-cell>
          <table:table-cell office:value-type="float" office:value="1.90983683867" calcext:value-type="float">
            <text:p>1.9098368387</text:p>
          </table:table-cell>
          <table:table-cell table:formula="of:=[.A90]*LN([.B90])/100" office:value-type="float" office:value="0.106710635729286" calcext:value-type="float">
            <text:p>0.1067106357</text:p>
          </table:table-cell>
          <table:table-cell table:formula="of:=EXP((LN(1.2)*65)/[.A90])" office:value-type="float" office:value="2.05146633184147" calcext:value-type="float">
            <text:p>2.0514663318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15.5795377626" calcext:value-type="float">
            <text:p>15.5795377626</text:p>
          </table:table-cell>
          <table:table-cell office:value-type="float" office:value="1.93410886773" calcext:value-type="float">
            <text:p>1.9341088677</text:p>
          </table:table-cell>
          <table:table-cell table:formula="of:=[.A91]*LN([.B91])/100" office:value-type="float" office:value="0.102769904690119" calcext:value-type="float">
            <text:p>0.1027699047</text:p>
          </table:table-cell>
          <table:table-cell table:formula="of:=EXP((LN(1.2)*65)/[.A91])" office:value-type="float" office:value="2.1397112960886" calcext:value-type="float">
            <text:p>2.1397112961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14.6482751306" calcext:value-type="float">
            <text:p>14.6482751306</text:p>
          </table:table-cell>
          <table:table-cell office:value-type="float" office:value="1.96022479497" calcext:value-type="float">
            <text:p>1.960224795</text:p>
          </table:table-cell>
          <table:table-cell table:formula="of:=[.A92]*LN([.B92])/100" office:value-type="float" office:value="0.098591557252186" calcext:value-type="float">
            <text:p>0.0985915573</text:p>
          </table:table-cell>
          <table:table-cell table:formula="of:=EXP((LN(1.2)*65)/[.A92])" office:value-type="float" office:value="2.24572967123005" calcext:value-type="float">
            <text:p>2.2457296712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13.6943074451" calcext:value-type="float">
            <text:p>13.6943074451</text:p>
          </table:table-cell>
          <table:table-cell office:value-type="float" office:value="1.98859620264" calcext:value-type="float">
            <text:p>1.9885962026</text:p>
          </table:table-cell>
          <table:table-cell table:formula="of:=[.A93]*LN([.B93])/100" office:value-type="float" office:value="0.0941386357964828" calcext:value-type="float">
            <text:p>0.0941386358</text:p>
          </table:table-cell>
          <table:table-cell table:formula="of:=EXP((LN(1.2)*65)/[.A93])" office:value-type="float" office:value="2.37592982486724" calcext:value-type="float">
            <text:p>2.3759298249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12.7115014077" calcext:value-type="float">
            <text:p>12.7115014077</text:p>
          </table:table-cell>
          <table:table-cell office:value-type="float" office:value="2.01979208584" calcext:value-type="float">
            <text:p>2.0197920858</text:p>
          </table:table-cell>
          <table:table-cell table:formula="of:=[.A94]*LN([.B94])/100" office:value-type="float" office:value="0.0893611657184011" calcext:value-type="float">
            <text:p>0.0893611657</text:p>
          </table:table-cell>
          <table:table-cell table:formula="of:=EXP((LN(1.2)*65)/[.A94])" office:value-type="float" office:value="2.54033894835075" calcext:value-type="float">
            <text:p>2.5403389484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11.6913478519" calcext:value-type="float">
            <text:p>11.6913478519</text:p>
          </table:table-cell>
          <table:table-cell office:value-type="float" office:value="2.05463300011" calcext:value-type="float">
            <text:p>2.0546330001</text:p>
          </table:table-cell>
          <table:table-cell table:formula="of:=[.A95]*LN([.B95])/100" office:value-type="float" office:value="0.0841890735797236" calcext:value-type="float">
            <text:p>0.0841890736</text:p>
          </table:table-cell>
          <table:table-cell table:formula="of:=EXP((LN(1.2)*65)/[.A95])" office:value-type="float" office:value="2.75563286043671" calcext:value-type="float">
            <text:p>2.7556328604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10.6214403682" calcext:value-type="float">
            <text:p>10.6214403682</text:p>
          </table:table-cell>
          <table:table-cell office:value-type="float" office:value="2.09436924606" calcext:value-type="float">
            <text:p>2.0943692461</text:p>
          </table:table-cell>
          <table:table-cell table:formula="of:=[.A96]*LN([.B96])/100" office:value-type="float" office:value="0.0785192562539692" calcext:value-type="float">
            <text:p>0.0785192563</text:p>
          </table:table-cell>
          <table:table-cell table:formula="of:=EXP((LN(1.2)*65)/[.A96])" office:value-type="float" office:value="3.05186457475727" calcext:value-type="float">
            <text:p>3.0518645748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9.48243232119" calcext:value-type="float">
            <text:p>9.4824323212</text:p>
          </table:table-cell>
          <table:table-cell office:value-type="float" office:value="2.14105422081" calcext:value-type="float">
            <text:p>2.1410542208</text:p>
          </table:table-cell>
          <table:table-cell table:formula="of:=[.A97]*LN([.B97])/100" office:value-type="float" office:value="0.0721895993104353" calcext:value-type="float">
            <text:p>0.0721895993</text:p>
          </table:table-cell>
          <table:table-cell table:formula="of:=EXP((LN(1.2)*65)/[.A97])" office:value-type="float" office:value="3.48955563478639" calcext:value-type="float">
            <text:p>3.4895556348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8.24108227049" calcext:value-type="float">
            <text:p>8.2410822705</text:p>
          </table:table-cell>
          <table:table-cell office:value-type="float" office:value="2.19844746269" calcext:value-type="float">
            <text:p>2.1984474627</text:p>
          </table:table-cell>
          <table:table-cell table:formula="of:=[.A98]*LN([.B98])/100" office:value-type="float" office:value="0.0649192419881386" calcext:value-type="float">
            <text:p>0.064919242</text:p>
          </table:table-cell>
          <table:table-cell table:formula="of:=EXP((LN(1.2)*65)/[.A98])" office:value-type="float" office:value="4.21237780896585" calcext:value-type="float">
            <text:p>4.212377809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6.83074026656" calcext:value-type="float">
            <text:p>6.8307402666</text:p>
          </table:table-cell>
          <table:table-cell office:value-type="float" office:value="2.2747417785" calcext:value-type="float">
            <text:p>2.2747417785</text:p>
          </table:table-cell>
          <table:table-cell table:formula="of:=[.A99]*LN([.B99])/100" office:value-type="float" office:value="0.0561395688221067" calcext:value-type="float">
            <text:p>0.0561395688</text:p>
          </table:table-cell>
          <table:table-cell table:formula="of:=EXP((LN(1.2)*65)/[.A99])" office:value-type="float" office:value="5.66856832057782" calcext:value-type="float">
            <text:p>5.6685683206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  <table:table-row table:style-name="ro1">
          <table:table-cell office:value-type="float" office:value="5.0716298249" calcext:value-type="float">
            <text:p>5.0716298249</text:p>
          </table:table-cell>
          <table:table-cell office:value-type="float" office:value="2.39499106319" calcext:value-type="float">
            <text:p>2.3949910632</text:p>
          </table:table-cell>
          <table:table-cell table:formula="of:=[.A100]*LN([.B100])/100" office:value-type="float" office:value="0.0442945751767028" calcext:value-type="float">
            <text:p>0.0442945752</text:p>
          </table:table-cell>
          <table:table-cell table:formula="of:=EXP((LN(1.2)*65)/[.A100])" office:value-type="float" office:value="10.3470834608787" calcext:value-type="float">
            <text:p>10.3470834609</text:p>
          </table:table-cell>
          <table:table-cell table:formula="of:=LN(1.2)*0.65" office:value-type="float" office:value="0.11850901191607" calcext:value-type="float">
            <text:p>0.11850901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 style:data-style-name="N2" text:time-value="11:47:23.6849843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11:50:49.983340670</dc:date>
    <meta:editing-duration>PT2H9M13S</meta:editing-duration>
    <meta:editing-cycles>7</meta:editing-cycles>
    <meta:generator>LibreOffice/5.0.2.2$Linux_X86_64 LibreOffice_project/00m0$Build-2</meta:generator>
    <meta:document-statistic meta:table-count="2" meta:cell-count="10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0.05" chart:maximum="0.15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152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8cm" svg:height="15.062cm" xlink:href=".." xlink:type="simple" chart:class="chart:scatter" chart:style-name="ch1">
        <chart:title svg:x="4.759cm" svg:y="0.437cm" chart:style-name="ch2">
          <text:p>comparison Metric vs credibility</text:p>
        </chart:title>
        <chart:legend chart:legend-position="top" svg:x="3.523cm" svg:y="1.426cm" style:legend-expansion="wide" chart:style-name="ch3"/>
        <chart:plot-area chart:style-name="ch4" table:cell-range-address="_Bayes_cred_delta_200_40_100_15.A2:_Bayes_cred_delta_200_40_100_15.B100 _Bayes_cred_delta_200_40_100_15.B1:_Bayes_cred_delta_200_40_100_15.B1 _Bayes_cred_delta_200_40_100_15.D1:_Bayes_cred_delta_200_40_100_15.D100" chart:data-source-has-labels="row" svg:x="1.331cm" svg:y="2.326cm" svg:width="14.357cm" svg:height="11.454cm">
          <chartooo:coordinate-region svg:x="2.349cm" svg:y="2.525cm" svg:width="13.059cm" svg:height="11.056cm"/>
          <chart:axis chart:dimension="x" chart:name="primary-x" chart:style-name="ch5">
            <chart:title svg:x="7.618cm" svg:y="14.081cm" chart:style-name="ch6">
              <text:p>credibility%</text:p>
            </chart:title>
          </chart:axis>
          <chart:axis chart:dimension="y" chart:name="primary-y" chart:style-name="ch7">
            <chart:title svg:x="0.451cm" svg:y="9.089cm" chart:style-name="ch8">
              <text:p>delta = pA-pB</text:p>
            </chart:title>
            <chart:grid chart:style-name="ch9" chart:class="major"/>
          </chart:axis>
          <chart:series chart:style-name="ch10" chart:values-cell-range-address="_Bayes_cred_delta_200_40_100_15.B2:_Bayes_cred_delta_200_40_100_15.B100" chart:label-cell-address="_Bayes_cred_delta_200_40_100_15.B1:_Bayes_cred_delta_200_40_100_15.B1" chart:class="chart:scatter">
            <chart:domain table:cell-range-address="_Bayes_cred_delta_200_40_100_15.A2:_Bayes_cred_delta_200_40_100_15.A100"/>
            <chart:data-point chart:repeated="99"/>
          </chart:series>
          <chart:series chart:style-name="ch11" chart:values-cell-range-address="_Bayes_cred_delta_200_40_100_15.D2:_Bayes_cred_delta_200_40_100_15.D100" chart:label-cell-address="_Bayes_cred_delta_200_40_100_15.D1:_Bayes_cred_delta_200_40_100_15.D1" chart:class="chart:scatter">
            <chart:data-point chart:repeated="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DELTA</text:p>
                <draw:g>
                  <svg:desc>_Bayes_cred_delta_200_40_100_15.B1:_Bayes_cred_delta_200_40_100_15.B1</svg:desc>
                </draw:g>
              </table:table-cell>
              <table:table-cell office:value-type="string">
                <text:p>business equivalence (0.02 @ 65%)</text:p>
                <draw:g>
                  <svg:desc>_Bayes_cred_delta_200_40_100_15.D1:_Bayes_cred_delta_200_40_100_1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8.5625938403">
                <text:p>98.5625938403</text:p>
                <draw:g>
                  <svg:desc>_Bayes_cred_delta_200_40_100_15.A2:_Bayes_cred_delta_200_40_100_15.A100</svg:desc>
                </draw:g>
              </table:table-cell>
              <table:table-cell office:value-type="float" office:value="-0.0600147143417">
                <text:p>-0.0600147143417</text:p>
                <draw:g>
                  <svg:desc>_Bayes_cred_delta_200_40_100_15.B2:_Bayes_cred_delta_200_40_100_15.B100</svg:desc>
                </draw:g>
              </table:table-cell>
              <table:table-cell office:value-type="float" office:value="0.013189587949627">
                <text:p>0.013189587949627</text:p>
                <draw:g>
                  <svg:desc>_Bayes_cred_delta_200_40_100_15.D2:_Bayes_cred_delta_200_40_100_15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7.5030948966">
                <text:p>97.5030948966</text:p>
              </table:table-cell>
              <table:table-cell office:value-type="float" office:value="-0.0475794203328">
                <text:p>-0.0475794203328</text:p>
              </table:table-cell>
              <table:table-cell office:value-type="float" office:value="0.0133329101130443">
                <text:p>0.0133329101130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6.4865255851">
                <text:p>96.4865255851</text:p>
              </table:table-cell>
              <table:table-cell office:value-type="float" office:value="-0.0396896249724">
                <text:p>-0.0396896249724</text:p>
              </table:table-cell>
              <table:table-cell office:value-type="float" office:value="0.0134733838960075">
                <text:p>0.01347338389600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5.492114613">
                <text:p>95.492114613</text:p>
              </table:table-cell>
              <table:table-cell office:value-type="float" office:value="-0.0337544392553">
                <text:p>-0.0337544392553</text:p>
              </table:table-cell>
              <table:table-cell office:value-type="float" office:value="0.0136136895205274">
                <text:p>0.01361368952052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4.5112739567">
                <text:p>94.5112739567</text:p>
              </table:table-cell>
              <table:table-cell office:value-type="float" office:value="-0.0289266235362">
                <text:p>-0.0289266235362</text:p>
              </table:table-cell>
              <table:table-cell office:value-type="float" office:value="0.0137549727728312">
                <text:p>0.01375497277283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3.5394406687">
                <text:p>93.5394406687</text:p>
              </table:table-cell>
              <table:table-cell office:value-type="float" office:value="-0.0248173940929">
                <text:p>-0.0248173940929</text:p>
              </table:table-cell>
              <table:table-cell office:value-type="float" office:value="0.0138978808372863">
                <text:p>0.0138978808372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2.5738464849">
                <text:p>92.5738464849</text:p>
              </table:table-cell>
              <table:table-cell office:value-type="float" office:value="-0.0212144037414">
                <text:p>-0.0212144037414</text:p>
              </table:table-cell>
              <table:table-cell office:value-type="float" office:value="0.0140428430854069">
                <text:p>0.01404284308540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1.6126652007">
                <text:p>91.6126652007</text:p>
              </table:table-cell>
              <table:table-cell office:value-type="float" office:value="-0.0179883556152">
                <text:p>-0.0179883556152</text:p>
              </table:table-cell>
              <table:table-cell office:value-type="float" office:value="0.014190177713442">
                <text:p>0.0141901777134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.654619998">
                <text:p>90.654619998</text:p>
              </table:table-cell>
              <table:table-cell office:value-type="float" office:value="-0.015054393915">
                <text:p>-0.015054393915</text:p>
              </table:table-cell>
              <table:table-cell office:value-type="float" office:value="0.0143401406351787">
                <text:p>0.01434014063517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9.6987791296">
                <text:p>89.6987791296</text:p>
              </table:table-cell>
              <table:table-cell office:value-type="float" office:value="-0.0123536773623">
                <text:p>-0.0123536773623</text:p>
              </table:table-cell>
              <table:table-cell office:value-type="float" office:value="0.0144929508808778">
                <text:p>0.01449295088087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8.7444399367">
                <text:p>88.7444399367</text:p>
              </table:table-cell>
              <table:table-cell office:value-type="float" office:value="-0.00984364315777">
                <text:p>-0.00984364315777</text:p>
              </table:table-cell>
              <table:table-cell office:value-type="float" office:value="0.01464880505108">
                <text:p>0.014648805051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.7910585397">
                <text:p>87.7910585397</text:p>
              </table:table-cell>
              <table:table-cell office:value-type="float" office:value="-0.0074924545879">
                <text:p>-0.0074924545879</text:p>
              </table:table-cell>
              <table:table-cell office:value-type="float" office:value="0.0148078861517785">
                <text:p>0.01480788615177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.838204968">
                <text:p>86.838204968</text:p>
              </table:table-cell>
              <table:table-cell office:value-type="float" office:value="-0.00527564000524">
                <text:p>-0.00527564000524</text:p>
              </table:table-cell>
              <table:table-cell office:value-type="float" office:value="0.0149703693262551">
                <text:p>0.01497036932625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.8855333128">
                <text:p>85.8855333128</text:p>
              </table:table-cell>
              <table:table-cell office:value-type="float" office:value="-0.00317395838138">
                <text:p>-0.00317395838138</text:p>
              </table:table-cell>
              <table:table-cell office:value-type="float" office:value="0.0151364257734225">
                <text:p>0.01513642577342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4.9327611824">
                <text:p>84.9327611824</text:p>
              </table:table-cell>
              <table:table-cell office:value-type="float" office:value="-0.00117198925899">
                <text:p>-0.00117198925899</text:p>
              </table:table-cell>
              <table:table-cell office:value-type="float" office:value="0.0153062255589235">
                <text:p>0.01530622555892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3.9796551516">
                <text:p>83.9796551516</text:p>
              </table:table-cell>
              <table:table-cell office:value-type="float" office:value="0.000742830061258">
                <text:p>0.000742830061258</text:p>
              </table:table-cell>
              <table:table-cell office:value-type="float" office:value="0.0154799397265116">
                <text:p>0.01547993972651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3.0260202002">
                <text:p>83.0260202002</text:p>
              </table:table-cell>
              <table:table-cell office:value-type="float" office:value="0.00258088070887">
                <text:p>0.00258088070887</text:p>
              </table:table-cell>
              <table:table-cell office:value-type="float" office:value="0.0156577419568627">
                <text:p>0.01565774195686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2.0716918858">
                <text:p>82.0716918858</text:p>
              </table:table-cell>
              <table:table-cell office:value-type="float" office:value="0.00435084878619">
                <text:p>0.00435084878619</text:p>
              </table:table-cell>
              <table:table-cell office:value-type="float" office:value="0.0158398099287256">
                <text:p>0.015839809928725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1.116530435">
                <text:p>81.116530435</text:p>
              </table:table-cell>
              <table:table-cell office:value-type="float" office:value="0.00606008292522">
                <text:p>0.00606008292522</text:p>
              </table:table-cell>
              <table:table-cell office:value-type="float" office:value="0.0160263264839922">
                <text:p>0.01602632648399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.160416212">
                <text:p>80.160416212</text:p>
              </table:table-cell>
              <table:table-cell office:value-type="float" office:value="0.00771486197879">
                <text:p>0.00771486197879</text:p>
              </table:table-cell>
              <table:table-cell office:value-type="float" office:value="0.0162174806647946">
                <text:p>0.01621748066479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9.2032461922">
                <text:p>79.2032461922</text:p>
              </table:table-cell>
              <table:table-cell office:value-type="float" office:value="0.00932059875946">
                <text:p>0.00932059875946</text:p>
              </table:table-cell>
              <table:table-cell office:value-type="float" office:value="0.0164134686707832">
                <text:p>0.01641346867078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8.2449311855">
                <text:p>78.2449311855</text:p>
              </table:table-cell>
              <table:table-cell office:value-type="float" office:value="0.0108819974026">
                <text:p>0.0108819974026</text:p>
              </table:table-cell>
              <table:table-cell office:value-type="float" office:value="0.0166144947705048">
                <text:p>0.01661449477050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7.2853936224">
                <text:p>77.2853936224</text:p>
              </table:table-cell>
              <table:table-cell office:value-type="float" office:value="0.0124031765287">
                <text:p>0.0124031765287</text:p>
              </table:table-cell>
              <table:table-cell office:value-type="float" office:value="0.0168207721934047">
                <text:p>0.01682077219340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6.3245657731">
                <text:p>76.3245657731</text:p>
              </table:table-cell>
              <table:table-cell office:value-type="float" office:value="0.0138877667999">
                <text:p>0.0138877667999</text:p>
              </table:table-cell>
              <table:table-cell office:value-type="float" office:value="0.0170325240220125">
                <text:p>0.0170325240220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5.3623883013">
                <text:p>75.3623883013</text:p>
              </table:table-cell>
              <table:table-cell office:value-type="float" office:value="0.0153389890406">
                <text:p>0.0153389890406</text:p>
              </table:table-cell>
              <table:table-cell office:value-type="float" office:value="0.0172499841008565">
                <text:p>0.01724998410085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4.3988090793">
                <text:p>74.3988090793</text:p>
              </table:table-cell>
              <table:table-cell office:value-type="float" office:value="0.016759717423">
                <text:p>0.016759717423</text:p>
              </table:table-cell>
              <table:table-cell office:value-type="float" office:value="0.0174733979762278">
                <text:p>0.01747339797622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3.4337822111">
                <text:p>73.4337822111</text:p>
              </table:table-cell>
              <table:table-cell office:value-type="float" office:value="0.018152531045">
                <text:p>0.018152531045</text:p>
              </table:table-cell>
              <table:table-cell office:value-type="float" office:value="0.0177030238788858">
                <text:p>0.01770302387888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.4672672209">
                <text:p>72.4672672209</text:p>
              </table:table-cell>
              <table:table-cell office:value-type="float" office:value="0.0195197563917">
                <text:p>0.0195197563917</text:p>
              </table:table-cell>
              <table:table-cell office:value-type="float" office:value="0.017939133761416">
                <text:p>0.0179391337614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1.4992283756">
                <text:p>71.4992283756</text:p>
              </table:table-cell>
              <table:table-cell office:value-type="float" office:value="0.0208635025719">
                <text:p>0.0208635025719</text:p>
              </table:table-cell>
              <table:table-cell office:value-type="float" office:value="0.0181820144012021">
                <text:p>0.01818201440120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0.5296341158">
                <text:p>70.5296341158</text:p>
              </table:table-cell>
              <table:table-cell office:value-type="float" office:value="0.0221856907756">
                <text:p>0.0221856907756</text:p>
              </table:table-cell>
              <table:table-cell office:value-type="float" office:value="0.0184319685802648">
                <text:p>0.01843196858026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9.5584565756">
                <text:p>69.5584565756</text:p>
              </table:table-cell>
              <table:table-cell office:value-type="float" office:value="0.0234880790746">
                <text:p>0.0234880790746</text:p>
              </table:table-cell>
              <table:table-cell office:value-type="float" office:value="0.0186893163534629">
                <text:p>0.01868931635346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8.5856711761">
                <text:p>68.5856711761</text:p>
              </table:table-cell>
              <table:table-cell office:value-type="float" office:value="0.024772283441">
                <text:p>0.024772283441</text:p>
              </table:table-cell>
              <table:table-cell office:value-type="float" office:value="0.0189543964170319">
                <text:p>0.01895439641703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7.6112562797">
                <text:p>67.6112562797</text:p>
              </table:table-cell>
              <table:table-cell office:value-type="float" office:value="0.0260397956749">
                <text:p>0.0260397956749</text:p>
              </table:table-cell>
              <table:table-cell office:value-type="float" office:value="0.019227567590551">
                <text:p>0.0192275675905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.635192896">
                <text:p>66.635192896</text:p>
              </table:table-cell>
              <table:table-cell office:value-type="float" office:value="0.0272919987898">
                <text:p>0.0272919987898</text:p>
              </table:table-cell>
              <table:table-cell office:value-type="float" office:value="0.0195092104262226">
                <text:p>0.019509210426222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5.6574644305">
                <text:p>65.6574644305</text:p>
              </table:table-cell>
              <table:table-cell office:value-type="float" office:value="0.0285301802956">
                <text:p>0.0285301802956</text:p>
              </table:table-cell>
              <table:table-cell office:value-type="float" office:value="0.0197997289611462">
                <text:p>0.01979972896114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.6780564696">
                <text:p>64.6780564696</text:p>
              </table:table-cell>
              <table:table-cell office:value-type="float" office:value="0.0297555437346">
                <text:p>0.0297555437346</text:p>
              </table:table-cell>
              <table:table-cell office:value-type="float" office:value="0.0200995526297397">
                <text:p>0.02009955262973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3.6969565974">
                <text:p>63.6969565974</text:p>
              </table:table-cell>
              <table:table-cell office:value-type="float" office:value="0.0309692187583">
                <text:p>0.0309692187583</text:p>
              </table:table-cell>
              <table:table-cell office:value-type="float" office:value="0.0204091383551764">
                <text:p>0.02040913835517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.7141542387">
                <text:p>62.7141542387</text:p>
              </table:table-cell>
              <table:table-cell office:value-type="float" office:value="0.0321722699827">
                <text:p>0.0321722699827</text:p>
              </table:table-cell>
              <table:table-cell office:value-type="float" office:value="0.0207289728416331">
                <text:p>0.02072897284163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.7296405261">
                <text:p>61.7296405261</text:p>
              </table:table-cell>
              <table:table-cell office:value-type="float" office:value="0.033365704816">
                <text:p>0.033365704816</text:p>
              </table:table-cell>
              <table:table-cell office:value-type="float" office:value="0.0210595750910026">
                <text:p>0.02105957509100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0.7434081865">
                <text:p>60.7434081865</text:p>
              </table:table-cell>
              <table:table-cell office:value-type="float" office:value="0.0345504804212">
                <text:p>0.0345504804212</text:p>
              </table:table-cell>
              <table:table-cell office:value-type="float" office:value="0.021401499171871">
                <text:p>0.0214014991718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9.7554514459">
                <text:p>59.7554514459</text:p>
              </table:table-cell>
              <table:table-cell office:value-type="float" office:value="0.0357275099484">
                <text:p>0.0357275099484</text:p>
              </table:table-cell>
              <table:table-cell office:value-type="float" office:value="0.0217553372712273">
                <text:p>0.02175533727122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.7657659506">
                <text:p>58.7657659506</text:p>
              </table:table-cell>
              <table:table-cell office:value-type="float" office:value="0.0368976681514">
                <text:p>0.0368976681514</text:p>
              </table:table-cell>
              <table:table-cell office:value-type="float" office:value="0.0221217230639487">
                <text:p>0.02212172306394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.7743487012">
                <text:p>57.7743487012</text:p>
              </table:table-cell>
              <table:table-cell office:value-type="float" office:value="0.0380617964849">
                <text:p>0.0380617964849</text:p>
              </table:table-cell>
              <table:table-cell office:value-type="float" office:value="0.0225013354408095">
                <text:p>0.02250133544080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6.7811980012">
                <text:p>56.7811980012</text:p>
              </table:table-cell>
              <table:table-cell office:value-type="float" office:value="0.039220707765">
                <text:p>0.039220707765</text:p>
              </table:table-cell>
              <table:table-cell office:value-type="float" office:value="0.0228949026396471">
                <text:p>0.02289490263964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7863134156">
                <text:p>55.7863134156</text:p>
              </table:table-cell>
              <table:table-cell office:value-type="float" office:value="0.040375190465">
                <text:p>0.040375190465</text:p>
              </table:table-cell>
              <table:table-cell office:value-type="float" office:value="0.0233032068334609">
                <text:p>0.02330320683346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4.7896957419">
                <text:p>54.7896957419</text:p>
              </table:table-cell>
              <table:table-cell office:value-type="float" office:value="0.0415260127088">
                <text:p>0.0415260127088</text:p>
              </table:table-cell>
              <table:table-cell office:value-type="float" office:value="0.0237270892345152">
                <text:p>0.023727089234515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3.7913469902">
                <text:p>53.7913469902</text:p>
              </table:table-cell>
              <table:table-cell office:value-type="float" office:value="0.0426739260164">
                <text:p>0.0426739260164</text:p>
              </table:table-cell>
              <table:table-cell office:value-type="float" office:value="0.0241674557849767">
                <text:p>0.02416745578497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2.7912703737">
                <text:p>52.7912703737</text:p>
              </table:table-cell>
              <table:table-cell office:value-type="float" office:value="0.0438196688518">
                <text:p>0.0438196688518</text:p>
              </table:table-cell>
              <table:table-cell office:value-type="float" office:value="0.0246252835136857">
                <text:p>0.024625283513685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.7894703078">
                <text:p>51.7894703078</text:p>
              </table:table-cell>
              <table:table-cell office:value-type="float" office:value="0.0449639700164">
                <text:p>0.0449639700164</text:p>
              </table:table-cell>
              <table:table-cell office:value-type="float" office:value="0.0251016276527587">
                <text:p>0.02510162765275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.7859524192">
                <text:p>50.7859524192</text:p>
              </table:table-cell>
              <table:table-cell office:value-type="float" office:value="0.0461075519317">
                <text:p>0.0461075519317</text:p>
              </table:table-cell>
              <table:table-cell office:value-type="float" office:value="0.0255976296214645">
                <text:p>0.025597629621464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9.780723563">
                <text:p>49.780723563</text:p>
              </table:table-cell>
              <table:table-cell office:value-type="float" office:value="0.0472511338469">
                <text:p>0.0472511338469</text:p>
              </table:table-cell>
              <table:table-cell office:value-type="float" office:value="0.0261145260043234">
                <text:p>0.026114526004323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8.7737918499">
                <text:p>48.7737918499</text:p>
              </table:table-cell>
              <table:table-cell office:value-type="float" office:value="0.0483954350116">
                <text:p>0.0483954350116</text:p>
              </table:table-cell>
              <table:table-cell office:value-type="float" office:value="0.0266536586698183">
                <text:p>0.02665365866981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7.7651666822">
                <text:p>47.7651666822</text:p>
              </table:table-cell>
              <table:table-cell office:value-type="float" office:value="0.0495411778469">
                <text:p>0.0495411778469</text:p>
              </table:table-cell>
              <table:table-cell office:value-type="float" office:value="0.0272164862032074">
                <text:p>0.02721648620320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6.7548587987">
                <text:p>46.7548587987</text:p>
              </table:table-cell>
              <table:table-cell office:value-type="float" office:value="0.0506890911545">
                <text:p>0.0506890911545</text:p>
              </table:table-cell>
              <table:table-cell office:value-type="float" office:value="0.0278045968569184">
                <text:p>0.02780459685691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.742880331">
                <text:p>45.742880331</text:p>
              </table:table-cell>
              <table:table-cell office:value-type="float" office:value="0.0518399133983">
                <text:p>0.0518399133983</text:p>
              </table:table-cell>
              <table:table-cell office:value-type="float" office:value="0.028419723257326">
                <text:p>0.0284197232573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.7292448696">
                <text:p>44.7292448696</text:p>
              </table:table-cell>
              <table:table-cell office:value-type="float" office:value="0.0529943960984">
                <text:p>0.0529943960984</text:p>
              </table:table-cell>
              <table:table-cell office:value-type="float" office:value="0.0290637591533216">
                <text:p>0.02906375915332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.7139675409">
                <text:p>43.7139675409</text:p>
              </table:table-cell>
              <table:table-cell office:value-type="float" office:value="0.0541533073784">
                <text:p>0.0541533073784</text:p>
              </table:table-cell>
              <table:table-cell office:value-type="float" office:value="0.0297387785444934">
                <text:p>0.02973877854449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2.697065098">
                <text:p>42.697065098</text:p>
              </table:table-cell>
              <table:table-cell office:value-type="float" office:value="0.0553174357119">
                <text:p>0.0553174357119</text:p>
              </table:table-cell>
              <table:table-cell office:value-type="float" office:value="0.0304470575908716">
                <text:p>0.03044705759087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1.6785560231">
                <text:p>41.6785560231</text:p>
              </table:table-cell>
              <table:table-cell office:value-type="float" office:value="0.056487593915">
                <text:p>0.056487593915</text:p>
              </table:table-cell>
              <table:table-cell office:value-type="float" office:value="0.0311910997895293">
                <text:p>0.031191099789529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0.6584606466">
                <text:p>40.6584606466</text:p>
              </table:table-cell>
              <table:table-cell office:value-type="float" office:value="0.0576646234422">
                <text:p>0.0576646234422</text:p>
              </table:table-cell>
              <table:table-cell office:value-type="float" office:value="0.0319736649968009">
                <text:p>0.031973664996800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9.6368012807">
                <text:p>39.6368012807</text:p>
              </table:table-cell>
              <table:table-cell office:value-type="float" office:value="0.0588493990473">
                <text:p>0.0588493990473</text:p>
              </table:table-cell>
              <table:table-cell office:value-type="float" office:value="0.0327978030011468">
                <text:p>0.032797803001146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8.613602373">
                <text:p>38.613602373</text:p>
              </table:table-cell>
              <table:table-cell office:value-type="float" office:value="0.0600428338806">
                <text:p>0.0600428338806</text:p>
              </table:table-cell>
              <table:table-cell office:value-type="float" office:value="0.0336668924966453">
                <text:p>0.03366689249664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.5888906799">
                <text:p>37.5888906799</text:p>
              </table:table-cell>
              <table:table-cell office:value-type="float" office:value="0.061245885105">
                <text:p>0.061245885105</text:p>
              </table:table-cell>
              <table:table-cell office:value-type="float" office:value="0.0345846864987466">
                <text:p>0.03458468649874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6.5626954629">
                <text:p>36.5626954629</text:p>
              </table:table-cell>
              <table:table-cell office:value-type="float" office:value="0.0624595601287">
                <text:p>0.0624595601287</text:p>
              </table:table-cell>
              <table:table-cell office:value-type="float" office:value="0.0355553654767905">
                <text:p>0.03555536547679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.5350487127">
                <text:p>35.5350487127</text:p>
              </table:table-cell>
              <table:table-cell office:value-type="float" office:value="0.0636849235677">
                <text:p>0.0636849235677</text:p>
              </table:table-cell>
              <table:table-cell office:value-type="float" office:value="0.0365835997724519">
                <text:p>0.036583599772451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.5059854021">
                <text:p>34.5059854021</text:p>
              </table:table-cell>
              <table:table-cell office:value-type="float" office:value="0.0649231050736">
                <text:p>0.0649231050736</text:p>
              </table:table-cell>
              <table:table-cell office:value-type="float" office:value="0.0376746232530685">
                <text:p>0.03767462325306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.4755437747">
                <text:p>33.4755437747</text:p>
              </table:table-cell>
              <table:table-cell office:value-type="float" office:value="0.0661753081885">
                <text:p>0.0661753081885</text:p>
              </table:table-cell>
              <table:table-cell office:value-type="float" office:value="0.0388343206237178">
                <text:p>0.038834320623717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2.4437656735">
                <text:p>32.4437656735</text:p>
              </table:table-cell>
              <table:table-cell office:value-type="float" office:value="0.0674428204223">
                <text:p>0.0674428204223</text:p>
              </table:table-cell>
              <table:table-cell office:value-type="float" office:value="0.04006933144206">
                <text:p>0.040069331442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1.4106969161">
                <text:p>31.4106969161</text:p>
              </table:table-cell>
              <table:table-cell office:value-type="float" office:value="0.0687270247887">
                <text:p>0.0687270247887</text:p>
              </table:table-cell>
              <table:table-cell office:value-type="float" office:value="0.0413871746772249">
                <text:p>0.04138717467722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.3763877244">
                <text:p>30.3763877244</text:p>
              </table:table-cell>
              <table:table-cell office:value-type="float" office:value="0.0700294130877">
                <text:p>0.0700294130877</text:p>
              </table:table-cell>
              <table:table-cell office:value-type="float" office:value="0.0427963986960756">
                <text:p>0.04279639869607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.3408932184">
                <text:p>29.3408932184</text:p>
              </table:table-cell>
              <table:table-cell office:value-type="float" office:value="0.0713516012915">
                <text:p>0.0713516012915</text:p>
              </table:table-cell>
              <table:table-cell office:value-type="float" office:value="0.0443067629306103">
                <text:p>0.04430676293061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8.3042739851">
                <text:p>28.3042739851</text:p>
              </table:table-cell>
              <table:table-cell office:value-type="float" office:value="0.0726953474716">
                <text:p>0.0726953474716</text:p>
              </table:table-cell>
              <table:table-cell office:value-type="float" office:value="0.0459294592994807">
                <text:p>0.04592945929948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.2665967375">
                <text:p>27.2665967375</text:p>
              </table:table-cell>
              <table:table-cell office:value-type="float" office:value="0.0740625728183">
                <text:p>0.0740625728183</text:p>
              </table:table-cell>
              <table:table-cell office:value-type="float" office:value="0.0476773838889874">
                <text:p>0.04767738388898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6.2279350795">
                <text:p>26.2279350795</text:p>
              </table:table-cell>
              <table:table-cell office:value-type="float" office:value="0.0754553864403">
                <text:p>0.0754553864403</text:p>
              </table:table-cell>
              <table:table-cell office:value-type="float" office:value="0.0495654726938871">
                <text:p>0.04956547269388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.1883703999">
                <text:p>25.1883703999</text:p>
              </table:table-cell>
              <table:table-cell office:value-type="float" office:value="0.0768761148228">
                <text:p>0.0768761148228</text:p>
              </table:table-cell>
              <table:table-cell office:value-type="float" office:value="0.0516111197096403">
                <text:p>0.05161111970964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4.147992922">
                <text:p>24.147992922</text:p>
              </table:table-cell>
              <table:table-cell office:value-type="float" office:value="0.0783273370634">
                <text:p>0.0783273370634</text:p>
              </table:table-cell>
              <table:table-cell office:value-type="float" office:value="0.053834701881813">
                <text:p>0.0538347018818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3.1069029409">
                <text:p>23.1069029409</text:p>
              </table:table-cell>
              <table:table-cell office:value-type="float" office:value="0.0798119273346">
                <text:p>0.0798119273346</text:p>
              </table:table-cell>
              <table:table-cell office:value-type="float" office:value="0.0562602441064898">
                <text:p>0.056260244106489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.0652122947">
                <text:p>22.0652122947</text:p>
              </table:table-cell>
              <table:table-cell office:value-type="float" office:value="0.0813331064607">
                <text:p>0.0813331064607</text:p>
              </table:table-cell>
              <table:table-cell office:value-type="float" office:value="0.0589162697660632">
                <text:p>0.05891626976606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.0230461227">
                <text:p>21.0230461227</text:p>
              </table:table-cell>
              <table:table-cell office:value-type="float" office:value="0.0828945051039">
                <text:p>0.0828945051039</text:p>
              </table:table-cell>
              <table:table-cell office:value-type="float" office:value="0.0618368999626701">
                <text:p>0.061836899962670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9.9805449821">
                <text:p>19.9805449821</text:p>
              </table:table-cell>
              <table:table-cell office:value-type="float" office:value="0.0845002418845">
                <text:p>0.0845002418845</text:p>
              </table:table-cell>
              <table:table-cell office:value-type="float" office:value="0.0650632903739429">
                <text:p>0.065063290373942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.9378674193">
                <text:p>18.9378674193</text:p>
              </table:table-cell>
              <table:table-cell office:value-type="float" office:value="0.0861550209381">
                <text:p>0.0861550209381</text:p>
              </table:table-cell>
              <table:table-cell office:value-type="float" office:value="0.0686455328478613">
                <text:p>0.06864553284786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.8951931182">
                <text:p>17.8951931182</text:p>
              </table:table-cell>
              <table:table-cell office:value-type="float" office:value="0.0878642550771">
                <text:p>0.0878642550771</text:p>
              </table:table-cell>
              <table:table-cell office:value-type="float" office:value="0.072645206531907">
                <text:p>0.0726452065319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8527267949">
                <text:p>16.8527267949</text:p>
              </table:table-cell>
              <table:table-cell office:value-type="float" office:value="0.0896342231545">
                <text:p>0.0896342231545</text:p>
              </table:table-cell>
              <table:table-cell office:value-type="float" office:value="0.0771388521170003">
                <text:p>0.077138852117000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5.8107030676">
                <text:p>15.8107030676</text:p>
              </table:table-cell>
              <table:table-cell office:value-type="float" office:value="0.0914722738021">
                <text:p>0.0914722738021</text:p>
              </table:table-cell>
              <table:table-cell office:value-type="float" office:value="0.0822227825316648">
                <text:p>0.082222782531664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.7693926197">
                <text:p>14.7693926197</text:p>
              </table:table-cell>
              <table:table-cell office:value-type="float" office:value="0.0933870931223">
                <text:p>0.0933870931223</text:p>
              </table:table-cell>
              <table:table-cell office:value-type="float" office:value="0.0880198687565532">
                <text:p>0.08801986875655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.7291101072">
                <text:p>13.7291101072</text:p>
              </table:table-cell>
              <table:table-cell office:value-type="float" office:value="0.0953890622447">
                <text:p>0.0953890622447</text:p>
              </table:table-cell>
              <table:table-cell office:value-type="float" office:value="0.0946893126975679">
                <text:p>0.094689312697567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6902244593">
                <text:p>12.6902244593</text:p>
              </table:table-cell>
              <table:table-cell office:value-type="float" office:value="0.0974907438686">
                <text:p>0.0974907438686</text:p>
              </table:table-cell>
              <table:table-cell office:value-type="float" office:value="0.102441056434372">
                <text:p>0.1024410564343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6531725345">
                <text:p>11.6531725345</text:p>
              </table:table-cell>
              <table:table-cell office:value-type="float" office:value="0.0997075584512">
                <text:p>0.0997075584512</text:p>
              </table:table-cell>
              <table:table-cell office:value-type="float" office:value="0.111557603403817">
                <text:p>0.1115576034038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.6184775902">
                <text:p>10.6184775902</text:p>
              </table:table-cell>
              <table:table-cell office:value-type="float" office:value="0.102058747021">
                <text:p>0.102058747021</text:p>
              </table:table-cell>
              <table:table-cell office:value-type="float" office:value="0.122428096585126">
                <text:p>0.12242809658512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.58677485235">
                <text:p>9.58677485235</text:p>
              </table:table-cell>
              <table:table-cell office:value-type="float" office:value="0.104568781226">
                <text:p>0.104568781226</text:p>
              </table:table-cell>
              <table:table-cell office:value-type="float" office:value="0.135603476666747">
                <text:p>0.1356034766667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55884789474">
                <text:p>8.55884789474</text:p>
              </table:table-cell>
              <table:table-cell office:value-type="float" office:value="0.107269497778">
                <text:p>0.107269497778</text:p>
              </table:table-cell>
              <table:table-cell office:value-type="float" office:value="0.15188960196371">
                <text:p>0.151889601963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.53568211338">
                <text:p>7.53568211338</text:p>
              </table:table-cell>
              <table:table-cell office:value-type="float" office:value="0.110203459479">
                <text:p>0.110203459479</text:p>
              </table:table-cell>
              <table:table-cell office:value-type="float" office:value="0.172512584851713">
                <text:p>0.1725125848517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51854650561">
                <text:p>6.51854650561</text:p>
              </table:table-cell>
              <table:table-cell office:value-type="float" office:value="0.113429507605">
                <text:p>0.113429507605</text:p>
              </table:table-cell>
              <table:table-cell office:value-type="float" office:value="0.199430961930116">
                <text:p>0.1994309619301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50912503598">
                <text:p>5.50912503598</text:p>
              </table:table-cell>
              <table:table-cell office:value-type="float" office:value="0.117032497956">
                <text:p>0.117032497956</text:p>
              </table:table-cell>
              <table:table-cell office:value-type="float" office:value="0.235972135594985">
                <text:p>0.23597213559498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50974133328">
                <text:p>4.50974133328</text:p>
              </table:table-cell>
              <table:table-cell office:value-type="float" office:value="0.1211417274">
                <text:p>0.1211417274</text:p>
              </table:table-cell>
              <table:table-cell office:value-type="float" office:value="0.288264870183694">
                <text:p>0.28826487018369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52377642921">
                <text:p>3.52377642921</text:p>
              </table:table-cell>
              <table:table-cell office:value-type="float" office:value="0.125969543119">
                <text:p>0.125969543119</text:p>
              </table:table-cell>
              <table:table-cell office:value-type="float" office:value="0.368922383731209">
                <text:p>0.3689223837312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55654156555">
                <text:p>2.55654156555</text:p>
              </table:table-cell>
              <table:table-cell office:value-type="float" office:value="0.131904728836">
                <text:p>0.131904728836</text:p>
              </table:table-cell>
              <table:table-cell office:value-type="float" office:value="0.508499457829204">
                <text:p>0.5084994578292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6174572518">
                <text:p>1.6174572518</text:p>
              </table:table-cell>
              <table:table-cell office:value-type="float" office:value="0.139794524196">
                <text:p>0.139794524196</text:p>
              </table:table-cell>
              <table:table-cell office:value-type="float" office:value="0.803730669576142">
                <text:p>0.80373066957614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27538361861">
                <text:p>0.727538361861</text:p>
              </table:table-cell>
              <table:table-cell office:value-type="float" office:value="0.152229818205">
                <text:p>0.152229818205</text:p>
              </table:table-cell>
              <table:table-cell office:value-type="float" office:value="1.78684735836428">
                <text:p>1.786847358364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-0.05" chart:maximum="0.1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152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7cm" svg:height="16.177cm" xlink:href=".." xlink:type="simple" chart:class="chart:scatter" chart:style-name="ch1">
        <chart:title svg:x="3.991cm" svg:y="0.459cm" chart:style-name="ch2">
          <text:p>Expected Return vs. comparison metric</text:p>
        </chart:title>
        <chart:legend chart:legend-position="top" svg:x="4.474cm" svg:y="1.448cm" style:legend-expansion="wide" chart:style-name="ch3"/>
        <chart:plot-area chart:style-name="ch4" table:cell-range-address="_Bayes_cred_delta_200_40_100_15.B2:_Bayes_cred_delta_200_40_100_15.C100 _Bayes_cred_delta_200_40_100_15.C1:_Bayes_cred_delta_200_40_100_15.C1 _Bayes_cred_delta_200_40_100_15.E1:_Bayes_cred_delta_200_40_100_15.E100" chart:data-source-has-labels="row" svg:x="1.331cm" svg:y="2.37cm" svg:width="14.356cm" svg:height="12.503cm">
          <chartooo:coordinate-region svg:x="1.715cm" svg:y="2.569cm" svg:width="13.64cm" svg:height="12.105cm"/>
          <chart:axis chart:dimension="x" chart:name="primary-x" chart:style-name="ch5">
            <chart:title svg:x="8.095cm" svg:y="15.196cm" chart:style-name="ch6">
              <text:p>delta</text:p>
            </chart:title>
          </chart:axis>
          <chart:axis chart:dimension="y" chart:name="primary-y" chart:style-name="ch7">
            <chart:title svg:x="0.451cm" svg:y="10.795cm" chart:style-name="ch8">
              <text:p>expected return = delta * cred</text:p>
            </chart:title>
            <chart:grid chart:style-name="ch9" chart:class="major"/>
          </chart:axis>
          <chart:series chart:style-name="ch10" chart:values-cell-range-address="_Bayes_cred_delta_200_40_100_15.C2:_Bayes_cred_delta_200_40_100_15.C100" chart:label-cell-address="_Bayes_cred_delta_200_40_100_15.C1:_Bayes_cred_delta_200_40_100_15.C1" chart:class="chart:scatter">
            <chart:domain table:cell-range-address="_Bayes_cred_delta_200_40_100_15.B2:_Bayes_cred_delta_200_40_100_15.B100"/>
            <chart:data-point chart:repeated="99"/>
          </chart:series>
          <chart:series chart:style-name="ch11" chart:values-cell-range-address="_Bayes_cred_delta_200_40_100_15.E2:_Bayes_cred_delta_200_40_100_15.E100" chart:label-cell-address="_Bayes_cred_delta_200_40_100_15.E1:_Bayes_cred_delta_200_40_100_15.E1" chart:class="chart:scatter">
            <chart:data-point chart:repeated="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pected_return</text:p>
                <draw:g>
                  <svg:desc>_Bayes_cred_delta_200_40_100_15.C1:_Bayes_cred_delta_200_40_100_15.C1</svg:desc>
                </draw:g>
              </table:table-cell>
              <table:table-cell office:value-type="string">
                <text:p>delta_threshold</text:p>
                <draw:g>
                  <svg:desc>_Bayes_cred_delta_200_40_100_15.E1:_Bayes_cred_delta_200_40_100_15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0600147143417">
                <text:p>-0.0600147143417</text:p>
                <draw:g>
                  <svg:desc>_Bayes_cred_delta_200_40_100_15.B2:_Bayes_cred_delta_200_40_100_15.B100</svg:desc>
                </draw:g>
              </table:table-cell>
              <table:table-cell office:value-type="float" office:value="-0.059152059141026">
                <text:p>-0.059152059141026</text:p>
                <draw:g>
                  <svg:desc>_Bayes_cred_delta_200_40_100_15.C2:_Bayes_cred_delta_200_40_100_15.C100</svg:desc>
                </draw:g>
              </table:table-cell>
              <table:table-cell office:value-type="float" office:value="0.013">
                <text:p>0.013</text:p>
                <draw:g>
                  <svg:desc>_Bayes_cred_delta_200_40_100_15.E2:_Bayes_cred_delta_200_40_100_15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475794203328">
                <text:p>-0.0475794203328</text:p>
              </table:table-cell>
              <table:table-cell office:value-type="float" office:value="-0.0463914073583422">
                <text:p>-0.046391407358342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396896249724">
                <text:p>-0.0396896249724</text:p>
              </table:table-cell>
              <table:table-cell office:value-type="float" office:value="-0.038295140153625">
                <text:p>-0.03829514015362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337544392553">
                <text:p>-0.0337544392553</text:p>
              </table:table-cell>
              <table:table-cell office:value-type="float" office:value="-0.0322328278206465">
                <text:p>-0.032232827820646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289266235362">
                <text:p>-0.0289266235362</text:p>
              </table:table-cell>
              <table:table-cell office:value-type="float" office:value="-0.0273389204167212">
                <text:p>-0.027338920416721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248173940929">
                <text:p>-0.0248173940929</text:p>
              </table:table-cell>
              <table:table-cell office:value-type="float" office:value="-0.0232140516230457">
                <text:p>-0.023214051623045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212144037414">
                <text:p>-0.0212144037414</text:p>
              </table:table-cell>
              <table:table-cell office:value-type="float" office:value="-0.0196389895522505">
                <text:p>-0.019638989552250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179883556152">
                <text:p>-0.0179883556152</text:p>
              </table:table-cell>
              <table:table-cell office:value-type="float" office:value="-0.0164796120048645">
                <text:p>-0.016479612004864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15054393915">
                <text:p>-0.015054393915</text:p>
              </table:table-cell>
              <table:table-cell office:value-type="float" office:value="-0.0136475035966453">
                <text:p>-0.013647503596645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123536773623">
                <text:p>-0.0123536773623</text:p>
              </table:table-cell>
              <table:table-cell office:value-type="float" office:value="-0.0110810977715929">
                <text:p>-0.011081097771592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984364315777">
                <text:p>-0.00984364315777</text:p>
              </table:table-cell>
              <table:table-cell office:value-type="float" office:value="-0.00873568598973028">
                <text:p>-0.0087356859897302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74924545879">
                <text:p>-0.0074924545879</text:p>
              </table:table-cell>
              <table:table-cell office:value-type="float" office:value="-0.00657770519332373">
                <text:p>-0.0065777051933237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527564000524">
                <text:p>-0.00527564000524</text:p>
              </table:table-cell>
              <table:table-cell office:value-type="float" office:value="-0.00458127108112412">
                <text:p>-0.0045812710811241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317395838138">
                <text:p>-0.00317395838138</text:p>
              </table:table-cell>
              <table:table-cell office:value-type="float" office:value="-0.00272597108297453">
                <text:p>-0.0027259710829745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117198925899">
                <text:p>-0.00117198925899</text:p>
              </table:table-cell>
              <table:table-cell office:value-type="float" office:value="-0.000995402838421356">
                <text:p>-0.00099540283842135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742830061258">
                <text:p>0.000742830061258</text:p>
              </table:table-cell>
              <table:table-cell office:value-type="float" office:value="0.000623826123806887">
                <text:p>0.00062382612380688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258088070887">
                <text:p>0.00258088070887</text:p>
              </table:table-cell>
              <table:table-cell office:value-type="float" office:value="0.00214280253868947">
                <text:p>0.0021428025386894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435084878619">
                <text:p>0.00435084878619</text:p>
              </table:table-cell>
              <table:table-cell office:value-type="float" office:value="0.00357081521021893">
                <text:p>0.0035708152102189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606008292522">
                <text:p>0.00606008292522</text:p>
              </table:table-cell>
              <table:table-cell office:value-type="float" office:value="0.00491572901042232">
                <text:p>0.0049157290104223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771486197879">
                <text:p>0.00771486197879</text:p>
              </table:table-cell>
              <table:table-cell office:value-type="float" office:value="0.0061842654723794">
                <text:p>0.006184265472379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932059875946">
                <text:p>0.00932059875946</text:p>
              </table:table-cell>
              <table:table-cell office:value-type="float" office:value="0.00738221678204224">
                <text:p>0.0073822167820422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108819974026">
                <text:p>0.0108819974026</text:p>
              </table:table-cell>
              <table:table-cell office:value-type="float" office:value="0.00851461137927227">
                <text:p>0.0085146113792722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124031765287">
                <text:p>0.0124031765287</text:p>
              </table:table-cell>
              <table:table-cell office:value-type="float" office:value="0.00958584380188692">
                <text:p>0.0095858438018869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38877667999">
                <text:p>0.0138877667999</text:p>
              </table:table-cell>
              <table:table-cell office:value-type="float" office:value="0.0105997777056044">
                <text:p>0.010599777705604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153389890406">
                <text:p>0.0153389890406</text:p>
              </table:table-cell>
              <table:table-cell office:value-type="float" office:value="0.0115598284822708">
                <text:p>0.011559828482270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16759717423">
                <text:p>0.016759717423</text:p>
              </table:table-cell>
              <table:table-cell office:value-type="float" office:value="0.0124690301677679">
                <text:p>0.012469030167767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18152531045">
                <text:p>0.018152531045</text:p>
              </table:table-cell>
              <table:table-cell office:value-type="float" office:value="0.0133300901133876">
                <text:p>0.013330090113387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195197563917">
                <text:p>0.0195197563917</text:p>
              </table:table-cell>
              <table:table-cell office:value-type="float" office:value="0.0141454340252419">
                <text:p>0.014145434025241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08635025719">
                <text:p>0.0208635025719</text:p>
              </table:table-cell>
              <table:table-cell office:value-type="float" office:value="0.014917243351032">
                <text:p>0.01491724335103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21856907756">
                <text:p>0.0221856907756</text:p>
              </table:table-cell>
              <table:table-cell office:value-type="float" office:value="0.0156474865300935">
                <text:p>0.015647486530093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34880790746">
                <text:p>0.0234880790746</text:p>
              </table:table-cell>
              <table:table-cell office:value-type="float" office:value="0.0163379452835482">
                <text:p>0.016337945283548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4772283441">
                <text:p>0.024772283441</text:p>
              </table:table-cell>
              <table:table-cell office:value-type="float" office:value="0.0169902368636557">
                <text:p>0.016990236863655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60397956749">
                <text:p>0.0260397956749</text:p>
              </table:table-cell>
              <table:table-cell office:value-type="float" office:value="0.0176058329884669">
                <text:p>0.017605832988466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72919987898">
                <text:p>0.0272919987898</text:p>
              </table:table-cell>
              <table:table-cell office:value-type="float" office:value="0.0181860760387572">
                <text:p>0.018186076038757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85301802956">
                <text:p>0.0285301802956</text:p>
              </table:table-cell>
              <table:table-cell office:value-type="float" office:value="0.0187321929795411">
                <text:p>0.018732192979541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97555437346">
                <text:p>0.0297555437346</text:p>
              </table:table-cell>
              <table:table-cell office:value-type="float" office:value="0.0192453073795011">
                <text:p>0.019245307379501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09692187583">
                <text:p>0.0309692187583</text:p>
              </table:table-cell>
              <table:table-cell office:value-type="float" office:value="0.0197264498310282">
                <text:p>0.019726449831028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321722699827">
                <text:p>0.0321722699827</text:p>
              </table:table-cell>
              <table:table-cell office:value-type="float" office:value="0.0201765670190415">
                <text:p>0.020176567019041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33365704816">
                <text:p>0.033365704816</text:p>
              </table:table-cell>
              <table:table-cell office:value-type="float" office:value="0.0205965296419164">
                <text:p>0.020596529641916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345504804212">
                <text:p>0.0345504804212</text:p>
              </table:table-cell>
              <table:table-cell office:value-type="float" office:value="0.0209871393526463">
                <text:p>0.020987139352646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357275099484">
                <text:p>0.0357275099484</text:p>
              </table:table-cell>
              <table:table-cell office:value-type="float" office:value="0.0213491348600453">
                <text:p>0.021349134860045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368976681514">
                <text:p>0.0368976681514</text:p>
              </table:table-cell>
              <table:table-cell office:value-type="float" office:value="0.0216831973070808">
                <text:p>0.021683197307080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380617964849">
                <text:p>0.0380617964849</text:p>
              </table:table-cell>
              <table:table-cell office:value-type="float" office:value="0.0219899550231272">
                <text:p>0.021989955023127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39220707765">
                <text:p>0.039220707765</text:p>
              </table:table-cell>
              <table:table-cell office:value-type="float" office:value="0.0222699877335167">
                <text:p>0.022269987733516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0375190465">
                <text:p>0.040375190465</text:p>
              </table:table-cell>
              <table:table-cell office:value-type="float" office:value="0.0225238302949503">
                <text:p>0.022523830294950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15260127088">
                <text:p>0.0415260127088</text:p>
              </table:table-cell>
              <table:table-cell office:value-type="float" office:value="0.0227519760168942">
                <text:p>0.022751976016894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26739260164">
                <text:p>0.0426739260164</text:p>
              </table:table-cell>
              <table:table-cell office:value-type="float" office:value="0.022954879617823">
                <text:p>0.02295487961782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38196688518">
                <text:p>0.0438196688518</text:p>
              </table:table-cell>
              <table:table-cell office:value-type="float" office:value="0.0231329598604137">
                <text:p>0.023132959860413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49639700164">
                <text:p>0.0449639700164</text:p>
              </table:table-cell>
              <table:table-cell office:value-type="float" office:value="0.0232866019008516">
                <text:p>0.023286601900851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61075519317">
                <text:p>0.0461075519317</text:p>
              </table:table-cell>
              <table:table-cell office:value-type="float" office:value="0.0234161593856911">
                <text:p>0.023416159385691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72511338469">
                <text:p>0.0472511338469</text:p>
              </table:table-cell>
              <table:table-cell office:value-type="float" office:value="0.0235219563207084">
                <text:p>0.023521956320708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83954350116">
                <text:p>0.0483954350116</text:p>
              </table:table-cell>
              <table:table-cell office:value-type="float" office:value="0.0236042887374114">
                <text:p>0.023604288737411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95411778469">
                <text:p>0.0495411778469</text:p>
              </table:table-cell>
              <table:table-cell office:value-type="float" office:value="0.0236634261748969">
                <text:p>0.023663426174896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06890911545">
                <text:p>0.0506890911545</text:p>
              </table:table-cell>
              <table:table-cell office:value-type="float" office:value="0.0236996129956308">
                <text:p>0.023699612995630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18399133983">
                <text:p>0.0518399133983</text:p>
              </table:table-cell>
              <table:table-cell office:value-type="float" office:value="0.0237130695494784">
                <text:p>0.023713069549478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29943960984">
                <text:p>0.0529943960984</text:p>
              </table:table-cell>
              <table:table-cell office:value-type="float" office:value="0.0237039931980191">
                <text:p>0.023703993198019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41533073784">
                <text:p>0.0541533073784</text:p>
              </table:table-cell>
              <table:table-cell office:value-type="float" office:value="0.0236725592097176">
                <text:p>0.023672559209717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53174357119">
                <text:p>0.0553174357119</text:p>
              </table:table-cell>
              <table:table-cell office:value-type="float" office:value="0.0236189215364542">
                <text:p>0.023618921536454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6487593915">
                <text:p>0.056487593915</text:p>
              </table:table-cell>
              <table:table-cell office:value-type="float" office:value="0.0235432134759645">
                <text:p>0.023543213475964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76646234422">
                <text:p>0.0576646234422</text:p>
              </table:table-cell>
              <table:table-cell office:value-type="float" office:value="0.023445548229257">
                <text:p>0.02344554822925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88493990473">
                <text:p>0.0588493990473</text:p>
              </table:table-cell>
              <table:table-cell office:value-type="float" office:value="0.0233260193552645">
                <text:p>0.023326019355264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00428338806">
                <text:p>0.0600428338806</text:p>
              </table:table-cell>
              <table:table-cell office:value-type="float" office:value="0.0231847011281358">
                <text:p>0.023184701128135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1245885105">
                <text:p>0.061245885105</text:p>
              </table:table-cell>
              <table:table-cell office:value-type="float" office:value="0.0230216487980556">
                <text:p>0.023021648798055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24595601287">
                <text:p>0.0624595601287</text:p>
              </table:table-cell>
              <table:table-cell office:value-type="float" office:value="0.0228368987573235">
                <text:p>0.022836898757323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36849235677">
                <text:p>0.0636849235677</text:p>
              </table:table-cell>
              <table:table-cell office:value-type="float" office:value="0.022630468612428">
                <text:p>0.02263046861242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49231050736">
                <text:p>0.0649231050736</text:p>
              </table:table-cell>
              <table:table-cell office:value-type="float" office:value="0.0224023571592865">
                <text:p>0.022402357159286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61753081885">
                <text:p>0.0661753081885</text:p>
              </table:table-cell>
              <table:table-cell office:value-type="float" office:value="0.0221525442606839">
                <text:p>0.022152544260683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74428204223">
                <text:p>0.0674428204223</text:p>
              </table:table-cell>
              <table:table-cell office:value-type="float" office:value="0.0218809906214104">
                <text:p>0.021880990621410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87270247887">
                <text:p>0.0687270247887</text:p>
              </table:table-cell>
              <table:table-cell office:value-type="float" office:value="0.0215876374558315">
                <text:p>0.021587637455831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700294130877">
                <text:p>0.0700294130877</text:p>
              </table:table-cell>
              <table:table-cell office:value-type="float" office:value="0.0212724060406415">
                <text:p>0.021272406040641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713516012915">
                <text:p>0.0713516012915</text:p>
              </table:table-cell>
              <table:table-cell office:value-type="float" office:value="0.0209351971445575">
                <text:p>0.020935197144557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26953474716">
                <text:p>0.0726953474716</text:p>
              </table:table-cell>
              <table:table-cell office:value-type="float" office:value="0.0205758903227821">
                <text:p>0.020575890322782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740625728183">
                <text:p>0.0740625728183</text:p>
              </table:table-cell>
              <table:table-cell office:value-type="float" office:value="0.0201943430637831">
                <text:p>0.020194343063783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754553864403">
                <text:p>0.0754553864403</text:p>
              </table:table-cell>
              <table:table-cell office:value-type="float" office:value="0.0197903897695477">
                <text:p>0.019790389769547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768761148228">
                <text:p>0.0768761148228</text:p>
              </table:table-cell>
              <table:table-cell office:value-type="float" office:value="0.0193638405506193">
                <text:p>0.019363840550619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783273370634">
                <text:p>0.0783273370634</text:p>
              </table:table-cell>
              <table:table-cell office:value-type="float" office:value="0.0189144798100609">
                <text:p>0.018914479810060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798119273346">
                <text:p>0.0798119273346</text:p>
              </table:table-cell>
              <table:table-cell office:value-type="float" office:value="0.0184420645844677">
                <text:p>0.0184420645844677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813331064607">
                <text:p>0.0813331064607</text:p>
              </table:table-cell>
              <table:table-cell office:value-type="float" office:value="0.0179463226064278">
                <text:p>0.017946322606427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828945051039">
                <text:p>0.0828945051039</text:p>
              </table:table-cell>
              <table:table-cell office:value-type="float" office:value="0.0174269500411768">
                <text:p>0.017426950041176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845002418845">
                <text:p>0.0845002418845</text:p>
              </table:table-cell>
              <table:table-cell office:value-type="float" office:value="0.0168836088397158">
                <text:p>0.016883608839715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861550209381">
                <text:p>0.0861550209381</text:p>
              </table:table-cell>
              <table:table-cell office:value-type="float" office:value="0.0163159236403275">
                <text:p>0.016315923640327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878642550771">
                <text:p>0.0878642550771</text:p>
              </table:table-cell>
              <table:table-cell office:value-type="float" office:value="0.0157234781279149">
                <text:p>0.015723478127914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96342231545">
                <text:p>0.0896342231545</text:p>
              </table:table-cell>
              <table:table-cell office:value-type="float" office:value="0.0151058107429589">
                <text:p>0.0151058107429589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914722738021">
                <text:p>0.0914722738021</text:p>
              </table:table-cell>
              <table:table-cell office:value-type="float" office:value="0.0144624096000321">
                <text:p>0.014462409600032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933870931223">
                <text:p>0.0933870931223</text:p>
              </table:table-cell>
              <table:table-cell office:value-type="float" office:value="0.0137927064393573">
                <text:p>0.0137927064393573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953890622447">
                <text:p>0.0953890622447</text:p>
              </table:table-cell>
              <table:table-cell office:value-type="float" office:value="0.0130960693858004">
                <text:p>0.0130960693858004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974907438686">
                <text:p>0.0974907438686</text:p>
              </table:table-cell>
              <table:table-cell office:value-type="float" office:value="0.0123717942239666">
                <text:p>0.012371794223966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997075584512">
                <text:p>0.0997075584512</text:p>
              </table:table-cell>
              <table:table-cell office:value-type="float" office:value="0.0116190938162558">
                <text:p>0.011619093816255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102058747021">
                <text:p>0.102058747021</text:p>
              </table:table-cell>
              <table:table-cell office:value-type="float" office:value="0.0108370851812638">
                <text:p>0.010837085181263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104568781226">
                <text:p>0.104568781226</text:p>
              </table:table-cell>
              <table:table-cell office:value-type="float" office:value="0.0100247736219831">
                <text:p>0.010024773621983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07269497778">
                <text:p>0.107269497778</text:p>
              </table:table-cell>
              <table:table-cell office:value-type="float" office:value="0.00918103315227052">
                <text:p>0.00918103315227052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10203459479">
                <text:p>0.110203459479</text:p>
              </table:table-cell>
              <table:table-cell office:value-type="float" office:value="0.00830458238428498">
                <text:p>0.0083045823842849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113429507605">
                <text:p>0.113429507605</text:p>
              </table:table-cell>
              <table:table-cell office:value-type="float" office:value="0.00739395520431636">
                <text:p>0.0073939552043163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17032497956">
                <text:p>0.117032497956</text:p>
              </table:table-cell>
              <table:table-cell office:value-type="float" office:value="0.00644746664512678">
                <text:p>0.0064474666451267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1211417274">
                <text:p>0.1211417274</text:p>
              </table:table-cell>
              <table:table-cell office:value-type="float" office:value="0.00546317855240718">
                <text:p>0.00546317855240718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25969543119">
                <text:p>0.125969543119</text:p>
              </table:table-cell>
              <table:table-cell office:value-type="float" office:value="0.00443888506841085">
                <text:p>0.00443888506841085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131904728836">
                <text:p>0.131904728836</text:p>
              </table:table-cell>
              <table:table-cell office:value-type="float" office:value="0.00337219921961836">
                <text:p>0.00337219921961836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139794524196">
                <text:p>0.139794524196</text:p>
              </table:table-cell>
              <table:table-cell office:value-type="float" office:value="0.00226111666922751">
                <text:p>0.00226111666922751</text:p>
              </table:table-cell>
              <table:table-cell office:value-type="float" office:value="0.013">
                <text:p>0.0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152229818205">
                <text:p>0.152229818205</text:p>
              </table:table-cell>
              <table:table-cell office:value-type="float" office:value="0.00110753032563264">
                <text:p>0.00110753032563264</text:p>
              </table:table-cell>
              <table:table-cell office:value-type="float" office:value="0.013">
                <text:p>0.0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.7" chart:maximum="2.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152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14.557cm" xlink:href=".." xlink:type="simple" chart:class="chart:scatter" chart:style-name="ch1">
        <chart:title svg:x="4.663cm" svg:y="0.427cm" chart:style-name="ch2">
          <text:p>Comparison metric vs credibiility</text:p>
        </chart:title>
        <chart:legend chart:legend-position="top" svg:x="3.189cm" svg:y="1.417cm" style:legend-expansion="wide" chart:style-name="ch3"/>
        <chart:plot-area chart:style-name="ch4" table:cell-range-address="_Bayes_cred_rel_odds_200_40_100_15.A2:_Bayes_cred_rel_odds_200_40_100_15.B100 _Bayes_cred_rel_odds_200_40_100_15.B1:_Bayes_cred_rel_odds_200_40_100_15.B1 _Bayes_cred_rel_odds_200_40_100_15.D1:_Bayes_cred_rel_odds_200_40_100_15.D100" chart:data-source-has-labels="row" svg:x="1.331cm" svg:y="2.306cm" svg:width="14.351cm" svg:height="10.979cm">
          <chartooo:coordinate-region svg:x="2.058cm" svg:y="2.506cm" svg:width="13.344cm" svg:height="10.133cm"/>
          <chart:axis chart:dimension="x" chart:name="primary-x" chart:style-name="ch5">
            <chart:title svg:x="7.615cm" svg:y="13.576cm" chart:style-name="ch6">
              <text:p>credibility%</text:p>
            </chart:title>
          </chart:axis>
          <chart:axis chart:dimension="y" chart:name="primary-y" chart:style-name="ch7">
            <chart:title svg:x="0.451cm" svg:y="9.307cm" chart:style-name="ch8">
              <text:p>odds_factor = oA/oB</text:p>
            </chart:title>
            <chart:grid chart:style-name="ch9" chart:class="major"/>
          </chart:axis>
          <chart:series chart:style-name="ch10" chart:values-cell-range-address="_Bayes_cred_rel_odds_200_40_100_15.B2:_Bayes_cred_rel_odds_200_40_100_15.B100" chart:label-cell-address="_Bayes_cred_rel_odds_200_40_100_15.B1:_Bayes_cred_rel_odds_200_40_100_15.B1" chart:class="chart:scatter">
            <chart:domain table:cell-range-address="_Bayes_cred_rel_odds_200_40_100_15.A2:_Bayes_cred_rel_odds_200_40_100_15.A100"/>
            <chart:data-point chart:repeated="99"/>
          </chart:series>
          <chart:series chart:style-name="ch11" chart:values-cell-range-address="_Bayes_cred_rel_odds_200_40_100_15.D2:_Bayes_cred_rel_odds_200_40_100_15.D100" chart:label-cell-address="_Bayes_cred_rel_odds_200_40_100_15.D1:_Bayes_cred_rel_odds_200_40_100_15.D1" chart:class="chart:scatter">
            <chart:data-point chart:repeated="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Odds Factor</text:p>
                <draw:g>
                  <svg:desc>_Bayes_cred_rel_odds_200_40_100_15.B1:_Bayes_cred_rel_odds_200_40_100_15.B1</svg:desc>
                </draw:g>
              </table:table-cell>
              <table:table-cell office:value-type="string">
                <text:p>business equivalence (1.2 @ 65%)</text:p>
                <draw:g>
                  <svg:desc>_Bayes_cred_rel_odds_200_40_100_15.D1:_Bayes_cred_rel_odds_200_40_100_1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.8106353839">
                <text:p>99.8106353839</text:p>
                <draw:g>
                  <svg:desc>_Bayes_cred_rel_odds_200_40_100_15.A2:_Bayes_cred_rel_odds_200_40_100_15.A100</svg:desc>
                </draw:g>
              </table:table-cell>
              <table:table-cell office:value-type="float" office:value="0.342586576566">
                <text:p>0.342586576566</text:p>
                <draw:g>
                  <svg:desc>_Bayes_cred_rel_odds_200_40_100_15.B2:_Bayes_cred_rel_odds_200_40_100_15.B100</svg:desc>
                </draw:g>
              </table:table-cell>
              <table:table-cell office:value-type="float" office:value="1.12607017687277">
                <text:p>1.12607017687277</text:p>
                <draw:g>
                  <svg:desc>_Bayes_cred_rel_odds_200_40_100_15.D2:_Bayes_cred_rel_odds_200_40_100_15.D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.7919242226">
                <text:p>99.7919242226</text:p>
              </table:table-cell>
              <table:table-cell office:value-type="float" office:value="0.462835861247">
                <text:p>0.462835861247</text:p>
              </table:table-cell>
              <table:table-cell office:value-type="float" office:value="1.12609524663376">
                <text:p>1.126095246633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.6896780471">
                <text:p>99.6896780471</text:p>
              </table:table-cell>
              <table:table-cell office:value-type="float" office:value="0.539130177063">
                <text:p>0.539130177063</text:p>
              </table:table-cell>
              <table:table-cell office:value-type="float" office:value="1.12623241514767">
                <text:p>1.126232415147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.4570305037">
                <text:p>99.4570305037</text:p>
              </table:table-cell>
              <table:table-cell office:value-type="float" office:value="0.596523418945">
                <text:p>0.596523418945</text:p>
              </table:table-cell>
              <table:table-cell office:value-type="float" office:value="1.12654563737563">
                <text:p>1.126545637375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.0829825277">
                <text:p>99.0829825277</text:p>
              </table:table-cell>
              <table:table-cell office:value-type="float" office:value="0.643208393694">
                <text:p>0.643208393694</text:p>
              </table:table-cell>
              <table:table-cell office:value-type="float" office:value="1.12705250038654">
                <text:p>1.12705250038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8.5751793959">
                <text:p>98.5751793959</text:p>
              </table:table-cell>
              <table:table-cell office:value-type="float" office:value="0.68294463964">
                <text:p>0.68294463964</text:p>
              </table:table-cell>
              <table:table-cell office:value-type="float" office:value="1.12774713761002">
                <text:p>1.127747137610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7.9482717085">
                <text:p>97.9482717085</text:p>
              </table:table-cell>
              <table:table-cell office:value-type="float" office:value="0.717785553909">
                <text:p>0.717785553909</text:p>
              </table:table-cell>
              <table:table-cell office:value-type="float" office:value="1.12861523700026">
                <text:p>1.128615237000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7.2184671164">
                <text:p>97.2184671164</text:p>
              </table:table-cell>
              <table:table-cell office:value-type="float" office:value="0.748981437115">
                <text:p>0.748981437115</text:p>
              </table:table-cell>
              <table:table-cell office:value-type="float" office:value="1.12964078401269">
                <text:p>1.129640784012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6.4012475684">
                <text:p>96.4012475684</text:p>
              </table:table-cell>
              <table:table-cell office:value-type="float" office:value="0.777352844777">
                <text:p>0.777352844777</text:p>
              </table:table-cell>
              <table:table-cell office:value-type="float" office:value="1.13080873193383">
                <text:p>1.13080873193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5.5105334957">
                <text:p>95.5105334957</text:p>
              </table:table-cell>
              <table:table-cell office:value-type="float" office:value="0.803468772021">
                <text:p>0.803468772021</text:p>
              </table:table-cell>
              <table:table-cell office:value-type="float" office:value="1.1321058929607">
                <text:p>1.1321058929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4.5584851228">
                <text:p>94.5584851228</text:p>
              </table:table-cell>
              <table:table-cell office:value-type="float" office:value="0.827740801086">
                <text:p>0.827740801086</text:p>
              </table:table-cell>
              <table:table-cell office:value-type="float" office:value="1.13352109019659">
                <text:p>1.1335210901965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3.5555716061">
                <text:p>93.5555716061</text:p>
              </table:table-cell>
              <table:table-cell office:value-type="float" office:value="0.850476792972">
                <text:p>0.850476792972</text:p>
              </table:table-cell>
              <table:table-cell office:value-type="float" office:value="1.13504502391681">
                <text:p>1.135045023916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.5107406881">
                <text:p>92.5107406881</text:p>
              </table:table-cell>
              <table:table-cell office:value-type="float" office:value="0.871913388491">
                <text:p>0.871913388491</text:p>
              </table:table-cell>
              <table:table-cell office:value-type="float" office:value="1.13667004637456">
                <text:p>1.13667004637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.4316140248">
                <text:p>91.4316140248</text:p>
              </table:table-cell>
              <table:table-cell office:value-type="float" office:value="0.892236648377">
                <text:p>0.892236648377</text:p>
              </table:table-cell>
              <table:table-cell office:value-type="float" office:value="1.13838992590251">
                <text:p>1.138389925902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.3246760144">
                <text:p>90.3246760144</text:p>
              </table:table-cell>
              <table:table-cell office:value-type="float" office:value="0.911595688441">
                <text:p>0.911595688441</text:p>
              </table:table-cell>
              <table:table-cell office:value-type="float" office:value="1.14019963135413">
                <text:p>1.140199631354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.1954437053">
                <text:p>89.1954437053</text:p>
              </table:table-cell>
              <table:table-cell office:value-type="float" office:value="0.930111989976">
                <text:p>0.930111989976</text:p>
              </table:table-cell>
              <table:table-cell office:value-type="float" office:value="1.1420951463777">
                <text:p>1.14209514637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8.0486143947">
                <text:p>88.0486143947</text:p>
              </table:table-cell>
              <table:table-cell office:value-type="float" office:value="0.9478859385">
                <text:p>0.9478859385</text:p>
              </table:table-cell>
              <table:table-cell office:value-type="float" office:value="1.14407331400337">
                <text:p>1.144073314003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6.888191497">
                <text:p>86.888191497</text:p>
              </table:table-cell>
              <table:table-cell office:value-type="float" office:value="0.965001528614">
                <text:p>0.965001528614</text:p>
              </table:table-cell>
              <table:table-cell office:value-type="float" office:value="1.14613170860081">
                <text:p>1.146131708600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7175908417">
                <text:p>85.7175908417</text:p>
              </table:table-cell>
              <table:table-cell office:value-type="float" office:value="0.981529821586">
                <text:p>0.981529821586</text:p>
              </table:table-cell>
              <table:table-cell office:value-type="float" office:value="1.1482685312779">
                <text:p>1.14826853127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4.5397300086">
                <text:p>84.5397300086</text:p>
              </table:table-cell>
              <table:table-cell office:value-type="float" office:value="0.997531533918">
                <text:p>0.997531533918</text:p>
              </table:table-cell>
              <table:table-cell office:value-type="float" office:value="1.15048252485546">
                <text:p>1.150482524855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3.3571032688">
                <text:p>83.3571032688</text:p>
              </table:table-cell>
              <table:table-cell office:value-type="float" office:value="1.0130590075">
                <text:p>1.0130590075</text:p>
              </table:table-cell>
              <table:table-cell office:value-type="float" office:value="1.15277290497724">
                <text:p>1.152772904977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2.1718444448">
                <text:p>82.1718444448</text:p>
              </table:table-cell>
              <table:table-cell office:value-type="float" office:value="1.02815773133">
                <text:p>1.02815773133</text:p>
              </table:table-cell>
              <table:table-cell office:value-type="float" office:value="1.15513930446023">
                <text:p>1.155139304460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0.9857796945">
                <text:p>80.9857796945</text:p>
              </table:table-cell>
              <table:table-cell office:value-type="float" office:value="1.04286753245">
                <text:p>1.04286753245</text:p>
              </table:table-cell>
              <table:table-cell office:value-type="float" office:value="1.15758172850037">
                <text:p>1.157581728500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.8004719124">
                <text:p>79.8004719124</text:p>
              </table:table-cell>
              <table:table-cell office:value-type="float" office:value="1.05722351938">
                <text:p>1.05722351938</text:p>
              </table:table-cell>
              <table:table-cell office:value-type="float" office:value="1.16010051880609">
                <text:p>1.1601005188060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8.6172581627">
                <text:p>78.6172581627</text:p>
              </table:table-cell>
              <table:table-cell office:value-type="float" office:value="1.07125683746">
                <text:p>1.07125683746</text:p>
              </table:table-cell>
              <table:table-cell office:value-type="float" office:value="1.16269632510975">
                <text:p>1.162696325109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7.4372813158">
                <text:p>77.4372813158</text:p>
              </table:table-cell>
              <table:table-cell office:value-type="float" office:value="1.08499527997">
                <text:p>1.08499527997</text:p>
              </table:table-cell>
              <table:table-cell office:value-type="float" office:value="1.16537008282074">
                <text:p>1.165370082820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6.2615168547">
                <text:p>76.2615168547</text:p>
              </table:table-cell>
              <table:table-cell office:value-type="float" office:value="1.09846378675">
                <text:p>1.09846378675</text:p>
              </table:table-cell>
              <table:table-cell office:value-type="float" office:value="1.16812299583925">
                <text:p>1.168122995839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5.0907956508">
                <text:p>75.0907956508</text:p>
              </table:table-cell>
              <table:table-cell office:value-type="float" office:value="1.11168485493">
                <text:p>1.11168485493</text:p>
              </table:table-cell>
              <table:table-cell office:value-type="float" office:value="1.17095652374714">
                <text:p>1.17095652374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3.925823365">
                <text:p>73.925823365</text:p>
              </table:table-cell>
              <table:table-cell office:value-type="float" office:value="1.12467887959">
                <text:p>1.12467887959</text:p>
              </table:table-cell>
              <table:table-cell office:value-type="float" office:value="1.17387237276529">
                <text:p>1.173872372765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2.7671970178">
                <text:p>72.7671970178</text:p>
              </table:table-cell>
              <table:table-cell office:value-type="float" office:value="1.13746443863">
                <text:p>1.13746443863</text:p>
              </table:table-cell>
              <table:table-cell office:value-type="float" office:value="1.17687248999396">
                <text:p>1.176872489993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.6154191779">
                <text:p>71.6154191779</text:p>
              </table:table-cell>
              <table:table-cell office:value-type="float" office:value="1.1500585326">
                <text:p>1.1500585326</text:p>
              </table:table-cell>
              <table:table-cell office:value-type="float" office:value="1.17995906056092">
                <text:p>1.179959060560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0.4709101399">
                <text:p>70.4709101399</text:p>
              </table:table-cell>
              <table:table-cell office:value-type="float" office:value="1.16247678796">
                <text:p>1.16247678796</text:p>
              </table:table-cell>
              <table:table-cell office:value-type="float" office:value="1.18313450739622">
                <text:p>1.183134507396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9.3340184012">
                <text:p>69.3340184012</text:p>
              </table:table-cell>
              <table:table-cell office:value-type="float" office:value="1.1747336304">
                <text:p>1.1747336304</text:p>
              </table:table-cell>
              <table:table-cell office:value-type="float" office:value="1.1864014934194">
                <text:p>1.186401493419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8.205029695">
                <text:p>68.205029695</text:p>
              </table:table-cell>
              <table:table-cell office:value-type="float" office:value="1.18684243368">
                <text:p>1.18684243368</text:p>
              </table:table-cell>
              <table:table-cell office:value-type="float" office:value="1.18976292599136">
                <text:p>1.189762925991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7.0841747944">
                <text:p>67.0841747944</text:p>
              </table:table-cell>
              <table:table-cell office:value-type="float" office:value="1.19881564801">
                <text:p>1.19881564801</text:p>
              </table:table-cell>
              <table:table-cell office:value-type="float" office:value="1.19322196353467">
                <text:p>1.193221963534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5.9716362673">
                <text:p>65.9716362673</text:p>
              </table:table-cell>
              <table:table-cell office:value-type="float" office:value="1.21066491164">
                <text:p>1.21066491164</text:p>
              </table:table-cell>
              <table:table-cell office:value-type="float" office:value="1.19678202427381">
                <text:p>1.196782024273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.8675543328">
                <text:p>64.8675543328</text:p>
              </table:table-cell>
              <table:table-cell office:value-type="float" office:value="1.2224011483">
                <text:p>1.2224011483</text:p>
              </table:table-cell>
              <table:table-cell office:value-type="float" office:value="1.20044679708995">
                <text:p>1.200446797089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.7720319473">
                <text:p>63.7720319473</text:p>
              </table:table-cell>
              <table:table-cell office:value-type="float" office:value="1.23403465283">
                <text:p>1.23403465283</text:p>
              </table:table-cell>
              <table:table-cell office:value-type="float" office:value="1.20422025451866">
                <text:p>1.2042202545186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.6851392264">
                <text:p>62.6851392264</text:p>
              </table:table-cell>
              <table:table-cell office:value-type="float" office:value="1.24557516686">
                <text:p>1.24557516686</text:p>
              </table:table-cell>
              <table:table-cell office:value-type="float" office:value="1.20810666796407">
                <text:p>1.208106667964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.6069172937">
                <text:p>61.6069172937</text:p>
              </table:table-cell>
              <table:table-cell office:value-type="float" office:value="1.25703194616">
                <text:p>1.25703194616</text:p>
              </table:table-cell>
              <table:table-cell office:value-type="float" office:value="1.21211062523435">
                <text:p>1.2121106252343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.5373816339">
                <text:p>60.5373816339</text:p>
              </table:table-cell>
              <table:table-cell office:value-type="float" office:value="1.2684138209">
                <text:p>1.2684138209</text:p>
              </table:table-cell>
              <table:table-cell office:value-type="float" office:value="1.21623705054029">
                <text:p>1.216237050540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9.4765250145">
                <text:p>59.4765250145</text:p>
              </table:table-cell>
              <table:table-cell office:value-type="float" office:value="1.27972924993">
                <text:p>1.27972924993</text:p>
              </table:table-cell>
              <table:table-cell office:value-type="float" office:value="1.22049122714303">
                <text:p>1.220491227143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.4243200331">
                <text:p>58.4243200331</text:p>
              </table:table-cell>
              <table:table-cell office:value-type="float" office:value="1.29098637013">
                <text:p>1.29098637013</text:p>
              </table:table-cell>
              <table:table-cell office:value-type="float" office:value="1.22487882286916">
                <text:p>1.224878822869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7.3807213367">
                <text:p>57.3807213367</text:p>
              </table:table-cell>
              <table:table-cell office:value-type="float" office:value="1.30219304143">
                <text:p>1.30219304143</text:p>
              </table:table-cell>
              <table:table-cell office:value-type="float" office:value="1.22940591876565">
                <text:p>1.2294059187656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.3456675535">
                <text:p>56.3456675535</text:p>
              </table:table-cell>
              <table:table-cell office:value-type="float" office:value="1.31335688836">
                <text:p>1.31335688836</text:p>
              </table:table-cell>
              <table:table-cell office:value-type="float" office:value="1.23407904121316">
                <text:p>1.234079041213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5.3190829725">
                <text:p>55.3190829725</text:p>
              </table:table-cell>
              <table:table-cell office:value-type="float" office:value="1.32448533868">
                <text:p>1.32448533868</text:p>
              </table:table-cell>
              <table:table-cell office:value-type="float" office:value="1.23890519786942">
                <text:p>1.238905197869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4.3008789998">
                <text:p>54.3008789998</text:p>
              </table:table-cell>
              <table:table-cell office:value-type="float" office:value="1.33558565959">
                <text:p>1.33558565959</text:p>
              </table:table-cell>
              <table:table-cell office:value-type="float" office:value="1.24389191788352">
                <text:p>1.2438919178835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.2909554176">
                <text:p>53.2909554176</text:p>
              </table:table-cell>
              <table:table-cell office:value-type="float" office:value="1.34666499204">
                <text:p>1.34666499204</text:p>
              </table:table-cell>
              <table:table-cell office:value-type="float" office:value="1.2490472968893">
                <text:p>1.24904729688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.2892014662">
                <text:p>52.2892014662</text:p>
              </table:table-cell>
              <table:table-cell office:value-type="float" office:value="1.35773038353">
                <text:p>1.35773038353</text:p>
              </table:table-cell>
              <table:table-cell office:value-type="float" office:value="1.25438004737987">
                <text:p>1.254380047379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.2954967687">
                <text:p>51.2954967687</text:p>
              </table:table-cell>
              <table:table-cell office:value-type="float" office:value="1.36878881988">
                <text:p>1.36878881988</text:p>
              </table:table-cell>
              <table:table-cell office:value-type="float" office:value="1.2598995551513">
                <text:p>1.259899555151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.3097121136">
                <text:p>50.3097121136</text:p>
              </table:table-cell>
              <table:table-cell office:value-type="float" office:value="1.37984725623">
                <text:p>1.37984725623</text:p>
              </table:table-cell>
              <table:table-cell office:value-type="float" office:value="1.26561594262696">
                <text:p>1.2656159426269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9.3317101071">
                <text:p>49.3317101071</text:p>
              </table:table-cell>
              <table:table-cell office:value-type="float" office:value="1.39091264772">
                <text:p>1.39091264772</text:p>
              </table:table-cell>
              <table:table-cell office:value-type="float" office:value="1.27154014001576">
                <text:p>1.2715401400157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8.3613457085">
                <text:p>48.3613457085</text:p>
              </table:table-cell>
              <table:table-cell office:value-type="float" office:value="1.40199198016">
                <text:p>1.40199198016</text:p>
              </table:table-cell>
              <table:table-cell office:value-type="float" office:value="1.27768396539698">
                <text:p>1.277683965396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7.398466655">
                <text:p>47.398466655</text:p>
              </table:table-cell>
              <table:table-cell office:value-type="float" office:value="1.41309230107">
                <text:p>1.41309230107</text:p>
              </table:table-cell>
              <table:table-cell office:value-type="float" office:value="1.2840602150448">
                <text:p>1.284060215044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6.4429137854">
                <text:p>46.4429137854</text:p>
              </table:table-cell>
              <table:table-cell office:value-type="float" office:value="1.42422075139">
                <text:p>1.42422075139</text:p>
              </table:table-cell>
              <table:table-cell office:value-type="float" office:value="1.29068276550439">
                <text:p>1.290682765504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.4945212661">
                <text:p>45.4945212661</text:p>
              </table:table-cell>
              <table:table-cell office:value-type="float" office:value="1.43538459832">
                <text:p>1.43538459832</text:p>
              </table:table-cell>
              <table:table-cell office:value-type="float" office:value="1.29756668923238">
                <text:p>1.2975666892323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4.5531167252">
                <text:p>44.5531167252</text:p>
              </table:table-cell>
              <table:table-cell office:value-type="float" office:value="1.44659126962">
                <text:p>1.44659126962</text:p>
              </table:table-cell>
              <table:table-cell office:value-type="float" office:value="1.30472838591824">
                <text:p>1.3047283859182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.6185212957">
                <text:p>43.6185212957</text:p>
              </table:table-cell>
              <table:table-cell office:value-type="float" office:value="1.45784838982">
                <text:p>1.45784838982</text:p>
              </table:table-cell>
              <table:table-cell office:value-type="float" office:value="1.31218573202361">
                <text:p>1.312185732023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2.69054957">
                <text:p>42.69054957</text:p>
              </table:table-cell>
              <table:table-cell office:value-type="float" office:value="1.46916381886">
                <text:p>1.46916381886</text:p>
              </table:table-cell>
              <table:table-cell office:value-type="float" office:value="1.31995825154113">
                <text:p>1.319958251541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1.7690094643">
                <text:p>41.7690094643</text:p>
              </table:table-cell>
              <table:table-cell office:value-type="float" office:value="1.48054569359">
                <text:p>1.48054569359</text:p>
              </table:table-cell>
              <table:table-cell office:value-type="float" office:value="1.32806731157982">
                <text:p>1.3280673115798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0.8537019904">
                <text:p>40.8537019904</text:p>
              </table:table-cell>
              <table:table-cell office:value-type="float" office:value="1.49200247289">
                <text:p>1.49200247289</text:p>
              </table:table-cell>
              <table:table-cell office:value-type="float" office:value="1.33653634710661">
                <text:p>1.336536347106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9.9444209333">
                <text:p>39.9444209333</text:p>
              </table:table-cell>
              <table:table-cell office:value-type="float" office:value="1.50354298693">
                <text:p>1.50354298693</text:p>
              </table:table-cell>
              <table:table-cell office:value-type="float" office:value="1.34539112004119">
                <text:p>1.345391120041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9.040952425">
                <text:p>39.040952425</text:p>
              </table:table-cell>
              <table:table-cell office:value-type="float" office:value="1.51517649145">
                <text:p>1.51517649145</text:p>
              </table:table-cell>
              <table:table-cell office:value-type="float" office:value="1.35466001906331">
                <text:p>1.3546600190633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8.1430744116">
                <text:p>38.1430744116</text:p>
              </table:table-cell>
              <table:table-cell office:value-type="float" office:value="1.52691272812">
                <text:p>1.52691272812</text:p>
              </table:table-cell>
              <table:table-cell office:value-type="float" office:value="1.36437440778743">
                <text:p>1.364374407787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7.2505559986">
                <text:p>37.2505559986</text:p>
              </table:table-cell>
              <table:table-cell office:value-type="float" office:value="1.53876199174">
                <text:p>1.53876199174</text:p>
              </table:table-cell>
              <table:table-cell office:value-type="float" office:value="1.37456903077872">
                <text:p>1.3745690307787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6.3631566653">
                <text:p>36.3631566653</text:p>
              </table:table-cell>
              <table:table-cell office:value-type="float" office:value="1.55073520607">
                <text:p>1.55073520607</text:p>
              </table:table-cell>
              <table:table-cell office:value-type="float" office:value="1.38528248897357">
                <text:p>1.385282488973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5.4806253301">
                <text:p>35.4806253301</text:p>
              </table:table-cell>
              <table:table-cell office:value-type="float" office:value="1.56284400935">
                <text:p>1.56284400935</text:p>
              </table:table-cell>
              <table:table-cell office:value-type="float" office:value="1.3965577988835">
                <text:p>1.39655779888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.6026992464">
                <text:p>34.6026992464</text:p>
              </table:table-cell>
              <table:table-cell office:value-type="float" office:value="1.5751008518">
                <text:p>1.5751008518</text:p>
              </table:table-cell>
              <table:table-cell office:value-type="float" office:value="1.40844305346772">
                <text:p>1.408443053467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.7291027047">
                <text:p>33.7291027047</text:p>
              </table:table-cell>
              <table:table-cell office:value-type="float" office:value="1.58751910715">
                <text:p>1.58751910715</text:p>
              </table:table-cell>
              <table:table-cell office:value-type="float" office:value="1.4209922070803">
                <text:p>1.420992207080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2.8595455092">
                <text:p>32.8595455092</text:p>
              </table:table-cell>
              <table:table-cell office:value-type="float" office:value="1.60011320113">
                <text:p>1.60011320113</text:p>
              </table:table-cell>
              <table:table-cell office:value-type="float" office:value="1.43426601278428">
                <text:p>1.434266012784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.9937211903">
                <text:p>31.9937211903</text:p>
              </table:table-cell>
              <table:table-cell office:value-type="float" office:value="1.61289876016">
                <text:p>1.61289876016</text:p>
              </table:table-cell>
              <table:table-cell office:value-type="float" office:value="1.44833314798816">
                <text:p>1.448333147988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1.1313049052">
                <text:p>31.1313049052</text:p>
              </table:table-cell>
              <table:table-cell office:value-type="float" office:value="1.62589278482">
                <text:p>1.62589278482</text:p>
              </table:table-cell>
              <table:table-cell office:value-type="float" office:value="1.46327157445752">
                <text:p>1.463271574457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.2719509665">
                <text:p>30.2719509665</text:p>
              </table:table-cell>
              <table:table-cell office:value-type="float" office:value="1.639113853">
                <text:p>1.639113853</text:p>
              </table:table-cell>
              <table:table-cell office:value-type="float" office:value="1.47917019218643">
                <text:p>1.479170192186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9.4152899235">
                <text:p>29.4152899235</text:p>
              </table:table-cell>
              <table:table-cell office:value-type="float" office:value="1.65258235979">
                <text:p>1.65258235979</text:p>
              </table:table-cell>
              <table:table-cell office:value-type="float" office:value="1.49613086463062">
                <text:p>1.496130864630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8.5609251018">
                <text:p>28.5609251018</text:p>
              </table:table-cell>
              <table:table-cell office:value-type="float" office:value="1.66632080229">
                <text:p>1.66632080229</text:p>
              </table:table-cell>
              <table:table-cell office:value-type="float" office:value="1.51427091722202">
                <text:p>1.514270917222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.70842848">
                <text:p>27.70842848</text:p>
              </table:table-cell>
              <table:table-cell office:value-type="float" office:value="1.68035412038">
                <text:p>1.68035412038</text:p>
              </table:table-cell>
              <table:table-cell office:value-type="float" office:value="1.53372624459437">
                <text:p>1.533726244594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.857335749">
                <text:p>26.857335749</text:p>
              </table:table-cell>
              <table:table-cell office:value-type="float" office:value="1.6947101073">
                <text:p>1.6947101073</text:p>
              </table:table-cell>
              <table:table-cell office:value-type="float" office:value="1.55465520840169">
                <text:p>1.554655208401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6.0071403554">
                <text:p>26.0071403554</text:p>
              </table:table-cell>
              <table:table-cell office:value-type="float" office:value="1.70941990842">
                <text:p>1.70941990842</text:p>
              </table:table-cell>
              <table:table-cell office:value-type="float" office:value="1.57724357286494">
                <text:p>1.577243572864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5.1572862647">
                <text:p>25.1572862647</text:p>
              </table:table-cell>
              <table:table-cell office:value-type="float" office:value="1.72451863225">
                <text:p>1.72451863225</text:p>
              </table:table-cell>
              <table:table-cell office:value-type="float" office:value="1.60171081832039">
                <text:p>1.601710818320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4.3071591038">
                <text:p>24.3071591038</text:p>
              </table:table-cell>
              <table:table-cell office:value-type="float" office:value="1.74004610583">
                <text:p>1.74004610583</text:p>
              </table:table-cell>
              <table:table-cell office:value-type="float" office:value="1.62831830741299">
                <text:p>1.6283183074129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3.4560752186">
                <text:p>23.4560752186</text:p>
              </table:table-cell>
              <table:table-cell office:value-type="float" office:value="1.75604781817">
                <text:p>1.75604781817</text:p>
              </table:table-cell>
              <table:table-cell office:value-type="float" office:value="1.65737997660449">
                <text:p>1.6573799766044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2.6032680248">
                <text:p>22.6032680248</text:p>
              </table:table-cell>
              <table:table-cell office:value-type="float" office:value="1.77257611114">
                <text:p>1.77257611114</text:p>
              </table:table-cell>
              <table:table-cell office:value-type="float" office:value="1.68927652166552">
                <text:p>1.6892765216655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.7478707939">
                <text:p>21.7478707939</text:p>
              </table:table-cell>
              <table:table-cell office:value-type="float" office:value="1.78969170125">
                <text:p>1.78969170125</text:p>
              </table:table-cell>
              <table:table-cell office:value-type="float" office:value="1.72447449798881">
                <text:p>1.7244744979888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.8888946781">
                <text:p>20.8888946781</text:p>
              </table:table-cell>
              <table:table-cell office:value-type="float" office:value="1.80746564978">
                <text:p>1.80746564978</text:p>
              </table:table-cell>
              <table:table-cell office:value-type="float" office:value="1.76355246185153">
                <text:p>1.763552461851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.0252002718">
                <text:p>20.0252002718</text:p>
              </table:table-cell>
              <table:table-cell office:value-type="float" office:value="1.82598195131">
                <text:p>1.82598195131</text:p>
              </table:table-cell>
              <table:table-cell office:value-type="float" office:value="1.80723740606917">
                <text:p>1.807237406069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.155460241">
                <text:p>19.155460241</text:p>
              </table:table-cell>
              <table:table-cell office:value-type="float" office:value="1.84534099137">
                <text:p>1.84534099137</text:p>
              </table:table-cell>
              <table:table-cell office:value-type="float" office:value="1.85645659419527">
                <text:p>1.8564565941952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8.2781093597">
                <text:p>18.2781093597</text:p>
              </table:table-cell>
              <table:table-cell office:value-type="float" office:value="1.86566425126">
                <text:p>1.86566425126</text:p>
              </table:table-cell>
              <table:table-cell office:value-type="float" office:value="1.91241302893952">
                <text:p>1.912413028939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3912763783">
                <text:p>17.3912763783</text:p>
              </table:table-cell>
              <table:table-cell office:value-type="float" office:value="1.88710084678">
                <text:p>1.88710084678</text:p>
              </table:table-cell>
              <table:table-cell office:value-type="float" office:value="1.97669827397906">
                <text:p>1.976698273979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.4926889927">
                <text:p>16.4926889927</text:p>
              </table:table-cell>
              <table:table-cell office:value-type="float" office:value="1.90983683867">
                <text:p>1.90983683867</text:p>
              </table:table-cell>
              <table:table-cell office:value-type="float" office:value="2.05146633184147">
                <text:p>2.0514663318414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5.5795377626">
                <text:p>15.5795377626</text:p>
              </table:table-cell>
              <table:table-cell office:value-type="float" office:value="1.93410886773">
                <text:p>1.93410886773</text:p>
              </table:table-cell>
              <table:table-cell office:value-type="float" office:value="2.1397112960886">
                <text:p>2.139711296088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.6482751306">
                <text:p>14.6482751306</text:p>
              </table:table-cell>
              <table:table-cell office:value-type="float" office:value="1.96022479497">
                <text:p>1.96022479497</text:p>
              </table:table-cell>
              <table:table-cell office:value-type="float" office:value="2.24572967123005">
                <text:p>2.245729671230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.6943074451">
                <text:p>13.6943074451</text:p>
              </table:table-cell>
              <table:table-cell office:value-type="float" office:value="1.98859620264">
                <text:p>1.98859620264</text:p>
              </table:table-cell>
              <table:table-cell office:value-type="float" office:value="2.37592982486724">
                <text:p>2.375929824867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7115014077">
                <text:p>12.7115014077</text:p>
              </table:table-cell>
              <table:table-cell office:value-type="float" office:value="2.01979208584">
                <text:p>2.01979208584</text:p>
              </table:table-cell>
              <table:table-cell office:value-type="float" office:value="2.54033894835075">
                <text:p>2.540338948350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6913478519">
                <text:p>11.6913478519</text:p>
              </table:table-cell>
              <table:table-cell office:value-type="float" office:value="2.05463300011">
                <text:p>2.05463300011</text:p>
              </table:table-cell>
              <table:table-cell office:value-type="float" office:value="2.75563286043671">
                <text:p>2.755632860436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.6214403682">
                <text:p>10.6214403682</text:p>
              </table:table-cell>
              <table:table-cell office:value-type="float" office:value="2.09436924606">
                <text:p>2.09436924606</text:p>
              </table:table-cell>
              <table:table-cell office:value-type="float" office:value="3.05186457475727">
                <text:p>3.0518645747572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.48243232119">
                <text:p>9.48243232119</text:p>
              </table:table-cell>
              <table:table-cell office:value-type="float" office:value="2.14105422081">
                <text:p>2.14105422081</text:p>
              </table:table-cell>
              <table:table-cell office:value-type="float" office:value="3.48955563478639">
                <text:p>3.489555634786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24108227049">
                <text:p>8.24108227049</text:p>
              </table:table-cell>
              <table:table-cell office:value-type="float" office:value="2.19844746269">
                <text:p>2.19844746269</text:p>
              </table:table-cell>
              <table:table-cell office:value-type="float" office:value="4.21237780896585">
                <text:p>4.2123778089658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83074026656">
                <text:p>6.83074026656</text:p>
              </table:table-cell>
              <table:table-cell office:value-type="float" office:value="2.2747417785">
                <text:p>2.2747417785</text:p>
              </table:table-cell>
              <table:table-cell office:value-type="float" office:value="5.66856832057782">
                <text:p>5.6685683205778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.0716298249">
                <text:p>5.0716298249</text:p>
              </table:table-cell>
              <table:table-cell office:value-type="float" office:value="2.39499106319">
                <text:p>2.39499106319</text:p>
              </table:table-cell>
              <table:table-cell office:value-type="float" office:value="10.3470834608787">
                <text:p>10.34708346087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.7" chart:maximum="2.3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cm" chart:symbol-height="0.2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152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2cm" svg:height="12.91cm" xlink:href=".." xlink:type="simple" chart:class="chart:scatter" chart:style-name="ch1">
        <chart:title svg:x="4.849cm" svg:y="0.394cm" chart:style-name="ch2">
          <text:p>Expected Return vs oddsfactor</text:p>
        </chart:title>
        <chart:legend chart:legend-position="top" svg:x="3.692cm" svg:y="1.384cm" style:legend-expansion="wide" chart:style-name="ch3"/>
        <chart:plot-area chart:style-name="ch4" table:cell-range-address="_Bayes_cred_rel_odds_200_40_100_15.B2:_Bayes_cred_rel_odds_200_40_100_15.C100 _Bayes_cred_rel_odds_200_40_100_15.C1:_Bayes_cred_rel_odds_200_40_100_15.C1 _Bayes_cred_rel_odds_200_40_100_15.E1:_Bayes_cred_rel_odds_200_40_100_15.E100" chart:data-source-has-labels="row" svg:x="1.331cm" svg:y="2.24cm" svg:width="14.351cm" svg:height="9.431cm">
          <chartooo:coordinate-region svg:x="2.164cm" svg:y="2.439cm" svg:width="13.278cm" svg:height="9.033cm"/>
          <chart:axis chart:dimension="x" chart:name="primary-x" chart:style-name="ch5">
            <chart:title svg:x="7.655cm" svg:y="11.929cm" chart:style-name="ch6">
              <text:p>odds factor</text:p>
            </chart:title>
          </chart:axis>
          <chart:axis chart:dimension="y" chart:name="primary-y" chart:style-name="ch7">
            <chart:title svg:x="0.451cm" svg:y="10.148cm" chart:style-name="ch8">
              <text:p>expected return = log(oddsfactor)*credibility</text:p>
            </chart:title>
            <chart:grid chart:style-name="ch9" chart:class="major"/>
          </chart:axis>
          <chart:series chart:style-name="ch10" chart:values-cell-range-address="_Bayes_cred_rel_odds_200_40_100_15.C2:_Bayes_cred_rel_odds_200_40_100_15.C100" chart:label-cell-address="_Bayes_cred_rel_odds_200_40_100_15.C1:_Bayes_cred_rel_odds_200_40_100_15.C1" chart:class="chart:scatter">
            <chart:domain table:cell-range-address="_Bayes_cred_rel_odds_200_40_100_15.B2:_Bayes_cred_rel_odds_200_40_100_15.B100"/>
            <chart:data-point chart:repeated="99"/>
          </chart:series>
          <chart:series chart:style-name="ch11" chart:values-cell-range-address="_Bayes_cred_rel_odds_200_40_100_15.E2:_Bayes_cred_rel_odds_200_40_100_15.E100" chart:label-cell-address="_Bayes_cred_rel_odds_200_40_100_15.E1:_Bayes_cred_rel_odds_200_40_100_15.E1" chart:class="chart:scatter">
            <chart:data-point chart:repeated="9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expected_return</text:p>
                <draw:g>
                  <svg:desc>_Bayes_cred_rel_odds_200_40_100_15.C1:_Bayes_cred_rel_odds_200_40_100_15.C1</svg:desc>
                </draw:g>
              </table:table-cell>
              <table:table-cell office:value-type="string">
                <text:p>log(odds factor) threshold</text:p>
                <draw:g>
                  <svg:desc>_Bayes_cred_rel_odds_200_40_100_15.E1:_Bayes_cred_rel_odds_200_40_100_15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42586576566">
                <text:p>0.342586576566</text:p>
                <draw:g>
                  <svg:desc>_Bayes_cred_rel_odds_200_40_100_15.B2:_Bayes_cred_rel_odds_200_40_100_15.B100</svg:desc>
                </draw:g>
              </table:table-cell>
              <table:table-cell office:value-type="float" office:value="-1.06920234269416">
                <text:p>-1.06920234269416</text:p>
                <draw:g>
                  <svg:desc>_Bayes_cred_rel_odds_200_40_100_15.C2:_Bayes_cred_rel_odds_200_40_100_15.C100</svg:desc>
                </draw:g>
              </table:table-cell>
              <table:table-cell office:value-type="float" office:value="0.11850901191607">
                <text:p>0.11850901191607</text:p>
                <draw:g>
                  <svg:desc>_Bayes_cred_rel_odds_200_40_100_15.E2:_Bayes_cred_rel_odds_200_40_100_15.E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62835861247">
                <text:p>0.462835861247</text:p>
              </table:table-cell>
              <table:table-cell office:value-type="float" office:value="-0.768779819097304">
                <text:p>-0.768779819097304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39130177063">
                <text:p>0.539130177063</text:p>
              </table:table-cell>
              <table:table-cell office:value-type="float" office:value="-0.615881057841115">
                <text:p>-0.615881057841115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96523418945">
                <text:p>0.596523418945</text:p>
              </table:table-cell>
              <table:table-cell office:value-type="float" office:value="-0.513831597510563">
                <text:p>-0.513831597510563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43208393694">
                <text:p>0.643208393694</text:p>
              </table:table-cell>
              <table:table-cell office:value-type="float" office:value="-0.43723983689357">
                <text:p>-0.43723983689357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8294463964">
                <text:p>0.68294463964</text:p>
              </table:table-cell>
              <table:table-cell office:value-type="float" office:value="-0.375908045454388">
                <text:p>-0.375908045454388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17785553909">
                <text:p>0.717785553909</text:p>
              </table:table-cell>
              <table:table-cell office:value-type="float" office:value="-0.324781214502981">
                <text:p>-0.324781214502981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48981437115">
                <text:p>0.748981437115</text:p>
              </table:table-cell>
              <table:table-cell office:value-type="float" office:value="-0.281001306661433">
                <text:p>-0.281001306661433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7352844777">
                <text:p>0.777352844777</text:p>
              </table:table-cell>
              <table:table-cell office:value-type="float" office:value="-0.242797069026778">
                <text:p>-0.242797069026778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03468772021">
                <text:p>0.803468772021</text:p>
              </table:table-cell>
              <table:table-cell office:value-type="float" office:value="-0.208993245397014">
                <text:p>-0.208993245397014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27740801086">
                <text:p>0.827740801086</text:p>
              </table:table-cell>
              <table:table-cell office:value-type="float" office:value="-0.178767748079144">
                <text:p>-0.178767748079144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0476792972">
                <text:p>0.850476792972</text:p>
              </table:table-cell>
              <table:table-cell office:value-type="float" office:value="-0.151520876600419">
                <text:p>-0.151520876600419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71913388491">
                <text:p>0.871913388491</text:p>
              </table:table-cell>
              <table:table-cell office:value-type="float" office:value="-0.126800017990411">
                <text:p>-0.126800017990411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2236648377">
                <text:p>0.892236648377</text:p>
              </table:table-cell>
              <table:table-cell office:value-type="float" office:value="-0.104253874513361">
                <text:p>-0.104253874513361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11595688441">
                <text:p>0.911595688441</text:p>
              </table:table-cell>
              <table:table-cell office:value-type="float" office:value="-0.0836033560893185">
                <text:p>-0.0836033560893185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30111989976">
                <text:p>0.930111989976</text:p>
              </table:table-cell>
              <table:table-cell office:value-type="float" office:value="-0.0646223493857185">
                <text:p>-0.0646223493857185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478859385">
                <text:p>0.9478859385</text:p>
              </table:table-cell>
              <table:table-cell office:value-type="float" office:value="-0.0471245887231954">
                <text:p>-0.0471245887231954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65001528614">
                <text:p>0.965001528614</text:p>
              </table:table-cell>
              <table:table-cell office:value-type="float" office:value="-0.0309544339790729">
                <text:p>-0.0309544339790729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81529821586">
                <text:p>0.981529821586</text:p>
              </table:table-cell>
              <table:table-cell office:value-type="float" office:value="-0.0159802293507531">
                <text:p>-0.0159802293507531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97531533918">
                <text:p>0.997531533918</text:p>
              </table:table-cell>
              <table:table-cell office:value-type="float" office:value="-0.00208941444769263">
                <text:p>-0.00208941444769263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0130590075">
                <text:p>1.0130590075</text:p>
              </table:table-cell>
              <table:table-cell office:value-type="float" office:value="0.0108151455381021">
                <text:p>0.0108151455381021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2815773133">
                <text:p>1.02815773133</text:p>
              </table:table-cell>
              <table:table-cell office:value-type="float" office:value="0.0228179629153312">
                <text:p>0.0228179629153312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04286753245">
                <text:p>1.04286753245</text:p>
              </table:table-cell>
              <table:table-cell office:value-type="float" office:value="0.0339931021008606">
                <text:p>0.0339931021008606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05722351938">
                <text:p>1.05722351938</text:p>
              </table:table-cell>
              <table:table-cell office:value-type="float" office:value="0.0444058905884981">
                <text:p>0.0444058905884981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07125683746">
                <text:p>1.07125683746</text:p>
              </table:table-cell>
              <table:table-cell office:value-type="float" office:value="0.0541142820891855">
                <text:p>0.0541142820891855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08499527997">
                <text:p>1.08499527997</text:p>
              </table:table-cell>
              <table:table-cell office:value-type="float" office:value="0.0631699552958128">
                <text:p>0.0631699552958128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09846378675">
                <text:p>1.09846378675</text:p>
              </table:table-cell>
              <table:table-cell office:value-type="float" office:value="0.0716192085173801">
                <text:p>0.0716192085173801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1168485493">
                <text:p>1.11168485493</text:p>
              </table:table-cell>
              <table:table-cell office:value-type="float" office:value="0.0795036953523667">
                <text:p>0.0795036953523667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12467887959">
                <text:p>1.12467887959</text:p>
              </table:table-cell>
              <table:table-cell office:value-type="float" office:value="0.0868610346319328">
                <text:p>0.0868610346319328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3746443863">
                <text:p>1.13746443863</text:p>
              </table:table-cell>
              <table:table-cell office:value-type="float" office:value="0.0937253203003687">
                <text:p>0.0937253203003687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1500585326">
                <text:p>1.1500585326</text:p>
              </table:table-cell>
              <table:table-cell office:value-type="float" office:value="0.100127550709322">
                <text:p>0.100127550709322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16247678796">
                <text:p>1.16247678796</text:p>
              </table:table-cell>
              <table:table-cell office:value-type="float" office:value="0.106095992482971">
                <text:p>0.106095992482971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1747336304">
                <text:p>1.1747336304</text:p>
              </table:table-cell>
              <table:table-cell office:value-type="float" office:value="0.111656490802394">
                <text:p>0.111656490802394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18684243368">
                <text:p>1.18684243368</text:p>
              </table:table-cell>
              <table:table-cell office:value-type="float" office:value="0.116832735589628">
                <text:p>0.116832735589628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19881564801">
                <text:p>1.19881564801</text:p>
              </table:table-cell>
              <table:table-cell office:value-type="float" office:value="0.121646490936301">
                <text:p>0.121646490936301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21066491164">
                <text:p>1.21066491164</text:p>
              </table:table-cell>
              <table:table-cell office:value-type="float" office:value="0.126117793936919">
                <text:p>0.126117793936919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2224011483">
                <text:p>1.2224011483</text:p>
              </table:table-cell>
              <table:table-cell office:value-type="float" office:value="0.130265127707411">
                <text:p>0.130265127707411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23403465283">
                <text:p>1.23403465283</text:p>
              </table:table-cell>
              <table:table-cell office:value-type="float" office:value="0.13410557259739">
                <text:p>0.13410557259739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4557516686">
                <text:p>1.24557516686</text:p>
              </table:table-cell>
              <table:table-cell office:value-type="float" office:value="0.137654938842268">
                <text:p>0.137654938842268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5703194616">
                <text:p>1.25703194616</text:p>
              </table:table-cell>
              <table:table-cell office:value-type="float" office:value="0.140927883377729">
                <text:p>0.140927883377729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2684138209">
                <text:p>1.2684138209</text:p>
              </table:table-cell>
              <table:table-cell office:value-type="float" office:value="0.143938013018273">
                <text:p>0.143938013018273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27972924993">
                <text:p>1.27972924993</text:p>
              </table:table-cell>
              <table:table-cell office:value-type="float" office:value="0.14669797587159">
                <text:p>0.14669797587159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29098637013">
                <text:p>1.29098637013</text:p>
              </table:table-cell>
              <table:table-cell office:value-type="float" office:value="0.149219542612645">
                <text:p>0.149219542612645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30219304143">
                <text:p>1.30219304143</text:p>
              </table:table-cell>
              <table:table-cell office:value-type="float" office:value="0.151513678839821">
                <text:p>0.151513678839821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31335688836">
                <text:p>1.31335688836</text:p>
              </table:table-cell>
              <table:table-cell office:value-type="float" office:value="0.153590609712613">
                <text:p>0.153590609712613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32448533868">
                <text:p>1.32448533868</text:p>
              </table:table-cell>
              <table:table-cell office:value-type="float" office:value="0.155459877795551">
                <text:p>0.155459877795551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33558565959">
                <text:p>1.33558565959</text:p>
              </table:table-cell>
              <table:table-cell office:value-type="float" office:value="0.157130394903312">
                <text:p>0.157130394903312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34666499204">
                <text:p>1.34666499204</text:p>
              </table:table-cell>
              <table:table-cell office:value-type="float" office:value="0.158610488661662">
                <text:p>0.158610488661662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35773038353">
                <text:p>1.35773038353</text:p>
              </table:table-cell>
              <table:table-cell office:value-type="float" office:value="0.159907944357693">
                <text:p>0.159907944357693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6878881988">
                <text:p>1.36878881988</text:p>
              </table:table-cell>
              <table:table-cell office:value-type="float" office:value="0.161030042626597">
                <text:p>0.161030042626597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7984725623">
                <text:p>1.37984725623</text:p>
              </table:table-cell>
              <table:table-cell office:value-type="float" office:value="0.161983593368389">
                <text:p>0.161983593368389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39091264772">
                <text:p>1.39091264772</text:p>
              </table:table-cell>
              <table:table-cell office:value-type="float" office:value="0.162774966306214">
                <text:p>0.162774966306214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40199198016">
                <text:p>1.40199198016</text:p>
              </table:table-cell>
              <table:table-cell office:value-type="float" office:value="0.163410118504268">
                <text:p>0.163410118504268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41309230107">
                <text:p>1.41309230107</text:p>
              </table:table-cell>
              <table:table-cell office:value-type="float" office:value="0.16389461912847">
                <text:p>0.16389461912847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2422075139">
                <text:p>1.42422075139</text:p>
              </table:table-cell>
              <table:table-cell office:value-type="float" office:value="0.164233671678324">
                <text:p>0.164233671678324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43538459832">
                <text:p>1.43538459832</text:p>
              </table:table-cell>
              <table:table-cell office:value-type="float" office:value="0.164432133918686">
                <text:p>0.164432133918686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44659126962">
                <text:p>1.44659126962</text:p>
              </table:table-cell>
              <table:table-cell office:value-type="float" office:value="0.164494535668172">
                <text:p>0.164494535668172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45784838982">
                <text:p>1.45784838982</text:p>
              </table:table-cell>
              <table:table-cell office:value-type="float" office:value="0.164425094591977">
                <text:p>0.164425094591977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46916381886">
                <text:p>1.46916381886</text:p>
              </table:table-cell>
              <table:table-cell office:value-type="float" office:value="0.164227730136194">
                <text:p>0.164227730136194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48054569359">
                <text:p>1.48054569359</text:p>
              </table:table-cell>
              <table:table-cell office:value-type="float" office:value="0.16390607566422">
                <text:p>0.16390607566422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49200247289">
                <text:p>1.49200247289</text:p>
              </table:table-cell>
              <table:table-cell office:value-type="float" office:value="0.163463488911443">
                <text:p>0.163463488911443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50354298693">
                <text:p>1.50354298693</text:p>
              </table:table-cell>
              <table:table-cell office:value-type="float" office:value="0.162903060763614">
                <text:p>0.162903060763614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51517649145">
                <text:p>1.51517649145</text:p>
              </table:table-cell>
              <table:table-cell office:value-type="float" office:value="0.162227622392532">
                <text:p>0.162227622392532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52691272812">
                <text:p>1.52691272812</text:p>
              </table:table-cell>
              <table:table-cell office:value-type="float" office:value="0.161439750798726">
                <text:p>0.161439750798726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53876199174">
                <text:p>1.53876199174</text:p>
              </table:table-cell>
              <table:table-cell office:value-type="float" office:value="0.16054177262455">
                <text:p>0.16054177262455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55073520607">
                <text:p>1.55073520607</text:p>
              </table:table-cell>
              <table:table-cell office:value-type="float" office:value="0.159535766322018">
                <text:p>0.159535766322018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6284400935">
                <text:p>1.56284400935</text:p>
              </table:table-cell>
              <table:table-cell office:value-type="float" office:value="0.158423562450025">
                <text:p>0.158423562450025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5751008518">
                <text:p>1.5751008518</text:p>
              </table:table-cell>
              <table:table-cell office:value-type="float" office:value="0.157206742075732">
                <text:p>0.157206742075732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58751910715">
                <text:p>1.58751910715</text:p>
              </table:table-cell>
              <table:table-cell office:value-type="float" office:value="0.155886633053341">
                <text:p>0.155886633053341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60011320113">
                <text:p>1.60011320113</text:p>
              </table:table-cell>
              <table:table-cell office:value-type="float" office:value="0.154464303985032">
                <text:p>0.154464303985032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61289876016">
                <text:p>1.61289876016</text:p>
              </table:table-cell>
              <table:table-cell office:value-type="float" office:value="0.15294055553188">
                <text:p>0.15294055553188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62589278482">
                <text:p>1.62589278482</text:p>
              </table:table-cell>
              <table:table-cell office:value-type="float" office:value="0.151315908772763">
                <text:p>0.151315908772763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639113853">
                <text:p>1.639113853</text:p>
              </table:table-cell>
              <table:table-cell office:value-type="float" office:value="0.149590590051525">
                <text:p>0.149590590051525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65258235979">
                <text:p>1.65258235979</text:p>
              </table:table-cell>
              <table:table-cell office:value-type="float" office:value="0.14776451178625">
                <text:p>0.14776451178625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66632080229">
                <text:p>1.66632080229</text:p>
              </table:table-cell>
              <table:table-cell office:value-type="float" office:value="0.145837248414677">
                <text:p>0.145837248414677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68035412038">
                <text:p>1.68035412038</text:p>
              </table:table-cell>
              <table:table-cell office:value-type="float" office:value="0.143808006524022">
                <text:p>0.143808006524022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6947101073">
                <text:p>1.6947101073</text:p>
              </table:table-cell>
              <table:table-cell office:value-type="float" office:value="0.141675587864257">
                <text:p>0.141675587864257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0941990842">
                <text:p>1.70941990842</text:p>
              </table:table-cell>
              <table:table-cell office:value-type="float" office:value="0.139438343617689">
                <text:p>0.139438343617689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2451863225">
                <text:p>1.72451863225</text:p>
              </table:table-cell>
              <table:table-cell office:value-type="float" office:value="0.137094117730454">
                <text:p>0.137094117730454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4004610583">
                <text:p>1.74004610583</text:p>
              </table:table-cell>
              <table:table-cell office:value-type="float" office:value="0.13464017645351">
                <text:p>0.13464017645351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5604781817">
                <text:p>1.75604781817</text:p>
              </table:table-cell>
              <table:table-cell office:value-type="float" office:value="0.132073120255023">
                <text:p>0.132073120255023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7257611114">
                <text:p>1.77257611114</text:p>
              </table:table-cell>
              <table:table-cell office:value-type="float" office:value="0.129388772862654">
                <text:p>0.129388772862654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8969170125">
                <text:p>1.78969170125</text:p>
              </table:table-cell>
              <table:table-cell office:value-type="float" office:value="0.126582040306971">
                <text:p>0.126582040306971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80746564978">
                <text:p>1.80746564978</text:p>
              </table:table-cell>
              <table:table-cell office:value-type="float" office:value="0.123646729904085">
                <text:p>0.123646729904085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82598195131">
                <text:p>1.82598195131</text:p>
              </table:table-cell>
              <table:table-cell office:value-type="float" office:value="0.120575314916178">
                <text:p>0.120575314916178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4534099137">
                <text:p>1.84534099137</text:p>
              </table:table-cell>
              <table:table-cell office:value-type="float" office:value="0.117358624176035">
                <text:p>0.117358624176035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86566425126">
                <text:p>1.86566425126</text:p>
              </table:table-cell>
              <table:table-cell office:value-type="float" office:value="0.113985425865334">
                <text:p>0.113985425865334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88710084678">
                <text:p>1.88710084678</text:p>
              </table:table-cell>
              <table:table-cell office:value-type="float" office:value="0.110441858533682">
                <text:p>0.110441858533682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90983683867">
                <text:p>1.90983683867</text:p>
              </table:table-cell>
              <table:table-cell office:value-type="float" office:value="0.106710635729286">
                <text:p>0.106710635729286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93410886773">
                <text:p>1.93410886773</text:p>
              </table:table-cell>
              <table:table-cell office:value-type="float" office:value="0.102769904690119">
                <text:p>0.102769904690119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96022479497">
                <text:p>1.96022479497</text:p>
              </table:table-cell>
              <table:table-cell office:value-type="float" office:value="0.098591557252186">
                <text:p>0.098591557252186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98859620264">
                <text:p>1.98859620264</text:p>
              </table:table-cell>
              <table:table-cell office:value-type="float" office:value="0.0941386357964828">
                <text:p>0.0941386357964828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.01979208584">
                <text:p>2.01979208584</text:p>
              </table:table-cell>
              <table:table-cell office:value-type="float" office:value="0.0893611657184011">
                <text:p>0.0893611657184011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05463300011">
                <text:p>2.05463300011</text:p>
              </table:table-cell>
              <table:table-cell office:value-type="float" office:value="0.0841890735797236">
                <text:p>0.0841890735797236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09436924606">
                <text:p>2.09436924606</text:p>
              </table:table-cell>
              <table:table-cell office:value-type="float" office:value="0.0785192562539692">
                <text:p>0.0785192562539692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.14105422081">
                <text:p>2.14105422081</text:p>
              </table:table-cell>
              <table:table-cell office:value-type="float" office:value="0.0721895993104353">
                <text:p>0.0721895993104353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.19844746269">
                <text:p>2.19844746269</text:p>
              </table:table-cell>
              <table:table-cell office:value-type="float" office:value="0.0649192419881386">
                <text:p>0.0649192419881386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2747417785">
                <text:p>2.2747417785</text:p>
              </table:table-cell>
              <table:table-cell office:value-type="float" office:value="0.0561395688221067">
                <text:p>0.0561395688221067</text:p>
              </table:table-cell>
              <table:table-cell office:value-type="float" office:value="0.11850901191607">
                <text:p>0.1185090119160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.39499106319">
                <text:p>2.39499106319</text:p>
              </table:table-cell>
              <table:table-cell office:value-type="float" office:value="0.0442945751767028">
                <text:p>0.0442945751767028</text:p>
              </table:table-cell>
              <table:table-cell office:value-type="float" office:value="0.11850901191607">
                <text:p>0.118509011916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